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:\Windows\system32&gt;scrapy startproject mu</text:p>
      <text:p text:style-name="Standard">New Scrapy project 'mu', using template directory 'c:\\programdata\\anaconda3\\lib\\site-packages\\scrapy\\templates\\project', created in:</text:p>
      <text:p text:style-name="Standard"><text:s text:c="4"/>C:\Windows\system32\mu</text:p>
      <text:p text:style-name="Standard"/>
      <text:p text:style-name="Standard">You can start your first spider with:</text:p>
      <text:p text:style-name="Standard"><text:s text:c="4"/>cd mu</text:p>
      <text:p text:style-name="Standard"><text:s text:c="4"/>scrapy genspider example example.com</text:p>
      <text:p text:style-name="Standard"/>
      <text:p text:style-name="Standard">C:\Windows\system32&gt;cd mu</text:p>
      <text:p text:style-name="Standard"/>
      <text:p text:style-name="Standard">C:\Windows\System32\mu&gt;scrapy runspider 5-2-scrapy.py -o res.json</text:p>
      <text:p text:style-name="Standard">2018-08-29 17:11:27 [scrapy.utils.log] INFO: Scrapy 1.5.1 started (bot: mu)</text:p>
      <text:p text:style-name="Standard">2018-08-29 17:11:27 [scrapy.utils.log] INFO: Versions: lxml 4.2.1.0, libxml2 2.9.8, cssselect 1.0.3, parsel 1.5.0, w3lib 1.19.0, Twisted 18.7.0, Python 3.6.5 |Anaconda, Inc.| (default, Mar 29 2018, 13:32:41) [MSC v.1900 64 bit (AMD64)], pyOpenSSL 18.0.0 (OpenSSL 1.0.2o <text:s/>27 Mar 2018), cryptography 2.2.2, Platform Windows-10-10.0.17134-SP0</text:p>
      <text:p text:style-name="Standard">2018-08-29 17:11:27 [scrapy.crawler] INFO: Overridden settings: {'BOT_NAME': 'mu', 'FEED_FORMAT': 'json', 'FEED_URI': 'res.json', 'NEWSPIDER_MODULE': 'mu.spiders', 'ROBOTSTXT_OBEY': True, 'SPIDER_LOADER_WARN_ONLY': True, 'SPIDER_MODULES': ['mu.spiders']}</text:p>
      <text:p text:style-name="Standard">2018-08-29 17:11:27 [scrapy.middleware] INFO: Enabled extensions:</text:p>
      <text:p text:style-name="Standard">['scrapy.extensions.corestats.CoreStats',</text:p>
      <text:p text:style-name="Standard"><text:s/>'scrapy.extensions.telnet.TelnetConsole',</text:p>
      <text:p text:style-name="Standard"><text:s/>'scrapy.extensions.feedexport.FeedExporter',</text:p>
      <text:p text:style-name="Standard"><text:s/>'scrapy.extensions.logstats.LogStats']</text:p>
      <text:p text:style-name="Standard">2018-08-29 17:11:27 [scrapy.middleware] INFO: Enabled downloader middlewares:</text:p>
      <text:p text:style-name="Standard">['scrapy.downloadermiddlewares.robotstxt.RobotsTxtMiddleware',</text:p>
      <text:p text:style-name="Standard"><text:s/>'scrapy.downloadermiddlewares.httpauth.HttpAuthMiddleware',</text:p>
      <text:p text:style-name="Standard"><text:s/>'scrapy.downloadermiddlewares.downloadtimeout.DownloadTimeoutMiddleware',</text:p>
      <text:p text:style-name="Standard"><text:s/>'scrapy.downloadermiddlewares.defaultheaders.DefaultHeadersMiddleware',</text:p>
      <text:p text:style-name="Standard"><text:s/>'scrapy.downloadermiddlewares.useragent.UserAgentMiddleware',</text:p>
      <text:p text:style-name="Standard"><text:s/>'scrapy.downloadermiddlewares.retry.RetryMiddleware',</text:p>
      <text:p text:style-name="Standard"><text:s/>'scrapy.downloadermiddlewares.redirect.MetaRefreshMiddleware',</text:p>
      <text:p text:style-name="Standard"><text:s/>'scrapy.downloadermiddlewares.httpcompression.HttpCompressionMiddleware',</text:p>
      <text:p text:style-name="Standard"><text:s/>'scrapy.downloadermiddlewares.redirect.RedirectMiddleware',</text:p>
      <text:p text:style-name="Standard"><text:s/>'scrapy.downloadermiddlewares.cookies.CookiesMiddleware',</text:p>
      <text:p text:style-name="Standard"><text:s/>'scrapy.downloadermiddlewares.httpproxy.HttpProxyMiddleware',</text:p>
      <text:p text:style-name="Standard"><text:s/>'scrapy.downloadermiddlewares.stats.DownloaderStats']</text:p>
      <text:p text:style-name="Standard">2018-08-29 17:11:27 [scrapy.middleware] INFO: Enabled spider middlewares:</text:p>
      <text:p text:style-name="Standard">['scrapy.spidermiddlewares.httperror.HttpErrorMiddleware',</text:p>
      <text:p text:style-name="Standard"><text:s/>'scrapy.spidermiddlewares.offsite.OffsiteMiddleware',</text:p>
      <text:p text:style-name="Standard"><text:s/>'scrapy.spidermiddlewares.referer.RefererMiddleware',</text:p>
      <text:p text:style-name="Standard"><text:s/>'scrapy.spidermiddlewares.urllength.UrlLengthMiddleware',</text:p>
      <text:p text:style-name="Standard"><text:s/>'scrapy.spidermiddlewares.depth.DepthMiddleware']</text:p>
      <text:p text:style-name="Standard">2018-08-29 17:11:27 [scrapy.middleware] INFO: Enabled item pipelines:</text:p>
      <text:p text:style-name="Standard">[]</text:p>
      <text:p text:style-name="Standard">2018-08-29 17:11:27 [scrapy.core.engine] INFO: Spider opened</text:p>
      <text:p text:style-name="Standard">2018-08-29 17:11:27 [scrapy.extensions.logstats] INFO: Crawled 0 pages (at 0 pages/min), scraped 0 items (at 0 items/min)</text:p>
      <text:p text:style-name="Standard">2018-08-29 17:11:27 [scrapy.extensions.telnet] DEBUG: Telnet console listening on 127.0.0.1:6023</text:p>
      <text:p text:style-name="Standard"><text:soft-page-break/>2018-08-29 17:11:27 [scrapy.core.engine] DEBUG: Crawled (404) &lt;GET https://morvanzhou.github.io/robots.txt&gt; (referer: None)</text:p>
      <text:p text:style-name="Standard">2018-08-29 17:11:27 [scrapy.core.engine] DEBUG: Crawled (200) &lt;GET https://morvanzhou.github.io/&gt; (referer: None)</text:p>
      <text:p text:style-name="Standard">2018-08-29 17:11:27 [scrapy.core.scraper] DEBUG: Scraped from &lt;200 https://morvanzhou.github.io/&gt;</text:p>
      <text:p text:style-name="Standard">{'title': '教程', 'url': 'https://morvanzhou.github.io/'}</text:p>
      <text:p text:style-name="Standard">2018-08-29 17:11:27 [scrapy.dupefilters] DEBUG: Filtered duplicate request: &lt;GET https://morvanzhou.github.io/recent-posts/&gt; - no more duplicates will be shown (see DUPEFILTER_DEBUG to show all duplicates)</text:p>
      <text:p text:style-name="Standard">2018-08-29 17:11:27 [scrapy.core.engine] DEBUG: Crawled (200) &lt;GET https://morvanzhou.github.io/tutorials/data-manipulation/plt/&gt; (referer: https://morvanzhou.github.io/)</text:p>
      <text:p text:style-name="Standard">2018-08-29 17:11:27 [scrapy.core.engine] DEBUG: Crawled (200) &lt;GET https://morvanzhou.github.io/tutorials/others/linux-basic/&gt; (referer: https://morvanzhou.github.io/)</text:p>
      <text:p text:style-name="Standard">2018-08-29 17:11:27 [scrapy.core.engine] DEBUG: Crawled (200) &lt;GET https://morvanzhou.github.io/tutorials/others/&gt; (referer: https://morvanzhou.github.io/)</text:p>
      <text:p text:style-name="Standard">2018-08-29 17:11:27 [scrapy.core.engine] DEBUG: Crawled (200) &lt;GET https://morvanzhou.github.io/tutorials/python-basic/tkinter/&gt; (referer: https://morvanzhou.github.io/)</text:p>
      <text:p text:style-name="Standard">2018-08-29 17:11:27 [scrapy.core.engine] DEBUG: Crawled (200) &lt;GET https://morvanzhou.github.io/tutorials/python-basic/basic/&gt; (referer: https://morvanzhou.github.io/)</text:p>
      <text:p text:style-name="Standard">2018-08-29 17:11:27 [scrapy.core.scraper] DEBUG: Scraped from &lt;200 https://morvanzhou.github.io/tutorials/data-manipulation/plt/&gt;</text:p>
      <text:p text:style-name="Standard">{'title': 'Matplotlib 画图教程系列', 'url': 'https://morvanzhou.github.io/tutorials/data-manipulation/plt/'}</text:p>
      <text:p text:style-name="Standard">2018-08-29 17:11:28 [scrapy.core.scraper] DEBUG: Scraped from &lt;200 https://morvanzhou.github.io/tutorials/others/linux-basic/&gt;</text:p>
      <text:p text:style-name="Standard">{'title': 'Linux 简易教学', 'url': 'https://morvanzhou.github.io/tutorials/others/linux-basic/'}</text:p>
      <text:p text:style-name="Standard">2018-08-29 17:11:28 [scrapy.core.engine] DEBUG: Crawled (200) &lt;GET https://morvanzhou.github.io/tutorials/machine-learning/ML-practice/&gt; (referer: https://morvanzhou.github.io/)</text:p>
      <text:p text:style-name="Standard">2018-08-29 17:11:28 [scrapy.core.engine] DEBUG: Crawled (200) &lt;GET https://morvanzhou.github.io/tutorials/data-manipulation/&gt; (referer: https://morvanzhou.github.io/)</text:p>
      <text:p text:style-name="Standard">2018-08-29 17:11:28 [scrapy.core.scraper] DEBUG: Scraped from &lt;200 https://morvanzhou.github.io/tutorials/others/&gt;</text:p>
      <text:p text:style-name="Standard">{'title': '其他教学系列', 'url': 'https://morvanzhou.github.io/tutorials/others/'}</text:p>
      <text:p text:style-name="Standard">2018-08-29 17:11:28 [scrapy.core.engine] DEBUG: Crawled (200) &lt;GET https://morvanzhou.github.io/tutorials/python-basic/threading/&gt; (referer: https://morvanzhou.github.io/)</text:p>
      <text:p text:style-name="Standard">2018-08-29 17:11:28 [scrapy.core.engine] DEBUG: Crawled (200) &lt;GET https://morvanzhou.github.io/tutorials/others/git/&gt; (referer: https://morvanzhou.github.io/)</text:p>
      <text:p text:style-name="Standard">2018-08-29 17:11:28 [scrapy.core.scraper] DEBUG: Scraped from &lt;200 https://morvanzhou.github.io/tutorials/python-basic/tkinter/&gt;</text:p>
      <text:p text:style-name="Standard">{'title': 'Tkinter GUI 教程系列', 'url': 'https://morvanzhou.github.io/tutorials/python-basic/tkinter/'}</text:p>
      <text:p text:style-name="Standard">2018-08-29 17:11:28 [scrapy.core.engine] DEBUG: Crawled (200) &lt;GET https://morvanzhou.github.io/tutorials/data-manipulation/scraping/&gt; (referer: https://morvanzhou.github.io/)</text:p>
      <text:p text:style-name="Standard">2018-08-29 17:11:28 [scrapy.core.engine] DEBUG: Crawled (200) &lt;GET https://morvanzhou.github.io/tutorials/machine-learning/sklearn/&gt; (referer: https://morvanzhou.github.io/)</text:p>
      <text:p text:style-name="Standard"><text:soft-page-break/>2018-08-29 17:11:28 [scrapy.core.scraper] DEBUG: Scraped from &lt;200 https://morvanzhou.github.io/tutorials/python-basic/basic/&gt;</text:p>
      <text:p text:style-name="Standard">{'title': '基础教程系列', 'url': 'https://morvanzhou.github.io/tutorials/python-basic/basic/'}</text:p>
      <text:p text:style-name="Standard">2018-08-29 17:11:28 [scrapy.core.engine] DEBUG: Crawled (200) &lt;GET https://morvanzhou.github.io/tutorials/python-basic/multiprocessing/&gt; (referer: https://morvanzhou.github.io/)</text:p>
      <text:p text:style-name="Standard">2018-08-29 17:11:28 [scrapy.core.engine] DEBUG: Crawled (200) &lt;GET https://morvanzhou.github.io/tutorials/data-manipulation/np-pd/&gt; (referer: https://morvanzhou.github.io/)</text:p>
      <text:p text:style-name="Standard">2018-08-29 17:11:28 [scrapy.core.scraper] DEBUG: Scraped from &lt;200 https://morvanzhou.github.io/tutorials/machine-learning/ML-practice/&gt;</text:p>
      <text:p text:style-name="Standard">{'title': '机器学习实践', 'url': 'https://morvanzhou.github.io/tutorials/machine-learning/ML-practice/'}</text:p>
      <text:p text:style-name="Standard">2018-08-29 17:11:28 [scrapy.core.engine] DEBUG: Crawled (200) &lt;GET https://morvanzhou.github.io/tutorials/python-basic/&gt; (referer: https://morvanzhou.github.io/)</text:p>
      <text:p text:style-name="Standard">2018-08-29 17:11:28 [scrapy.core.scraper] DEBUG: Scraped from &lt;200 https://morvanzhou.github.io/tutorials/data-manipulation/&gt;</text:p>
      <text:p text:style-name="Standard">{'title': '数据处理教程系列', 'url': 'https://morvanzhou.github.io/tutorials/data-manipulation/'}</text:p>
      <text:p text:style-name="Standard">2018-08-29 17:11:28 [scrapy.core.engine] DEBUG: Crawled (200) &lt;GET https://morvanzhou.github.io/tutorials/machine-learning/torch/&gt; (referer: https://morvanzhou.github.io/)</text:p>
      <text:p text:style-name="Standard">2018-08-29 17:11:28 [scrapy.core.engine] DEBUG: Crawled (200) &lt;GET https://morvanzhou.github.io/tutorials/machine-learning/tensorflow/&gt; (referer: https://morvanzhou.github.io/)</text:p>
      <text:p text:style-name="Standard">2018-08-29 17:11:28 [scrapy.core.scraper] DEBUG: Scraped from &lt;200 https://morvanzhou.github.io/tutorials/python-basic/threading/&gt;</text:p>
      <text:p text:style-name="Standard">{'title': 'Threading 多线程教程系列', 'url': 'https://morvanzhou.github.io/tutorials/python-basic/threading/'}</text:p>
      <text:p text:style-name="Standard">2018-08-29 17:11:28 [scrapy.core.scraper] DEBUG: Scraped from &lt;200 https://morvanzhou.github.io/tutorials/others/git/&gt;</text:p>
      <text:p text:style-name="Standard">{'title': 'Git 版本管理 教程系列', 'url': 'https://morvanzhou.github.io/tutorials/others/git/'}</text:p>
      <text:p text:style-name="Standard">2018-08-29 17:11:28 [scrapy.core.engine] DEBUG: Crawled (200) &lt;GET https://morvanzhou.github.io/tutorials/machine-learning/computer-vision/&gt; (referer: https://morvanzhou.github.io/)</text:p>
      <text:p text:style-name="Standard">2018-08-29 17:11:28 [scrapy.core.scraper] DEBUG: Scraped from &lt;200 https://morvanzhou.github.io/tutorials/data-manipulation/scraping/&gt;</text:p>
      <text:p text:style-name="Standard">{'title': '网页爬虫教程系列', 'url': 'https://morvanzhou.github.io/tutorials/data-manipulation/scraping/'}</text:p>
      <text:p text:style-name="Standard">2018-08-29 17:11:28 [scrapy.core.scraper] DEBUG: Scraped from &lt;200 https://morvanzhou.github.io/tutorials/machine-learning/sklearn/&gt;</text:p>
      <text:p text:style-name="Standard">{'title': 'Sklearn 通用机器学习 教程系列', 'url': 'https://morvanzhou.github.io/tutorials/machine-learning/sklearn/'}</text:p>
      <text:p text:style-name="Standard">2018-08-29 17:11:28 [scrapy.core.scraper] DEBUG: Scraped from &lt;200 https://morvanzhou.github.io/tutorials/python-basic/multiprocessing/&gt;</text:p>
      <text:p text:style-name="Standard">{'title': 'multiprocessing 多进程教程系列', 'url': 'https://morvanzhou.github.io/tutorials/python-basic/multiprocessing/'}</text:p>
      <text:p text:style-name="Standard">2018-08-29 17:11:28 [scrapy.core.engine] DEBUG: Crawled (200) &lt;GET https://morvanzhou.github.io/tutorials/machine-learning/keras/&gt; (referer: https://morvanzhou.github.io/)</text:p>
      <text:p text:style-name="Standard">2018-08-29 17:11:28 [scrapy.core.scraper] DEBUG: Scraped from &lt;200 https://morvanzhou.github.io/tutorials/data-manipulation/np-pd/&gt;</text:p>
      <text:p text:style-name="Standard">{'title': 'Numpy &amp; Pandas 教程系列', 'url': 'https://morvanzhou.github.io/tutorials/data-manipulation/np-pd/'}</text:p>
      <text:p text:style-name="Standard"><text:soft-page-break/>2018-08-29 17:11:28 [scrapy.core.scraper] DEBUG: Scraped from &lt;200 https://morvanzhou.github.io/tutorials/python-basic/&gt;</text:p>
      <text:p text:style-name="Standard">{'title': 'Python基础 教程系列', 'url': 'https://morvanzhou.github.io/tutorials/python-basic/'}</text:p>
      <text:p text:style-name="Standard">2018-08-29 17:11:28 [scrapy.core.scraper] DEBUG: Scraped from &lt;200 https://morvanzhou.github.io/tutorials/machine-learning/torch/&gt;</text:p>
      <text:p text:style-name="Standard">{'title': 'Pytorch 教程系列', 'url': 'https://morvanzhou.github.io/tutorials/machine-learning/torch/'}</text:p>
      <text:p text:style-name="Standard">2018-08-29 17:11:28 [scrapy.core.scraper] DEBUG: Scraped from &lt;200 https://morvanzhou.github.io/tutorials/machine-learning/tensorflow/&gt;</text:p>
      <text:p text:style-name="Standard">{'title': 'Tensorflow 教程系列', 'url': 'https://morvanzhou.github.io/tutorials/machine-learning/tensorflow/'}</text:p>
      <text:p text:style-name="Standard">2018-08-29 17:11:28 [scrapy.core.scraper] DEBUG: Scraped from &lt;200 https://morvanzhou.github.io/tutorials/machine-learning/computer-vision/&gt;</text:p>
      <text:p text:style-name="Standard">{'title': '计算机视觉 教程系列', 'url': 'https://morvanzhou.github.io/tutorials/machine-learning/computer-vision/'}</text:p>
      <text:p text:style-name="Standard">2018-08-29 17:11:28 [scrapy.core.engine] DEBUG: Crawled (200) &lt;GET https://morvanzhou.github.io/tutorials/others/linux-basic/5-02-share-folder/&gt; (referer: https://morvanzhou.github.io/tutorials/others/linux-basic/)</text:p>
      <text:p text:style-name="Standard">2018-08-29 17:11:28 [scrapy.core.engine] DEBUG: Crawled (200) &lt;GET https://morvanzhou.github.io/tutorials/machine-learning/theano/&gt; (referer: https://morvanzhou.github.io/)</text:p>
      <text:p text:style-name="Standard">2018-08-29 17:11:28 [scrapy.core.scraper] DEBUG: Scraped from &lt;200 https://morvanzhou.github.io/tutorials/machine-learning/keras/&gt;</text:p>
      <text:p text:style-name="Standard">{'title': 'Keras 教程系列', 'url': 'https://morvanzhou.github.io/tutorials/machine-learning/keras/'}</text:p>
      <text:p text:style-name="Standard">2018-08-29 17:11:28 [scrapy.core.engine] DEBUG: Crawled (200) &lt;GET https://morvanzhou.github.io/tutorials/others/linux-basic/4-04-teamviewer-vnc/&gt; (referer: https://morvanzhou.github.io/tutorials/others/linux-basic/)</text:p>
      <text:p text:style-name="Standard">2018-08-29 17:11:28 [scrapy.core.engine] DEBUG: Crawled (200) &lt;GET https://morvanzhou.github.io/tutorials/machine-learning/evolutionary-algorithm/&gt; (referer: https://morvanzhou.github.io/)</text:p>
      <text:p text:style-name="Standard">2018-08-29 17:11:28 [scrapy.core.engine] DEBUG: Crawled (200) &lt;GET https://morvanzhou.github.io/tutorials/machine-learning/reinforcement-learning/&gt; (referer: https://morvanzhou.github.io/)</text:p>
      <text:p text:style-name="Standard">2018-08-29 17:11:28 [scrapy.core.engine] DEBUG: Crawled (200) &lt;GET https://morvanzhou.github.io/tutorials/python-basic/basic/13-08-pickle/&gt; (referer: https://morvanzhou.github.io/tutorials/python-basic/basic/)</text:p>
      <text:p text:style-name="Standard">2018-08-29 17:11:28 [scrapy.core.engine] DEBUG: Crawled (200) &lt;GET https://morvanzhou.github.io/tutorials/python-basic/tkinter/3-03-example3/&gt; (referer: https://morvanzhou.github.io/tutorials/python-basic/tkinter/)</text:p>
      <text:p text:style-name="Standard">2018-08-29 17:11:28 [scrapy.core.engine] DEBUG: Crawled (200) &lt;GET https://morvanzhou.github.io/tutorials/python-basic/basic/13-09-set/&gt; (referer: https://morvanzhou.github.io/tutorials/python-basic/basic/)</text:p>
      <text:p text:style-name="Standard">2018-08-29 17:11:28 [scrapy.core.engine] DEBUG: Crawled (200) &lt;GET https://morvanzhou.github.io/tutorials/others/linux-basic/5-01-remote-learning/&gt; (referer: https://morvanzhou.github.io/tutorials/others/linux-basic/)</text:p>
      <text:p text:style-name="Standard">2018-08-29 17:11:28 [scrapy.core.scraper] DEBUG: Scraped from &lt;200 https://morvanzhou.github.io/tutorials/others/linux-basic/5-02-share-folder/&gt;</text:p>
      <text:p text:style-name="Standard">{'title': '自己的云计算, 多电脑共享你云端文件', 'url': 'https://morvanzhou.github.io/tutorials/others/linux-basic/5-02-share-folder/'}</text:p>
      <text:p text:style-name="Standard">2018-08-29 17:11:28 [scrapy.core.scraper] DEBUG: Scraped from &lt;200 https://morvanzhou.github.io/tutorials/machine-learning/theano/&gt;</text:p>
      <text:p text:style-name="Standard">{'title': 'Theano 教程系列', 'url': 'https://morvanzhou.github.io/tutorials/machine-learning/theano/'}</text:p>
      <text:p text:style-name="Standard"><text:soft-page-break/>2018-08-29 17:11:28 [scrapy.core.scraper] DEBUG: Scraped from &lt;200 https://morvanzhou.github.io/tutorials/others/linux-basic/4-04-teamviewer-vnc/&gt;</text:p>
      <text:p text:style-name="Standard">{'title': '怎么样用 TeamViewer 和 VNC 从远程控制电脑', 'url': 'https://morvanzhou.github.io/tutorials/others/linux-basic/4-04-teamviewer-vnc/'}</text:p>
      <text:p text:style-name="Standard">2018-08-29 17:11:28 [scrapy.core.scraper] DEBUG: Scraped from &lt;200 https://morvanzhou.github.io/tutorials/machine-learning/evolutionary-algorithm/&gt;</text:p>
      <text:p text:style-name="Standard">{'title': '进化算法 Evolutionary Strategies 教程系列', 'url': 'https://morvanzhou.github.io/tutorials/machine-learning/evolutionary-algorithm/'}</text:p>
      <text:p text:style-name="Standard">2018-08-29 17:11:28 [scrapy.core.scraper] DEBUG: Scraped from &lt;200 https://morvanzhou.github.io/tutorials/machine-learning/reinforcement-learning/&gt;</text:p>
      <text:p text:style-name="Standard">{'title': '强化学习 Reinforcement Learning 教程系列', 'url': 'https://morvanzhou.github.io/tutorials/machine-learning/reinforcement-learning/'}</text:p>
      <text:p text:style-name="Standard">2018-08-29 17:11:28 [scrapy.core.scraper] DEBUG: Scraped from &lt;200 https://morvanzhou.github.io/tutorials/python-basic/basic/13-08-pickle/&gt;</text:p>
      <text:p text:style-name="Standard">{'title': 'pickle 保存数据', 'url': 'https://morvanzhou.github.io/tutorials/python-basic/basic/13-08-pickle/'}</text:p>
      <text:p text:style-name="Standard">2018-08-29 17:11:28 [scrapy.core.scraper] DEBUG: Scraped from &lt;200 https://morvanzhou.github.io/tutorials/python-basic/tkinter/3-03-example3/&gt;</text:p>
      <text:p text:style-name="Standard">{'title': '例子 登录窗口3', 'url': 'https://morvanzhou.github.io/tutorials/python-basic/tkinter/3-03-example3/'}</text:p>
      <text:p text:style-name="Standard">2018-08-29 17:11:28 [scrapy.core.scraper] DEBUG: Scraped from &lt;200 https://morvanzhou.github.io/tutorials/python-basic/basic/13-09-set/&gt;</text:p>
      <text:p text:style-name="Standard">{'title': 'set 找不同', 'url': 'https://morvanzhou.github.io/tutorials/python-basic/basic/13-09-set/'}</text:p>
      <text:p text:style-name="Standard">2018-08-29 17:11:28 [scrapy.core.scraper] DEBUG: Scraped from &lt;200 https://morvanzhou.github.io/tutorials/others/linux-basic/5-01-remote-learning/&gt;</text:p>
      <text:p text:style-name="Standard">{'title': '自己的云计算, 把 Linux 当成你的云计算平台', 'url': 'https://morvanzhou.github.io/tutorials/others/linux-basic/5-01-remote-learning/'}</text:p>
      <text:p text:style-name="Standard">2018-08-29 17:11:28 [scrapy.core.engine] DEBUG: Crawled (200) &lt;GET https://morvanzhou.github.io/tutorials/python-basic/basic/13-07-tkinter/&gt; (referer: https://morvanzhou.github.io/tutorials/python-basic/basic/)</text:p>
      <text:p text:style-name="Standard">2018-08-29 17:11:28 [scrapy.core.engine] DEBUG: Crawled (200) &lt;GET https://morvanzhou.github.io/tutorials/others/git/5-1-github/&gt; (referer: https://morvanzhou.github.io/tutorials/others/git/)</text:p>
      <text:p text:style-name="Standard">2018-08-29 17:11:28 [scrapy.core.engine] DEBUG: Crawled (200) &lt;GET https://morvanzhou.github.io/tutorials/python-basic/basic/13-10-regular-expression/&gt; (referer: https://morvanzhou.github.io/tutorials/python-basic/basic/)</text:p>
      <text:p text:style-name="Standard">2018-08-29 17:11:28 [scrapy.core.engine] DEBUG: Crawled (200) &lt;GET https://morvanzhou.github.io/tutorials/python-basic/threading/6-lock/&gt; (referer: https://morvanzhou.github.io/tutorials/python-basic/threading/)</text:p>
      <text:p text:style-name="Standard">2018-08-29 17:11:28 [scrapy.core.engine] DEBUG: Crawled (200) &lt;GET https://morvanzhou.github.io/tutorials/data-manipulation/np-pd/4-1-speed-up-numpy/&gt; (referer: https://morvanzhou.github.io/tutorials/data-manipulation/np-pd/)</text:p>
      <text:p text:style-name="Standard">2018-08-29 17:11:28 [scrapy.core.engine] DEBUG: Crawled (200) &lt;GET https://morvanzhou.github.io/tutorials/machine-learning/ML-practice/build-car-classifier-from-scratch1/&gt; (referer: https://morvanzhou.github.io/tutorials/machine-learning/ML-practice/)</text:p>
      <text:p text:style-name="Standard">2018-08-29 17:11:28 [scrapy.core.engine] DEBUG: Crawled (200) &lt;GET https://morvanzhou.github.io/tutorials/machine-learning/ML-practice/build-car-classifier-from-scratch2/&gt; (referer: https://morvanzhou.github.io/tutorials/machine-learning/ML-practice/)</text:p>
      <text:p text:style-name="Standard">2018-08-29 17:11:28 [scrapy.core.engine] DEBUG: Crawled (200) &lt;GET https://morvanzhou.github.io/tutorials/machine-learning/tensorflow/5-16-A-tranfer-learning/&gt; (referer: https://morvanzhou.github.io/tutorials/machine-learning/tensorflow/)</text:p>
      <text:p text:style-name="Standard"><text:soft-page-break/>2018-08-29 17:11:28 [scrapy.core.engine] DEBUG: Crawled (200) &lt;GET https://morvanzhou.github.io/tutorials/machine-learning/computer-vision/1-1-why/&gt; (referer: https://morvanzhou.github.io/tutorials/machine-learning/computer-vision/)</text:p>
      <text:p text:style-name="Standard">2018-08-29 17:11:28 [scrapy.core.scraper] DEBUG: Scraped from &lt;200 https://morvanzhou.github.io/tutorials/python-basic/basic/13-07-tkinter/&gt;</text:p>
      <text:p text:style-name="Standard">{'title': '什么是 tkinter 窗口', 'url': 'https://morvanzhou.github.io/tutorials/python-basic/basic/13-07-tkinter/'}</text:p>
      <text:p text:style-name="Standard">2018-08-29 17:11:28 [scrapy.core.scraper] DEBUG: Scraped from &lt;200 https://morvanzhou.github.io/tutorials/others/git/5-1-github/&gt;</text:p>
      <text:p text:style-name="Standard">{'title': 'Github 在线代码管理', 'url': 'https://morvanzhou.github.io/tutorials/others/git/5-1-github/'}</text:p>
      <text:p text:style-name="Standard">2018-08-29 17:11:28 [scrapy.core.scraper] DEBUG: Scraped from &lt;200 https://morvanzhou.github.io/tutorials/python-basic/basic/13-10-regular-expression/&gt;</text:p>
      <text:p text:style-name="Standard">{'title': '正则表达式', 'url': 'https://morvanzhou.github.io/tutorials/python-basic/basic/13-10-regular-expression/'}</text:p>
      <text:p text:style-name="Standard">2018-08-29 17:11:28 [scrapy.core.scraper] DEBUG: Scraped from &lt;200 https://morvanzhou.github.io/tutorials/python-basic/threading/6-lock/&gt;</text:p>
      <text:p text:style-name="Standard">{'title': '线程锁 Lock', 'url': 'https://morvanzhou.github.io/tutorials/python-basic/threading/6-lock/'}</text:p>
      <text:p text:style-name="Standard">2018-08-29 17:11:28 [scrapy.core.scraper] DEBUG: Scraped from &lt;200 https://morvanzhou.github.io/tutorials/data-manipulation/np-pd/4-1-speed-up-numpy/&gt;</text:p>
      <text:p text:style-name="Standard">{'title': '为什么用 Numpy 还是慢, 你用对了吗?', 'url': 'https://morvanzhou.github.io/tutorials/data-manipulation/np-pd/4-1-speed-up-numpy/'}</text:p>
      <text:p text:style-name="Standard">2018-08-29 17:11:28 [scrapy.core.scraper] DEBUG: Scraped from &lt;200 https://morvanzhou.github.io/tutorials/machine-learning/ML-practice/build-car-classifier-from-scratch1/&gt;</text:p>
      <text:p text:style-name="Standard">{'title': '从头开始做一个汽车状态分类器1: 分析数据', 'url': 'https://morvanzhou.github.io/tutorials/machine-learning/ML-practice/build-car-classifier-from-scratch1/'}</text:p>
      <text:p text:style-name="Standard">2018-08-29 17:11:28 [scrapy.core.scraper] DEBUG: Scraped from &lt;200 https://morvanzhou.github.io/tutorials/machine-learning/ML-practice/build-car-classifier-from-scratch2/&gt;</text:p>
      <text:p text:style-name="Standard">{'title': '从头开始做一个汽车状态分类器2: 搭建模型', 'url': 'https://morvanzhou.github.io/tutorials/machine-learning/ML-practice/build-car-classifier-from-scratch2/'}</text:p>
      <text:p text:style-name="Standard">2018-08-29 17:11:28 [scrapy.core.engine] DEBUG: Crawled (200) &lt;GET https://morvanzhou.github.io/tutorials/machine-learning/keras/3-1-save/&gt; (referer: https://morvanzhou.github.io/tutorials/machine-learning/keras/)</text:p>
      <text:p text:style-name="Standard">2018-08-29 17:11:28 [scrapy.core.engine] DEBUG: Crawled (200) &lt;GET https://morvanzhou.github.io/tutorials/machine-learning/keras/2-5-RNN-LSTM-Regressor/&gt; (referer: https://morvanzhou.github.io/tutorials/machine-learning/keras/)</text:p>
      <text:p text:style-name="Standard">2018-08-29 17:11:28 [scrapy.core.engine] DEBUG: Crawled (200) &lt;GET https://morvanzhou.github.io/tutorials/machine-learning/keras/2-6-A-autoencoder/&gt; (referer: https://morvanzhou.github.io/tutorials/machine-learning/keras/)</text:p>
      <text:p text:style-name="Standard">2018-08-29 17:11:28 [scrapy.core.scraper] DEBUG: Scraped from &lt;200 https://morvanzhou.github.io/tutorials/machine-learning/tensorflow/5-16-A-tranfer-learning/&gt;</text:p>
      <text:p text:style-name="Standard">{'title': '什么是迁移学习 Transfer Learning', 'url': 'https://morvanzhou.github.io/tutorials/machine-learning/tensorflow/5-16-A-tranfer-learning/'}</text:p>
      <text:p text:style-name="Standard">2018-08-29 17:11:28 [scrapy.core.scraper] DEBUG: Scraped from &lt;200 https://morvanzhou.github.io/tutorials/machine-learning/computer-vision/1-1-why/&gt;</text:p>
      <text:p text:style-name="Standard">{'title': '为什么要计算机视觉', 'url': 'https://morvanzhou.github.io/tutorials/machine-learning/computer-vision/1-1-why/'}</text:p>
      <text:p text:style-name="Standard"><text:soft-page-break/>2018-08-29 17:11:28 [scrapy.core.engine] DEBUG: Crawled (200) &lt;GET https://morvanzhou.github.io/tutorials/machine-learning/keras/2-6-autoencoder/&gt; (referer: https://morvanzhou.github.io/tutorials/machine-learning/keras/)</text:p>
      <text:p text:style-name="Standard">2018-08-29 17:11:28 [scrapy.core.engine] DEBUG: Crawled (200) &lt;GET https://morvanzhou.github.io/tutorials/machine-learning/keras/2-4-A-RNN/&gt; (referer: https://morvanzhou.github.io/tutorials/machine-learning/keras/)</text:p>
      <text:p text:style-name="Standard">2018-08-29 17:11:28 [scrapy.core.engine] DEBUG: Crawled (200) &lt;GET https://morvanzhou.github.io/tutorials/machine-learning/keras/2-4-RNN-classifier/&gt; (referer: https://morvanzhou.github.io/tutorials/machine-learning/keras/)</text:p>
      <text:p text:style-name="Standard">2018-08-29 17:11:28 [scrapy.core.engine] DEBUG: Crawled (200) &lt;GET https://morvanzhou.github.io/tutorials/machine-learning/reinforcement-learning/6-1-actor-critic/&gt; (referer: https://morvanzhou.github.io/tutorials/machine-learning/reinforcement-learning/)</text:p>
      <text:p text:style-name="Standard">2018-08-29 17:11:28 [scrapy.core.scraper] DEBUG: Scraped from &lt;200 https://morvanzhou.github.io/tutorials/machine-learning/keras/3-1-save/&gt;</text:p>
      <text:p text:style-name="Standard">{'title': 'Save &amp; reload 保存提取', 'url': 'https://morvanzhou.github.io/tutorials/machine-learning/keras/3-1-save/'}</text:p>
      <text:p text:style-name="Standard">2018-08-29 17:11:28 [scrapy.core.engine] DEBUG: Crawled (200) &lt;GET https://morvanzhou.github.io/tutorials/machine-learning/keras/2-4-B-LSTM/&gt; (referer: https://morvanzhou.github.io/tutorials/machine-learning/keras/)</text:p>
      <text:p text:style-name="Standard">2018-08-29 17:11:28 [scrapy.core.scraper] DEBUG: Scraped from &lt;200 https://morvanzhou.github.io/tutorials/machine-learning/keras/2-5-RNN-LSTM-Regressor/&gt;</text:p>
      <text:p text:style-name="Standard">{'title': 'RNN Regressor 循环神经网络', 'url': 'https://morvanzhou.github.io/tutorials/machine-learning/keras/2-5-RNN-LSTM-Regressor/'}</text:p>
      <text:p text:style-name="Standard">2018-08-29 17:11:28 [scrapy.core.scraper] DEBUG: Scraped from &lt;200 https://morvanzhou.github.io/tutorials/machine-learning/keras/2-6-A-autoencoder/&gt;</text:p>
      <text:p text:style-name="Standard">{'title': '什么是自编码 (Autoencoder)', 'url': 'https://morvanzhou.github.io/tutorials/machine-learning/keras/2-6-A-autoencoder/'}</text:p>
      <text:p text:style-name="Standard">2018-08-29 17:11:28 [scrapy.core.scraper] DEBUG: Scraped from &lt;200 https://morvanzhou.github.io/tutorials/machine-learning/keras/2-6-autoencoder/&gt;</text:p>
      <text:p text:style-name="Standard">{'title': 'Autoencoder 自编码', 'url': 'https://morvanzhou.github.io/tutorials/machine-learning/keras/2-6-autoencoder/'}</text:p>
      <text:p text:style-name="Standard">2018-08-29 17:11:28 [scrapy.core.scraper] DEBUG: Scraped from &lt;200 https://morvanzhou.github.io/tutorials/machine-learning/keras/2-4-A-RNN/&gt;</text:p>
      <text:p text:style-name="Standard">{'title': '什么是循环神经网络 RNN (Recurrent Neural Network)', 'url': 'https://morvanzhou.github.io/tutorials/machine-learning/keras/2-4-A-RNN/'}</text:p>
      <text:p text:style-name="Standard">2018-08-29 17:11:28 [scrapy.core.engine] DEBUG: Crawled (200) &lt;GET https://morvanzhou.github.io/tutorials/machine-learning/reinforcement-learning/6-3-A3C/&gt; (referer: https://morvanzhou.github.io/tutorials/machine-learning/reinforcement-learning/)</text:p>
      <text:p text:style-name="Standard">2018-08-29 17:11:28 [scrapy.core.engine] DEBUG: Crawled (200) &lt;GET https://morvanzhou.github.io/tutorials/machine-learning/reinforcement-learning/6-3-A1-A3C/&gt; (referer: https://morvanzhou.github.io/tutorials/machine-learning/reinforcement-learning/)</text:p>
      <text:p text:style-name="Standard">2018-08-29 17:11:28 [scrapy.core.engine] DEBUG: Crawled (200) &lt;GET https://morvanzhou.github.io/tutorials/machine-learning/reinforcement-learning/6-2-DDPG/&gt; (referer: https://morvanzhou.github.io/tutorials/machine-learning/reinforcement-learning/)</text:p>
      <text:p text:style-name="Standard">2018-08-29 17:11:28 [scrapy.core.scraper] DEBUG: Scraped from &lt;200 https://morvanzhou.github.io/tutorials/machine-learning/keras/2-4-RNN-classifier/&gt;</text:p>
      <text:p text:style-name="Standard">{'title': 'RNN Classifier 循环神经网络', 'url': 'https://morvanzhou.github.io/tutorials/machine-learning/keras/2-4-RNN-classifier/'}</text:p>
      <text:p text:style-name="Standard">2018-08-29 17:11:28 [scrapy.core.scraper] DEBUG: Scraped from &lt;200 https://morvanzhou.github.io/tutorials/machine-learning/reinforcement-learning/6-1-actor-critic/&gt;</text:p>
      <text:p text:style-name="Standard">{'title': 'Actor Critic (Tensorflow)', 'url': 'https://morvanzhou.github.io/tutorials/machine-learning/reinforcement-learning/6-1-actor-critic/'}</text:p>
      <text:p text:style-name="Standard"><text:soft-page-break/>2018-08-29 17:11:28 [scrapy.core.scraper] DEBUG: Scraped from &lt;200 https://morvanzhou.github.io/tutorials/machine-learning/keras/2-4-B-LSTM/&gt;</text:p>
      <text:p text:style-name="Standard">{'title': '什么是 LSTM 循环神经网络', 'url': 'https://morvanzhou.github.io/tutorials/machine-learning/keras/2-4-B-LSTM/'}</text:p>
      <text:p text:style-name="Standard">2018-08-29 17:11:29 [scrapy.core.engine] DEBUG: Crawled (200) &lt;GET https://morvanzhou.github.io/tutorials/machine-learning/reinforcement-learning/6-2-A-DDPG/&gt; (referer: https://morvanzhou.github.io/tutorials/machine-learning/reinforcement-learning/)</text:p>
      <text:p text:style-name="Standard">2018-08-29 17:11:29 [scrapy.core.engine] DEBUG: Crawled (200) &lt;GET https://morvanzhou.github.io/tutorials/machine-learning/reinforcement-learning/5-2-policy-gradient-softmax2/&gt; (referer: https://morvanzhou.github.io/tutorials/machine-learning/reinforcement-learning/)</text:p>
      <text:p text:style-name="Standard">2018-08-29 17:11:29 [scrapy.core.engine] DEBUG: Crawled (200) &lt;GET https://morvanzhou.github.io/tutorials/machine-learning/reinforcement-learning/6-1-A-AC/&gt; (referer: https://morvanzhou.github.io/tutorials/machine-learning/reinforcement-learning/)</text:p>
      <text:p text:style-name="Standard">2018-08-29 17:11:29 [scrapy.core.scraper] DEBUG: Scraped from &lt;200 https://morvanzhou.github.io/tutorials/machine-learning/reinforcement-learning/6-3-A3C/&gt;</text:p>
      <text:p text:style-name="Standard">{'title': 'Asynchronous Advantage Actor-Critic (A3C) (Tensorflow)', 'url': 'https://morvanzhou.github.io/tutorials/machine-learning/reinforcement-learning/6-3-A3C/'}</text:p>
      <text:p text:style-name="Standard">2018-08-29 17:11:29 [scrapy.core.scraper] DEBUG: Scraped from &lt;200 https://morvanzhou.github.io/tutorials/machine-learning/reinforcement-learning/6-3-A1-A3C/&gt;</text:p>
      <text:p text:style-name="Standard">{'title': '什么是 Asynchronous Advantage Actor-Critic (A3C)', 'url': 'https://morvanzhou.github.io/tutorials/machine-learning/reinforcement-learning/6-3-A1-A3C/'}</text:p>
      <text:p text:style-name="Standard">2018-08-29 17:11:29 [scrapy.core.scraper] DEBUG: Scraped from &lt;200 https://morvanzhou.github.io/tutorials/machine-learning/reinforcement-learning/6-2-DDPG/&gt;</text:p>
      <text:p text:style-name="Standard">{'title': 'Deep Deterministic Policy Gradient (DDPG) (Tensorflow)', 'url': 'https://morvanzhou.github.io/tutorials/machine-learning/reinforcement-learning/6-2-DDPG/'}</text:p>
      <text:p text:style-name="Standard">2018-08-29 17:11:29 [scrapy.core.scraper] DEBUG: Scraped from &lt;200 https://morvanzhou.github.io/tutorials/machine-learning/reinforcement-learning/6-2-A-DDPG/&gt;</text:p>
      <text:p text:style-name="Standard">{'title': '什么是 Deep Deterministic Policy Gradient (DDPG)', 'url': 'https://morvanzhou.github.io/tutorials/machine-learning/reinforcement-learning/6-2-A-DDPG/'}</text:p>
      <text:p text:style-name="Standard">2018-08-29 17:11:29 [scrapy.core.engine] DEBUG: Crawled (200) &lt;GET https://morvanzhou.github.io/tutorials/machine-learning/reinforcement-learning/5-1-A-PG/&gt; (referer: https://morvanzhou.github.io/tutorials/machine-learning/reinforcement-learning/)</text:p>
      <text:p text:style-name="Standard">2018-08-29 17:11:29 [scrapy.core.engine] DEBUG: Crawled (200) &lt;GET https://morvanzhou.github.io/tutorials/machine-learning/reinforcement-learning/5-1-policy-gradient-softmax1/&gt; (referer: https://morvanzhou.github.io/tutorials/machine-learning/reinforcement-learning/)</text:p>
      <text:p text:style-name="Standard">2018-08-29 17:11:29 [scrapy.core.engine] DEBUG: Crawled (200) &lt;GET https://morvanzhou.github.io/tutorials/machine-learning/reinforcement-learning/4-7-dueling-DQN/&gt; (referer: https://morvanzhou.github.io/tutorials/machine-learning/reinforcement-learning/)</text:p>
      <text:p text:style-name="Standard">2018-08-29 17:11:29 [scrapy.core.engine] DEBUG: Crawled (200) &lt;GET https://morvanzhou.github.io/tutorials/machine-learning/ML-intro/3-07-imbalanced-data/&gt; (referer: https://morvanzhou.github.io/tutorials/machine-learning/ML-practice/build-car-classifier-from-scratch2/)</text:p>
      <text:p text:style-name="Standard">2018-08-29 17:11:29 [scrapy.core.scraper] DEBUG: Scraped from &lt;200 https://morvanzhou.github.io/tutorials/machine-learning/reinforcement-learning/5-2-policy-gradient-softmax2/&gt;</text:p>
      <text:p text:style-name="Standard">{'title': 'Policy Gradients 思维决策 (Tensorflow)', 'url': 'https://morvanzhou.github.io/tutorials/machine-learning/reinforcement-learning/5-2-policy-gradient-softmax2/'}</text:p>
      <text:p text:style-name="Standard">2018-08-29 17:11:29 [scrapy.core.scraper] DEBUG: Scraped from &lt;200 https://morvanzhou.github.io/tutorials/machine-learning/reinforcement-learning/6-1-A-AC/&gt;</text:p>
      <text:p text:style-name="Standard"><text:soft-page-break/>{'title': '什么是 Actor Critic', 'url': 'https://morvanzhou.github.io/tutorials/machine-learning/reinforcement-learning/6-1-A-AC/'}</text:p>
      <text:p text:style-name="Standard">2018-08-29 17:11:29 [scrapy.core.engine] DEBUG: Crawled (200) &lt;GET https://morvanzhou.github.io/tutorials/machine-learning/reinforcement-learning/4-5-double_DQN/&gt; (referer: https://morvanzhou.github.io/tutorials/machine-learning/reinforcement-learning/)</text:p>
      <text:p text:style-name="Standard">2018-08-29 17:11:29 [scrapy.core.scraper] DEBUG: Scraped from &lt;200 https://morvanzhou.github.io/tutorials/machine-learning/reinforcement-learning/5-1-A-PG/&gt;</text:p>
      <text:p text:style-name="Standard">{'title': '什么是 Policy Gradients', 'url': 'https://morvanzhou.github.io/tutorials/machine-learning/reinforcement-learning/5-1-A-PG/'}</text:p>
      <text:p text:style-name="Standard">2018-08-29 17:11:29 [scrapy.core.engine] DEBUG: Crawled (200) &lt;GET https://morvanzhou.github.io/tutorials/machine-learning/reinforcement-learning/4-6-prioritized-replay/&gt; (referer: https://morvanzhou.github.io/tutorials/machine-learning/reinforcement-learning/)</text:p>
      <text:p text:style-name="Standard">2018-08-29 17:11:29 [scrapy.core.scraper] DEBUG: Scraped from &lt;200 https://morvanzhou.github.io/tutorials/machine-learning/reinforcement-learning/5-1-policy-gradient-softmax1/&gt;</text:p>
      <text:p text:style-name="Standard">{'title': 'Policy Gradients 算法更新 (Tensorflow)', 'url': 'https://morvanzhou.github.io/tutorials/machine-learning/reinforcement-learning/5-1-policy-gradient-softmax1/'}</text:p>
      <text:p text:style-name="Standard">2018-08-29 17:11:29 [scrapy.core.scraper] DEBUG: Scraped from &lt;200 https://morvanzhou.github.io/tutorials/machine-learning/reinforcement-learning/4-7-dueling-DQN/&gt;</text:p>
      <text:p text:style-name="Standard">{'title': 'Dueling DQN (Tensorflow)', 'url': 'https://morvanzhou.github.io/tutorials/machine-learning/reinforcement-learning/4-7-dueling-DQN/'}</text:p>
      <text:p text:style-name="Standard">2018-08-29 17:11:29 [scrapy.core.scraper] DEBUG: Scraped from &lt;200 https://morvanzhou.github.io/tutorials/machine-learning/ML-intro/3-07-imbalanced-data/&gt;</text:p>
      <text:p text:style-name="Standard">{'title': '处理不均衡数据 (Imbalanced data)', 'url': 'https://morvanzhou.github.io/tutorials/machine-learning/ML-intro/3-07-imbalanced-data/'}</text:p>
      <text:p text:style-name="Standard">2018-08-29 17:11:29 [scrapy.core.engine] DEBUG: Crawled (200) &lt;GET https://morvanzhou.github.io/tutorials/machine-learning/reinforcement-learning/4-4-gym/&gt; (referer: https://morvanzhou.github.io/tutorials/machine-learning/reinforcement-learning/)</text:p>
      <text:p text:style-name="Standard">2018-08-29 17:11:29 [scrapy.core.engine] DEBUG: Crawled (200) &lt;GET https://morvanzhou.github.io/tutorials/machine-learning/ML-intro/4-07-PG/&gt; (referer: https://morvanzhou.github.io/tutorials/machine-learning/reinforcement-learning/6-1-actor-critic/)</text:p>
      <text:p text:style-name="Standard">2018-08-29 17:11:29 [scrapy.core.scraper] DEBUG: Scraped from &lt;200 https://morvanzhou.github.io/tutorials/machine-learning/reinforcement-learning/4-5-double_DQN/&gt;</text:p>
      <text:p text:style-name="Standard">{'title': 'Double DQN (Tensorflow)', 'url': 'https://morvanzhou.github.io/tutorials/machine-learning/reinforcement-learning/4-5-double_DQN/'}</text:p>
      <text:p text:style-name="Standard">2018-08-29 17:11:29 [scrapy.core.engine] DEBUG: Crawled (200) &lt;GET https://morvanzhou.github.io/tutorials/machine-learning/reinforcement-learning/4-3-DQN3/&gt; (referer: https://morvanzhou.github.io/tutorials/machine-learning/reinforcement-learning/)</text:p>
      <text:p text:style-name="Standard">2018-08-29 17:11:29 [scrapy.core.engine] DEBUG: Crawled (200) &lt;GET https://morvanzhou.github.io/tutorials/machine-learning/ML-intro/2-5-autoencoder/&gt; (referer: https://morvanzhou.github.io/tutorials/machine-learning/keras/2-6-autoencoder/)</text:p>
      <text:p text:style-name="Standard">2018-08-29 17:11:29 [scrapy.core.engine] DEBUG: Crawled (200) &lt;GET https://morvanzhou.github.io/tutorials/machine-learning/ML-intro/2-6-GAN/&gt; (referer: https://morvanzhou.github.io/tutorials/machine-learning/keras/2-6-A-autoencoder/)</text:p>
      <text:p text:style-name="Standard">2018-08-29 17:11:29 [scrapy.core.engine] DEBUG: Crawled (200) &lt;GET https://morvanzhou.github.io/tutorials/machine-learning/ML-intro/2-4-LSTM/&gt; (referer: https://morvanzhou.github.io/tutorials/machine-learning/keras/2-5-RNN-LSTM-Regressor/)</text:p>
      <text:p text:style-name="Standard"><text:soft-page-break/>2018-08-29 17:11:29 [scrapy.core.engine] DEBUG: Crawled (200) &lt;GET https://morvanzhou.github.io/tutorials/machine-learning/ML-intro/4-08-AC/&gt; (referer: https://morvanzhou.github.io/tutorials/machine-learning/reinforcement-learning/6-1-actor-critic/)</text:p>
      <text:p text:style-name="Standard">2018-08-29 17:11:29 [scrapy.core.scraper] DEBUG: Scraped from &lt;200 https://morvanzhou.github.io/tutorials/machine-learning/reinforcement-learning/4-6-prioritized-replay/&gt;</text:p>
      <text:p text:style-name="Standard">{'title': 'Prioritized Experience Replay (DQN) (Tensorflow)', 'url': 'https://morvanzhou.github.io/tutorials/machine-learning/reinforcement-learning/4-6-prioritized-replay/'}</text:p>
      <text:p text:style-name="Standard">2018-08-29 17:11:29 [scrapy.core.engine] DEBUG: Crawled (200) &lt;GET https://morvanzhou.github.io/tutorials/machine-learning/reinforcement-learning/6-4-DPPO/&gt; (referer: https://morvanzhou.github.io/tutorials/machine-learning/reinforcement-learning/)</text:p>
      <text:p text:style-name="Standard">2018-08-29 17:11:29 [scrapy.core.engine] DEBUG: Crawled (200) &lt;GET https://morvanzhou.github.io/tutorials/machine-learning/reinforcement-learning/4-2-DQN2/&gt; (referer: https://morvanzhou.github.io/tutorials/machine-learning/reinforcement-learning/)</text:p>
      <text:p text:style-name="Standard">2018-08-29 17:11:29 [scrapy.core.scraper] DEBUG: Scraped from &lt;200 https://morvanzhou.github.io/tutorials/machine-learning/reinforcement-learning/4-4-gym/&gt;</text:p>
      <text:p text:style-name="Standard">{'title': 'OpenAI gym 环境库', 'url': 'https://morvanzhou.github.io/tutorials/machine-learning/reinforcement-learning/4-4-gym/'}</text:p>
      <text:p text:style-name="Standard">2018-08-29 17:11:29 [scrapy.core.engine] DEBUG: Crawled (200) &lt;GET https://morvanzhou.github.io/tutorials/machine-learning/reinforcement-learning/4-1-DQN1/&gt; (referer: https://morvanzhou.github.io/tutorials/machine-learning/reinforcement-learning/)</text:p>
      <text:p text:style-name="Standard">2018-08-29 17:11:29 [scrapy.core.scraper] DEBUG: Scraped from &lt;200 https://morvanzhou.github.io/tutorials/machine-learning/ML-intro/4-07-PG/&gt;</text:p>
      <text:p text:style-name="Standard">{'title': 'Policy Gradients', 'url': 'https://morvanzhou.github.io/tutorials/machine-learning/ML-intro/4-07-PG/'}</text:p>
      <text:p text:style-name="Standard">2018-08-29 17:11:29 [scrapy.core.engine] DEBUG: Crawled (200) &lt;GET https://morvanzhou.github.io/tutorials/machine-learning/ML-intro/4-03-q-learning/&gt; (referer: https://morvanzhou.github.io/tutorials/machine-learning/reinforcement-learning/6-1-A-AC/)</text:p>
      <text:p text:style-name="Standard">2018-08-29 17:11:29 [scrapy.core.scraper] DEBUG: Scraped from &lt;200 https://morvanzhou.github.io/tutorials/machine-learning/reinforcement-learning/4-3-DQN3/&gt;</text:p>
      <text:p text:style-name="Standard">{'title': 'DQN 思维决策 (Tensorflow)', 'url': 'https://morvanzhou.github.io/tutorials/machine-learning/reinforcement-learning/4-3-DQN3/'}</text:p>
      <text:p text:style-name="Standard">2018-08-29 17:11:29 [scrapy.core.scraper] DEBUG: Scraped from &lt;200 https://morvanzhou.github.io/tutorials/machine-learning/ML-intro/2-5-autoencoder/&gt;</text:p>
      <text:p text:style-name="Standard">{'title': '自编码 (Autoencoder)', 'url': 'https://morvanzhou.github.io/tutorials/machine-learning/ML-intro/2-5-autoencoder/'}</text:p>
      <text:p text:style-name="Standard">2018-08-29 17:11:29 [scrapy.core.scraper] DEBUG: Scraped from &lt;200 https://morvanzhou.github.io/tutorials/machine-learning/ML-intro/2-6-GAN/&gt;</text:p>
      <text:p text:style-name="Standard">{'title': '生成对抗网络 (GAN)', 'url': 'https://morvanzhou.github.io/tutorials/machine-learning/ML-intro/2-6-GAN/'}</text:p>
      <text:p text:style-name="Standard">2018-08-29 17:11:29 [scrapy.core.scraper] DEBUG: Scraped from &lt;200 https://morvanzhou.github.io/tutorials/machine-learning/ML-intro/2-4-LSTM/&gt;</text:p>
      <text:p text:style-name="Standard">{'title': 'LSTM RNN 循环神经网络 (LSTM)', 'url': 'https://morvanzhou.github.io/tutorials/machine-learning/ML-intro/2-4-LSTM/'}</text:p>
      <text:p text:style-name="Standard">2018-08-29 17:11:29 [scrapy.core.scraper] DEBUG: Scraped from &lt;200 https://morvanzhou.github.io/tutorials/machine-learning/ML-intro/4-08-AC/&gt;</text:p>
      <text:p text:style-name="Standard">{'title': 'Actor Critic', 'url': 'https://morvanzhou.github.io/tutorials/machine-learning/ML-intro/4-08-AC/'}</text:p>
      <text:p text:style-name="Standard">2018-08-29 17:11:29 [scrapy.core.engine] DEBUG: Crawled (200) &lt;GET https://morvanzhou.github.io/tutorials/machine-learning/ML-intro/4-06-DQN/&gt; (referer: https://morvanzhou.github.io/tutorials/machine-learning/reinforcement-learning/6-2-A-DDPG/)</text:p>
      <text:p text:style-name="Standard"><text:soft-page-break/>2018-08-29 17:11:29 [scrapy.core.engine] DEBUG: Crawled (200) &lt;GET https://morvanzhou.github.io/tutorials/machine-learning/ML-intro/4-09-DDPG/&gt; (referer: https://morvanzhou.github.io/tutorials/machine-learning/reinforcement-learning/6-2-DDPG/)</text:p>
      <text:p text:style-name="Standard">2018-08-29 17:11:29 [scrapy.core.engine] DEBUG: Crawled (200) &lt;GET https://morvanzhou.github.io/tutorials/machine-learning/ML-intro/2-3-RNN/&gt; (referer: https://morvanzhou.github.io/tutorials/machine-learning/keras/2-5-RNN-LSTM-Regressor/)</text:p>
      <text:p text:style-name="Standard">2018-08-29 17:11:29 [scrapy.core.engine] DEBUG: Crawled (200) &lt;GET https://morvanzhou.github.io/tutorials/machine-learning/ML-intro/4-10-A3C/&gt; (referer: https://morvanzhou.github.io/tutorials/machine-learning/reinforcement-learning/6-3-A3C/)</text:p>
      <text:p text:style-name="Standard">2018-08-29 17:11:29 [scrapy.core.scraper] DEBUG: Scraped from &lt;200 https://morvanzhou.github.io/tutorials/machine-learning/reinforcement-learning/6-4-DPPO/&gt;</text:p>
      <text:p text:style-name="Standard">{'title': 'Distributed Proximal Policy Optimization (DPPO) (Tensorflow)', 'url': 'https://morvanzhou.github.io/tutorials/machine-learning/reinforcement-learning/6-4-DPPO/'}</text:p>
      <text:p text:style-name="Standard">2018-08-29 17:11:29 [scrapy.core.scraper] DEBUG: Scraped from &lt;200 https://morvanzhou.github.io/tutorials/machine-learning/reinforcement-learning/4-2-DQN2/&gt;</text:p>
      <text:p text:style-name="Standard">{'title': 'DQN 神经网络 (Tensorflow)', 'url': 'https://morvanzhou.github.io/tutorials/machine-learning/reinforcement-learning/4-2-DQN2/'}</text:p>
      <text:p text:style-name="Standard">2018-08-29 17:11:29 [scrapy.core.scraper] DEBUG: Scraped from &lt;200 https://morvanzhou.github.io/tutorials/machine-learning/reinforcement-learning/4-1-DQN1/&gt;</text:p>
      <text:p text:style-name="Standard">{'title': 'DQN 算法更新 (Tensorflow)', 'url': 'https://morvanzhou.github.io/tutorials/machine-learning/reinforcement-learning/4-1-DQN1/'}</text:p>
      <text:p text:style-name="Standard">2018-08-29 17:11:29 [scrapy.core.scraper] DEBUG: Scraped from &lt;200 https://morvanzhou.github.io/tutorials/machine-learning/ML-intro/4-03-q-learning/&gt;</text:p>
      <text:p text:style-name="Standard">{'title': 'Q Leaning', 'url': 'https://morvanzhou.github.io/tutorials/machine-learning/ML-intro/4-03-q-learning/'}</text:p>
      <text:p text:style-name="Standard">2018-08-29 17:11:29 [scrapy.core.engine] DEBUG: Crawled (200) &lt;GET https://morvanzhou.github.io/tutorials/machine-learning/ML-intro/5-02-evolution-strategy/&gt; (referer: https://morvanzhou.github.io/tutorials/machine-learning/ML-intro/3-07-imbalanced-data/)</text:p>
      <text:p text:style-name="Standard">2018-08-29 17:11:29 [scrapy.core.engine] DEBUG: Crawled (200) &lt;GET https://morvanzhou.github.io/tutorials/machine-learning/reinforcement-learning/4-1-A-DQN/&gt; (referer: https://morvanzhou.github.io/tutorials/machine-learning/reinforcement-learning/)</text:p>
      <text:p text:style-name="Standard">2018-08-29 17:11:29 [scrapy.core.scraper] DEBUG: Scraped from &lt;200 https://morvanzhou.github.io/tutorials/machine-learning/ML-intro/4-06-DQN/&gt;</text:p>
      <text:p text:style-name="Standard">{'title': 'DQN', 'url': 'https://morvanzhou.github.io/tutorials/machine-learning/ML-intro/4-06-DQN/'}</text:p>
      <text:p text:style-name="Standard">2018-08-29 17:11:29 [scrapy.core.scraper] DEBUG: Scraped from &lt;200 https://morvanzhou.github.io/tutorials/machine-learning/ML-intro/4-09-DDPG/&gt;</text:p>
      <text:p text:style-name="Standard">{'title': 'Deep Deterministic Policy Gradient (DDPG)', 'url': 'https://morvanzhou.github.io/tutorials/machine-learning/ML-intro/4-09-DDPG/'}</text:p>
      <text:p text:style-name="Standard">2018-08-29 17:11:29 [scrapy.core.engine] DEBUG: Crawled (200) &lt;GET https://morvanzhou.github.io/tutorials/machine-learning/ML-intro/5-03-neuro-evolution/&gt; (referer: https://morvanzhou.github.io/tutorials/machine-learning/ML-intro/3-07-imbalanced-data/)</text:p>
      <text:p text:style-name="Standard">2018-08-29 17:11:29 [scrapy.core.scraper] DEBUG: Scraped from &lt;200 https://morvanzhou.github.io/tutorials/machine-learning/ML-intro/2-3-RNN/&gt;</text:p>
      <text:p text:style-name="Standard">{'title': '循环神经网络 RNN (Recurrent Neural Network)', 'url': 'https://morvanzhou.github.io/tutorials/machine-learning/ML-intro/2-3-RNN/'}</text:p>
      <text:p text:style-name="Standard">2018-08-29 17:11:29 [scrapy.core.scraper] DEBUG: Scraped from &lt;200 https://morvanzhou.github.io/tutorials/machine-learning/ML-intro/4-10-A3C/&gt;</text:p>
      <text:p text:style-name="Standard">{'title': 'Asynchronous Advantage Actor-Critic (A3C)', 'url': 'https://morvanzhou.github.io/tutorials/machine-learning/ML-intro/4-10-A3C/'}</text:p>
      <text:p text:style-name="Standard">2018-08-29 17:11:29 [scrapy.core.engine] DEBUG: Crawled (200) &lt;GET https://morvanzhou.github.io/tutorials/machine-learning/ML-intro/5-01-genetic-algorithm/&gt; (referer: https://morvanzhou.github.io/tutorials/machine-learning/ML-intro/3-07-imbalanced-data/)</text:p>
      <text:p text:style-name="Standard"><text:soft-page-break/>2018-08-29 17:11:29 [scrapy.core.engine] DEBUG: Crawled (200) &lt;GET https://morvanzhou.github.io/tutorials/machine-learning/ML-intro/4-11-AlphaGo-zero/&gt; (referer: https://morvanzhou.github.io/tutorials/machine-learning/ML-intro/3-07-imbalanced-data/)</text:p>
      <text:p text:style-name="Standard">2018-08-29 17:11:29 [scrapy.core.engine] DEBUG: Crawled (200) &lt;GET https://morvanzhou.github.io/tutorials/machine-learning/ML-intro/4-05-sarsa-lambda/&gt; (referer: https://morvanzhou.github.io/tutorials/machine-learning/ML-intro/3-07-imbalanced-data/)</text:p>
      <text:p text:style-name="Standard">2018-08-29 17:11:29 [scrapy.core.scraper] DEBUG: Scraped from &lt;200 https://morvanzhou.github.io/tutorials/machine-learning/ML-intro/5-02-evolution-strategy/&gt;</text:p>
      <text:p text:style-name="Standard">{'title': '进化策略 (Evolution Strategy)', 'url': 'https://morvanzhou.github.io/tutorials/machine-learning/ML-intro/5-02-evolution-strategy/'}</text:p>
      <text:p text:style-name="Standard">2018-08-29 17:11:29 [scrapy.core.scraper] DEBUG: Scraped from &lt;200 https://morvanzhou.github.io/tutorials/machine-learning/reinforcement-learning/4-1-A-DQN/&gt;</text:p>
      <text:p text:style-name="Standard">{'title': '什么是 DQN', 'url': 'https://morvanzhou.github.io/tutorials/machine-learning/reinforcement-learning/4-1-A-DQN/'}</text:p>
      <text:p text:style-name="Standard">2018-08-29 17:11:29 [scrapy.core.engine] DEBUG: Crawled (200) &lt;GET https://morvanzhou.github.io/tutorials/machine-learning/ML-intro/4-04-sarsa/&gt; (referer: https://morvanzhou.github.io/tutorials/machine-learning/ML-intro/3-07-imbalanced-data/)</text:p>
      <text:p text:style-name="Standard">2018-08-29 17:11:29 [scrapy.core.scraper] DEBUG: Scraped from &lt;200 https://morvanzhou.github.io/tutorials/machine-learning/ML-intro/5-03-neuro-evolution/&gt;</text:p>
      <text:p text:style-name="Standard">{'title': '神经网络进化 (Neuro-Evolution)', 'url': 'https://morvanzhou.github.io/tutorials/machine-learning/ML-intro/5-03-neuro-evolution/'}</text:p>
      <text:p text:style-name="Standard">2018-08-29 17:11:29 [scrapy.core.engine] DEBUG: Crawled (200) &lt;GET https://morvanzhou.github.io/tutorials/machine-learning/ML-intro/4-01-RL/&gt; (referer: https://morvanzhou.github.io/tutorials/machine-learning/ML-intro/3-07-imbalanced-data/)</text:p>
      <text:p text:style-name="Standard">2018-08-29 17:11:29 [scrapy.core.scraper] DEBUG: Scraped from &lt;200 https://morvanzhou.github.io/tutorials/machine-learning/ML-intro/5-01-genetic-algorithm/&gt;</text:p>
      <text:p text:style-name="Standard">{'title': '遗传算法 (Genetic Algorithm)', 'url': 'https://morvanzhou.github.io/tutorials/machine-learning/ML-intro/5-01-genetic-algorithm/'}</text:p>
      <text:p text:style-name="Standard">2018-08-29 17:11:29 [scrapy.core.engine] DEBUG: Crawled (200) &lt;GET https://morvanzhou.github.io/tutorials/machine-learning/ML-intro/4-02-RL-methods/&gt; (referer: https://morvanzhou.github.io/tutorials/machine-learning/ML-intro/3-07-imbalanced-data/)</text:p>
      <text:p text:style-name="Standard">2018-08-29 17:11:29 [scrapy.core.engine] DEBUG: Crawled (200) &lt;GET https://morvanzhou.github.io/tutorials/machine-learning/ML-intro/3-01-Evaluate-NN/&gt; (referer: https://morvanzhou.github.io/tutorials/machine-learning/ML-intro/3-07-imbalanced-data/)</text:p>
      <text:p text:style-name="Standard">2018-08-29 17:11:29 [scrapy.core.scraper] DEBUG: Scraped from &lt;200 https://morvanzhou.github.io/tutorials/machine-learning/ML-intro/4-11-AlphaGo-zero/&gt;</text:p>
      <text:p text:style-name="Standard">{'title': 'AlphaGo Zero 为什么更厉害?', 'url': 'https://morvanzhou.github.io/tutorials/machine-learning/ML-intro/4-11-AlphaGo-zero/'}</text:p>
      <text:p text:style-name="Standard">2018-08-29 17:11:29 [scrapy.core.scraper] DEBUG: Scraped from &lt;200 https://morvanzhou.github.io/tutorials/machine-learning/ML-intro/4-05-sarsa-lambda/&gt;</text:p>
      <text:p text:style-name="Standard">{'title': 'Sarsa(lambda)', 'url': 'https://morvanzhou.github.io/tutorials/machine-learning/ML-intro/4-05-sarsa-lambda/'}</text:p>
      <text:p text:style-name="Standard">2018-08-29 17:11:29 [scrapy.core.engine] DEBUG: Crawled (200) &lt;GET https://morvanzhou.github.io/tutorials/machine-learning/ML-intro/3-09-l1l2regularization/&gt; (referer: https://morvanzhou.github.io/tutorials/machine-learning/ML-intro/3-07-imbalanced-data/)</text:p>
      <text:p text:style-name="Standard">2018-08-29 17:11:29 [scrapy.core.scraper] DEBUG: Scraped from &lt;200 https://morvanzhou.github.io/tutorials/machine-learning/ML-intro/4-04-sarsa/&gt;</text:p>
      <text:p text:style-name="Standard">{'title': 'Sarsa', 'url': 'https://morvanzhou.github.io/tutorials/machine-learning/ML-intro/4-04-sarsa/'}</text:p>
      <text:p text:style-name="Standard">2018-08-29 17:11:29 [scrapy.core.engine] DEBUG: Crawled (200) &lt;GET https://morvanzhou.github.io/tutorials/machine-learning/ML-intro/2-2-CNN/&gt; (referer: https://morvanzhou.github.io/tutorials/machine-learning/ML-intro/3-07-imbalanced-data/)</text:p>
      <text:p text:style-name="Standard"><text:soft-page-break/>2018-08-29 17:11:29 [scrapy.core.engine] DEBUG: Crawled (200) &lt;GET https://morvanzhou.github.io/tutorials/machine-learning/ML-intro/3-05-overfitting/&gt; (referer: https://morvanzhou.github.io/tutorials/machine-learning/ML-intro/3-07-imbalanced-data/)</text:p>
      <text:p text:style-name="Standard">2018-08-29 17:11:29 [scrapy.core.engine] DEBUG: Crawled (200) &lt;GET https://morvanzhou.github.io/tutorials/machine-learning/ML-intro/3-03-choose-feature/&gt; (referer: https://morvanzhou.github.io/tutorials/machine-learning/ML-intro/3-07-imbalanced-data/)</text:p>
      <text:p text:style-name="Standard">2018-08-29 17:11:29 [scrapy.core.engine] DEBUG: Crawled (200) &lt;GET https://morvanzhou.github.io/tutorials/machine-learning/ML-intro/3-02-normalization/&gt; (referer: https://morvanzhou.github.io/tutorials/machine-learning/ML-intro/3-07-imbalanced-data/)</text:p>
      <text:p text:style-name="Standard">2018-08-29 17:11:29 [scrapy.core.scraper] DEBUG: Scraped from &lt;200 https://morvanzhou.github.io/tutorials/machine-learning/ML-intro/4-01-RL/&gt;</text:p>
      <text:p text:style-name="Standard">{'title': '强化学习 (Reinforcement Learning)', 'url': 'https://morvanzhou.github.io/tutorials/machine-learning/ML-intro/4-01-RL/'}</text:p>
      <text:p text:style-name="Standard">2018-08-29 17:11:29 [scrapy.core.engine] DEBUG: Crawled (200) &lt;GET https://morvanzhou.github.io/tutorials/machine-learning/ML-intro/2-1-NN/&gt; (referer: https://morvanzhou.github.io/tutorials/machine-learning/ML-intro/3-07-imbalanced-data/)</text:p>
      <text:p text:style-name="Standard">2018-08-29 17:11:29 [scrapy.core.scraper] DEBUG: Scraped from &lt;200 https://morvanzhou.github.io/tutorials/machine-learning/ML-intro/4-02-RL-methods/&gt;</text:p>
      <text:p text:style-name="Standard">{'title': '强化学习方法汇总 (Reinforcement Learning)', 'url': 'https://morvanzhou.github.io/tutorials/machine-learning/ML-intro/4-02-RL-methods/'}</text:p>
      <text:p text:style-name="Standard">2018-08-29 17:11:29 [scrapy.core.scraper] DEBUG: Scraped from &lt;200 https://morvanzhou.github.io/tutorials/machine-learning/ML-intro/3-01-Evaluate-NN/&gt;</text:p>
      <text:p text:style-name="Standard">{'title': '检验神经网络 (Evaluation)', 'url': 'https://morvanzhou.github.io/tutorials/machine-learning/ML-intro/3-01-Evaluate-NN/'}</text:p>
      <text:p text:style-name="Standard">2018-08-29 17:11:29 [scrapy.core.engine] DEBUG: Crawled (200) &lt;GET https://morvanzhou.github.io/tutorials/machine-learning/ML-intro/2-0-ANN-and-NN/&gt; (referer: https://morvanzhou.github.io/tutorials/machine-learning/ML-intro/3-07-imbalanced-data/)</text:p>
      <text:p text:style-name="Standard">2018-08-29 17:11:29 [scrapy.core.engine] DEBUG: Crawled (200) &lt;GET https://morvanzhou.github.io/tutorials/machine-learning/ML-intro/3-08-batch-normalization/&gt; (referer: https://morvanzhou.github.io/tutorials/machine-learning/ML-intro/3-07-imbalanced-data/)</text:p>
      <text:p text:style-name="Standard">2018-08-29 17:11:29 [scrapy.core.engine] DEBUG: Crawled (200) &lt;GET https://morvanzhou.github.io/tutorials/machine-learning/ML-intro/1-1-machine-learning/&gt; (referer: https://morvanzhou.github.io/tutorials/machine-learning/ML-intro/3-07-imbalanced-data/)</text:p>
      <text:p text:style-name="Standard">2018-08-29 17:11:29 [scrapy.core.engine] DEBUG: Crawled (200) &lt;GET https://morvanzhou.github.io/tutorials/machine-learning/ML-intro/3-04-activation-function/&gt; (referer: https://morvanzhou.github.io/tutorials/machine-learning/ML-intro/3-07-imbalanced-data/)</text:p>
      <text:p text:style-name="Standard">2018-08-29 17:11:30 [scrapy.core.engine] DEBUG: Crawled (200) &lt;GET https://morvanzhou.github.io/tutorials/machine-learning/ML-intro/2-8-gradient-descent/&gt; (referer: https://morvanzhou.github.io/tutorials/machine-learning/ML-intro/3-07-imbalanced-data/)</text:p>
      <text:p text:style-name="Standard">2018-08-29 17:11:30 [scrapy.core.scraper] DEBUG: Scraped from &lt;200 https://morvanzhou.github.io/tutorials/machine-learning/ML-intro/3-09-l1l2regularization/&gt;</text:p>
      <text:p text:style-name="Standard">{'title': 'L1 / L2 正规化 (Regularization)', 'url': 'https://morvanzhou.github.io/tutorials/machine-learning/ML-intro/3-09-l1l2regularization/'}</text:p>
      <text:p text:style-name="Standard">2018-08-29 17:11:30 [scrapy.core.scraper] DEBUG: Scraped from &lt;200 https://morvanzhou.github.io/tutorials/machine-learning/ML-intro/2-2-CNN/&gt;</text:p>
      <text:p text:style-name="Standard">{'title': '卷积神经网络 CNN (Convolutional Neural Network)', 'url': 'https://morvanzhou.github.io/tutorials/machine-learning/ML-intro/2-2-CNN/'}</text:p>
      <text:p text:style-name="Standard">2018-08-29 17:11:30 [scrapy.core.scraper] DEBUG: Scraped from &lt;200 https://morvanzhou.github.io/tutorials/machine-learning/ML-intro/3-05-overfitting/&gt;</text:p>
      <text:p text:style-name="Standard">{'title': '过拟合 (Overfitting)', 'url': 'https://morvanzhou.github.io/tutorials/machine-learning/ML-intro/3-05-overfitting/'}</text:p>
      <text:p text:style-name="Standard"><text:soft-page-break/>2018-08-29 17:11:30 [scrapy.core.scraper] DEBUG: Scraped from &lt;200 https://morvanzhou.github.io/tutorials/machine-learning/ML-intro/3-03-choose-feature/&gt;</text:p>
      <text:p text:style-name="Standard">{'title': '选择好特征 (Good Features)', 'url': 'https://morvanzhou.github.io/tutorials/machine-learning/ML-intro/3-03-choose-feature/'}</text:p>
      <text:p text:style-name="Standard">2018-08-29 17:11:30 [scrapy.core.engine] DEBUG: Crawled (200) &lt;GET https://morvanzhou.github.io/tutorials/machine-learning/reinforcement-learning/3-1-tabular-sarsa1/&gt; (referer: https://morvanzhou.github.io/tutorials/machine-learning/reinforcement-learning/)</text:p>
      <text:p text:style-name="Standard">2018-08-29 17:11:30 [scrapy.core.engine] DEBUG: Crawled (200) &lt;GET https://morvanzhou.github.io/tutorials/machine-learning/ML-intro/2-7-feature-representation/&gt; (referer: https://morvanzhou.github.io/tutorials/machine-learning/ML-intro/3-07-imbalanced-data/)</text:p>
      <text:p text:style-name="Standard">2018-08-29 17:11:30 [scrapy.core.engine] DEBUG: Crawled (200) &lt;GET https://morvanzhou.github.io/tutorials/machine-learning/reinforcement-learning/2-3-tabular-q2/&gt; (referer: https://morvanzhou.github.io/tutorials/machine-learning/reinforcement-learning/)</text:p>
      <text:p text:style-name="Standard">2018-08-29 17:11:30 [scrapy.core.scraper] DEBUG: Scraped from &lt;200 https://morvanzhou.github.io/tutorials/machine-learning/ML-intro/3-02-normalization/&gt;</text:p>
      <text:p text:style-name="Standard">{'title': '特征标准化 (Feature Normalization)', 'url': 'https://morvanzhou.github.io/tutorials/machine-learning/ML-intro/3-02-normalization/'}</text:p>
      <text:p text:style-name="Standard">2018-08-29 17:11:30 [scrapy.core.scraper] DEBUG: Scraped from &lt;200 https://morvanzhou.github.io/tutorials/machine-learning/ML-intro/2-1-NN/&gt;</text:p>
      <text:p text:style-name="Standard">{'title': '神经网络 (Neural Network)', 'url': 'https://morvanzhou.github.io/tutorials/machine-learning/ML-intro/2-1-NN/'}</text:p>
      <text:p text:style-name="Standard">2018-08-29 17:11:30 [scrapy.core.engine] DEBUG: Crawled (200) &lt;GET https://morvanzhou.github.io/tutorials/machine-learning/ML-intro/3-06-speed-up-learning/&gt; (referer: https://morvanzhou.github.io/tutorials/machine-learning/ML-intro/3-07-imbalanced-data/)</text:p>
      <text:p text:style-name="Standard">2018-08-29 17:11:30 [scrapy.core.scraper] DEBUG: Scraped from &lt;200 https://morvanzhou.github.io/tutorials/machine-learning/ML-intro/3-08-batch-normalization/&gt;</text:p>
      <text:p text:style-name="Standard">{'title': '批标准化 (Batch Normalization)', 'url': 'https://morvanzhou.github.io/tutorials/machine-learning/ML-intro/3-08-batch-normalization/'}</text:p>
      <text:p text:style-name="Standard">2018-08-29 17:11:30 [scrapy.core.scraper] DEBUG: Scraped from &lt;200 https://morvanzhou.github.io/tutorials/machine-learning/ML-intro/2-0-ANN-and-NN/&gt;</text:p>
      <text:p text:style-name="Standard">{'title': '科普: 人工神经网络 VS 生物神经网络', 'url': 'https://morvanzhou.github.io/tutorials/machine-learning/ML-intro/2-0-ANN-and-NN/'}</text:p>
      <text:p text:style-name="Standard">2018-08-29 17:11:30 [scrapy.core.scraper] DEBUG: Scraped from &lt;200 https://morvanzhou.github.io/tutorials/machine-learning/ML-intro/1-1-machine-learning/&gt;</text:p>
      <text:p text:style-name="Standard">{'title': '机器学习 (Machine Learning)', 'url': 'https://morvanzhou.github.io/tutorials/machine-learning/ML-intro/1-1-machine-learning/'}</text:p>
      <text:p text:style-name="Standard">2018-08-29 17:11:30 [scrapy.core.scraper] DEBUG: Scraped from &lt;200 https://morvanzhou.github.io/tutorials/machine-learning/ML-intro/3-04-activation-function/&gt;</text:p>
      <text:p text:style-name="Standard">{'title': '激励函数 (Activation Function)', 'url': 'https://morvanzhou.github.io/tutorials/machine-learning/ML-intro/3-04-activation-function/'}</text:p>
      <text:p text:style-name="Standard">2018-08-29 17:11:30 [scrapy.core.scraper] DEBUG: Scraped from &lt;200 https://morvanzhou.github.io/tutorials/machine-learning/ML-intro/2-8-gradient-descent/&gt;</text:p>
      <text:p text:style-name="Standard">{'title': '神经网络 梯度下降', 'url': 'https://morvanzhou.github.io/tutorials/machine-learning/ML-intro/2-8-gradient-descent/'}</text:p>
      <text:p text:style-name="Standard">2018-08-29 17:11:30 [scrapy.core.engine] DEBUG: Crawled (200) &lt;GET https://morvanzhou.github.io/tutorials/machine-learning/reinforcement-learning/3-3-A-sarsa-lambda/&gt; (referer: https://morvanzhou.github.io/tutorials/machine-learning/reinforcement-learning/)</text:p>
      <text:p text:style-name="Standard">2018-08-29 17:11:30 [scrapy.core.engine] DEBUG: Crawled (200) &lt;GET https://morvanzhou.github.io/tutorials/machine-learning/reinforcement-learning/3-2-tabular-sarsa2/&gt; (referer: https://morvanzhou.github.io/tutorials/machine-learning/reinforcement-learning/)</text:p>
      <text:p text:style-name="Standard"><text:soft-page-break/>2018-08-29 17:11:30 [scrapy.core.engine] DEBUG: Crawled (200) &lt;GET https://morvanzhou.github.io/tutorials/machine-learning/reinforcement-learning/3-3-tabular-sarsa-lambda/&gt; (referer: https://morvanzhou.github.io/tutorials/machine-learning/reinforcement-learning/)</text:p>
      <text:p text:style-name="Standard">2018-08-29 17:11:30 [scrapy.core.engine] DEBUG: Crawled (200) &lt;GET https://morvanzhou.github.io/tutorials/machine-learning/reinforcement-learning/2-1-general-rl/&gt; (referer: https://morvanzhou.github.io/tutorials/machine-learning/reinforcement-learning/)</text:p>
      <text:p text:style-name="Standard">2018-08-29 17:11:30 [scrapy.core.engine] DEBUG: Crawled (200) &lt;GET https://morvanzhou.github.io/tutorials/machine-learning/reinforcement-learning/3-1-A-sarsa/&gt; (referer: https://morvanzhou.github.io/tutorials/machine-learning/reinforcement-learning/)</text:p>
      <text:p text:style-name="Standard">2018-08-29 17:11:30 [scrapy.core.scraper] DEBUG: Scraped from &lt;200 https://morvanzhou.github.io/tutorials/machine-learning/reinforcement-learning/3-1-tabular-sarsa1/&gt;</text:p>
      <text:p text:style-name="Standard">{'title': 'Sarsa 算法更新', 'url': 'https://morvanzhou.github.io/tutorials/machine-learning/reinforcement-learning/3-1-tabular-sarsa1/'}</text:p>
      <text:p text:style-name="Standard">2018-08-29 17:11:30 [scrapy.core.scraper] DEBUG: Scraped from &lt;200 https://morvanzhou.github.io/tutorials/machine-learning/ML-intro/2-7-feature-representation/&gt;</text:p>
      <text:p text:style-name="Standard">{'title': '科普: 神经网络的黑盒不黑', 'url': 'https://morvanzhou.github.io/tutorials/machine-learning/ML-intro/2-7-feature-representation/'}</text:p>
      <text:p text:style-name="Standard">2018-08-29 17:11:30 [scrapy.core.scraper] DEBUG: Scraped from &lt;200 https://morvanzhou.github.io/tutorials/machine-learning/reinforcement-learning/2-3-tabular-q2/&gt;</text:p>
      <text:p text:style-name="Standard">{'title': 'Q-learning 思维决策', 'url': 'https://morvanzhou.github.io/tutorials/machine-learning/reinforcement-learning/2-3-tabular-q2/'}</text:p>
      <text:p text:style-name="Standard">2018-08-29 17:11:30 [scrapy.core.scraper] DEBUG: Scraped from &lt;200 https://morvanzhou.github.io/tutorials/machine-learning/ML-intro/3-06-speed-up-learning/&gt;</text:p>
      <text:p text:style-name="Standard">{'title': '加速神经网络训练 (Speed Up Training)', 'url': 'https://morvanzhou.github.io/tutorials/machine-learning/ML-intro/3-06-speed-up-learning/'}</text:p>
      <text:p text:style-name="Standard">2018-08-29 17:11:30 [scrapy.core.scraper] DEBUG: Scraped from &lt;200 https://morvanzhou.github.io/tutorials/machine-learning/reinforcement-learning/3-3-A-sarsa-lambda/&gt;</text:p>
      <text:p text:style-name="Standard">{'title': '什么是 Sarsa(lambda)', 'url': 'https://morvanzhou.github.io/tutorials/machine-learning/reinforcement-learning/3-3-A-sarsa-lambda/'}</text:p>
      <text:p text:style-name="Standard">2018-08-29 17:11:30 [scrapy.core.scraper] DEBUG: Scraped from &lt;200 https://morvanzhou.github.io/tutorials/machine-learning/reinforcement-learning/3-2-tabular-sarsa2/&gt;</text:p>
      <text:p text:style-name="Standard">{'title': 'Sarsa 思维决策', 'url': 'https://morvanzhou.github.io/tutorials/machine-learning/reinforcement-learning/3-2-tabular-sarsa2/'}</text:p>
      <text:p text:style-name="Standard">2018-08-29 17:11:30 [scrapy.core.engine] DEBUG: Crawled (200) &lt;GET https://morvanzhou.github.io/tutorials/machine-learning/reinforcement-learning/1-2-requirment/&gt; (referer: https://morvanzhou.github.io/tutorials/machine-learning/reinforcement-learning/)</text:p>
      <text:p text:style-name="Standard">2018-08-29 17:11:30 [scrapy.core.scraper] DEBUG: Scraped from &lt;200 https://morvanzhou.github.io/tutorials/machine-learning/reinforcement-learning/3-3-tabular-sarsa-lambda/&gt;</text:p>
      <text:p text:style-name="Standard">{'title': 'Sarsa-lambda', 'url': 'https://morvanzhou.github.io/tutorials/machine-learning/reinforcement-learning/3-3-tabular-sarsa-lambda/'}</text:p>
      <text:p text:style-name="Standard">2018-08-29 17:11:30 [scrapy.core.engine] DEBUG: Crawled (200) &lt;GET https://morvanzhou.github.io/tutorials/machine-learning/reinforcement-learning/2-2-tabular-q1/&gt; (referer: https://morvanzhou.github.io/tutorials/machine-learning/reinforcement-learning/)</text:p>
      <text:p text:style-name="Standard"><text:soft-page-break/>2018-08-29 17:11:30 [scrapy.core.engine] DEBUG: Crawled (200) &lt;GET https://morvanzhou.github.io/tutorials/machine-learning/reinforcement-learning/2-2-A-q-learning/&gt; (referer: https://morvanzhou.github.io/tutorials/machine-learning/reinforcement-learning/)</text:p>
      <text:p text:style-name="Standard">2018-08-29 17:11:30 [scrapy.core.scraper] DEBUG: Scraped from &lt;200 https://morvanzhou.github.io/tutorials/machine-learning/reinforcement-learning/2-1-general-rl/&gt;</text:p>
      <text:p text:style-name="Standard">{'title': '小例子', 'url': 'https://morvanzhou.github.io/tutorials/machine-learning/reinforcement-learning/2-1-general-rl/'}</text:p>
      <text:p text:style-name="Standard">2018-08-29 17:11:30 [scrapy.core.scraper] DEBUG: Scraped from &lt;200 https://morvanzhou.github.io/tutorials/machine-learning/reinforcement-learning/3-1-A-sarsa/&gt;</text:p>
      <text:p text:style-name="Standard">{'title': '什么是 Sarsa', 'url': 'https://morvanzhou.github.io/tutorials/machine-learning/reinforcement-learning/3-1-A-sarsa/'}</text:p>
      <text:p text:style-name="Standard">2018-08-29 17:11:30 [scrapy.core.engine] DEBUG: Crawled (200) &lt;GET https://morvanzhou.github.io/tutorials/machine-learning/reinforcement-learning/1-1-B-RL-methods/&gt; (referer: https://morvanzhou.github.io/tutorials/machine-learning/reinforcement-learning/)</text:p>
      <text:p text:style-name="Standard">2018-08-29 17:11:30 [scrapy.core.engine] DEBUG: Crawled (200) &lt;GET https://morvanzhou.github.io/tutorials/machine-learning/evolutionary-algorithm/4-04-evolution-strategy-reinforcement-learning/&gt; (referer: https://morvanzhou.github.io/tutorials/machine-learning/evolutionary-algorithm/)</text:p>
      <text:p text:style-name="Standard">2018-08-29 17:11:30 [scrapy.core.engine] DEBUG: Crawled (200) &lt;GET https://morvanzhou.github.io/tutorials/machine-learning/reinforcement-learning/1-1-why/&gt; (referer: https://morvanzhou.github.io/tutorials/machine-learning/reinforcement-learning/)</text:p>
      <text:p text:style-name="Standard">2018-08-29 17:11:30 [scrapy.core.scraper] DEBUG: Scraped from &lt;200 https://morvanzhou.github.io/tutorials/machine-learning/reinforcement-learning/1-2-requirment/&gt;</text:p>
      <text:p text:style-name="Standard">{'title': '课程要求', 'url': 'https://morvanzhou.github.io/tutorials/machine-learning/reinforcement-learning/1-2-requirment/'}</text:p>
      <text:p text:style-name="Standard">2018-08-29 17:11:30 [scrapy.core.engine] DEBUG: Crawled (200) &lt;GET https://morvanzhou.github.io/tutorials/machine-learning/reinforcement-learning/1-1-A-RL/&gt; (referer: https://morvanzhou.github.io/tutorials/machine-learning/reinforcement-learning/)</text:p>
      <text:p text:style-name="Standard">2018-08-29 17:11:30 [scrapy.core.scraper] DEBUG: Scraped from &lt;200 https://morvanzhou.github.io/tutorials/machine-learning/reinforcement-learning/2-2-tabular-q1/&gt;</text:p>
      <text:p text:style-name="Standard">{'title': 'Q-learning 算法更新', 'url': 'https://morvanzhou.github.io/tutorials/machine-learning/reinforcement-learning/2-2-tabular-q1/'}</text:p>
      <text:p text:style-name="Standard">2018-08-29 17:11:30 [scrapy.core.scraper] DEBUG: Scraped from &lt;200 https://morvanzhou.github.io/tutorials/machine-learning/reinforcement-learning/2-2-A-q-learning/&gt;</text:p>
      <text:p text:style-name="Standard">{'title': '什么是 Q Leaning', 'url': 'https://morvanzhou.github.io/tutorials/machine-learning/reinforcement-learning/2-2-A-q-learning/'}</text:p>
      <text:p text:style-name="Standard">2018-08-29 17:11:30 [scrapy.core.engine] DEBUG: Crawled (200) &lt;GET https://morvanzhou.github.io/tutorials/machine-learning/evolutionary-algorithm/4-03-neat-reinforcement-learning/&gt; (referer: https://morvanzhou.github.io/tutorials/machine-learning/evolutionary-algorithm/)</text:p>
      <text:p text:style-name="Standard">2018-08-29 17:11:30 [scrapy.core.scraper] DEBUG: Scraped from &lt;200 https://morvanzhou.github.io/tutorials/machine-learning/reinforcement-learning/1-1-B-RL-methods/&gt;</text:p>
      <text:p text:style-name="Standard">{'title': '强化学习方法汇总 (Reinforcement Learning)', 'url': 'https://morvanzhou.github.io/tutorials/machine-learning/reinforcement-learning/1-1-B-RL-methods/'}</text:p>
      <text:p text:style-name="Standard">2018-08-29 17:11:30 [scrapy.core.scraper] DEBUG: Scraped from &lt;200 https://morvanzhou.github.io/tutorials/machine-learning/evolutionary-algorithm/4-04-evolution-strategy-reinforcement-learning/&gt;</text:p>
      <text:p text:style-name="Standard">{'title': 'Evolution Strategy 强化学习', 'url': 'https://morvanzhou.github.io/tutorials/machine-learning/evolutionary-algorithm/4-04-evolution-strategy-reinforcement-learning/'}</text:p>
      <text:p text:style-name="Standard"><text:soft-page-break/>2018-08-29 17:11:30 [scrapy.core.engine] DEBUG: Crawled (200) &lt;GET https://morvanzhou.github.io/tutorials/machine-learning/evolutionary-algorithm/4-02-neat-supervised-learning/&gt; (referer: https://morvanzhou.github.io/tutorials/machine-learning/evolutionary-algorithm/)</text:p>
      <text:p text:style-name="Standard">2018-08-29 17:11:30 [scrapy.core.scraper] DEBUG: Scraped from &lt;200 https://morvanzhou.github.io/tutorials/machine-learning/reinforcement-learning/1-1-why/&gt;</text:p>
      <text:p text:style-name="Standard">{'title': '为什么用强化学习 Why?', 'url': 'https://morvanzhou.github.io/tutorials/machine-learning/reinforcement-learning/1-1-why/'}</text:p>
      <text:p text:style-name="Standard">2018-08-29 17:11:30 [scrapy.core.scraper] DEBUG: Scraped from &lt;200 https://morvanzhou.github.io/tutorials/machine-learning/reinforcement-learning/1-1-A-RL/&gt;</text:p>
      <text:p text:style-name="Standard">{'title': '什么是 强化学习 (Reinforcement Learning)', 'url': 'https://morvanzhou.github.io/tutorials/machine-learning/reinforcement-learning/1-1-A-RL/'}</text:p>
      <text:p text:style-name="Standard">2018-08-29 17:11:30 [scrapy.core.engine] DEBUG: Crawled (200) &lt;GET https://morvanzhou.github.io/tutorials/machine-learning/evolutionary-algorithm/3-03-evolution-strategy-natural-evolution-strategy/&gt; (referer: https://morvanzhou.github.io/tutorials/machine-learning/evolutionary-algorithm/)</text:p>
      <text:p text:style-name="Standard">2018-08-29 17:11:30 [scrapy.core.engine] DEBUG: Crawled (200) &lt;GET https://morvanzhou.github.io/tutorials/machine-learning/evolutionary-algorithm/3-01-evolution-strategy/&gt; (referer: https://morvanzhou.github.io/tutorials/machine-learning/evolutionary-algorithm/)</text:p>
      <text:p text:style-name="Standard">2018-08-29 17:11:30 [scrapy.core.engine] DEBUG: Crawled (200) &lt;GET https://morvanzhou.github.io/tutorials/machine-learning/evolutionary-algorithm/3-02-evolution-strategy-1+1-ES/&gt; (referer: https://morvanzhou.github.io/tutorials/machine-learning/evolutionary-algorithm/)</text:p>
      <text:p text:style-name="Standard">2018-08-29 17:11:30 [scrapy.core.engine] DEBUG: Crawled (200) &lt;GET https://morvanzhou.github.io/tutorials/machine-learning/evolutionary-algorithm/4-01-neuro-evolution/&gt; (referer: https://morvanzhou.github.io/tutorials/machine-learning/evolutionary-algorithm/)</text:p>
      <text:p text:style-name="Standard">2018-08-29 17:11:30 [scrapy.core.engine] DEBUG: Crawled (200) &lt;GET https://morvanzhou.github.io/tutorials/machine-learning/evolutionary-algorithm/4-00-neuro-evolution/&gt; (referer: https://morvanzhou.github.io/tutorials/machine-learning/evolutionary-algorithm/)</text:p>
      <text:p text:style-name="Standard">2018-08-29 17:11:30 [scrapy.core.scraper] DEBUG: Scraped from &lt;200 https://morvanzhou.github.io/tutorials/machine-learning/evolutionary-algorithm/4-03-neat-reinforcement-learning/&gt;</text:p>
      <text:p text:style-name="Standard">{'title': 'NEAT 强化学习', 'url': 'https://morvanzhou.github.io/tutorials/machine-learning/evolutionary-algorithm/4-03-neat-reinforcement-learning/'}</text:p>
      <text:p text:style-name="Standard">2018-08-29 17:11:30 [scrapy.core.scraper] DEBUG: Scraped from &lt;200 https://morvanzhou.github.io/tutorials/machine-learning/evolutionary-algorithm/4-02-neat-supervised-learning/&gt;</text:p>
      <text:p text:style-name="Standard">{'title': 'NEAT 监督学习', 'url': 'https://morvanzhou.github.io/tutorials/machine-learning/evolutionary-algorithm/4-02-neat-supervised-learning/'}</text:p>
      <text:p text:style-name="Standard">2018-08-29 17:11:30 [scrapy.core.engine] DEBUG: Crawled (200) &lt;GET https://morvanzhou.github.io/tutorials/machine-learning/evolutionary-algorithm/3-00-evolution-strategy/&gt; (referer: https://morvanzhou.github.io/tutorials/machine-learning/evolutionary-algorithm/)</text:p>
      <text:p text:style-name="Standard">2018-08-29 17:11:30 [scrapy.core.scraper] DEBUG: Scraped from &lt;200 https://morvanzhou.github.io/tutorials/machine-learning/evolutionary-algorithm/3-03-evolution-strategy-natural-evolution-strategy/&gt;</text:p>
      <text:p text:style-name="Standard"><text:soft-page-break/>{'title': 'Natural Evolution Strategy', 'url': 'https://morvanzhou.github.io/tutorials/machine-learning/evolutionary-algorithm/3-03-evolution-strategy-natural-evolution-strategy/'}</text:p>
      <text:p text:style-name="Standard">2018-08-29 17:11:30 [scrapy.core.scraper] DEBUG: Scraped from &lt;200 https://morvanzhou.github.io/tutorials/machine-learning/evolutionary-algorithm/3-01-evolution-strategy/&gt;</text:p>
      <text:p text:style-name="Standard">{'title': '进化策略', 'url': 'https://morvanzhou.github.io/tutorials/machine-learning/evolutionary-algorithm/3-01-evolution-strategy/'}</text:p>
      <text:p text:style-name="Standard">2018-08-29 17:11:30 [scrapy.core.engine] DEBUG: Crawled (200) &lt;GET https://morvanzhou.github.io/tutorials/machine-learning/evolutionary-algorithm/2-03-genetic-algorithm-travel-sales-problem/&gt; (referer: https://morvanzhou.github.io/tutorials/machine-learning/evolutionary-algorithm/)</text:p>
      <text:p text:style-name="Standard">2018-08-29 17:11:30 [scrapy.core.engine] DEBUG: Crawled (200) &lt;GET https://morvanzhou.github.io/tutorials/machine-learning/evolutionary-algorithm/2-02-genetic-algorithm-match-phrase/&gt; (referer: https://morvanzhou.github.io/tutorials/machine-learning/evolutionary-algorithm/)</text:p>
      <text:p text:style-name="Standard">2018-08-29 17:11:30 [scrapy.core.engine] DEBUG: Crawled (200) &lt;GET https://morvanzhou.github.io/tutorials/machine-learning/evolutionary-algorithm/2-04-microbial-genetic-algorithm/&gt; (referer: https://morvanzhou.github.io/tutorials/machine-learning/evolutionary-algorithm/)</text:p>
      <text:p text:style-name="Standard">2018-08-29 17:11:30 [scrapy.core.scraper] DEBUG: Scraped from &lt;200 https://morvanzhou.github.io/tutorials/machine-learning/evolutionary-algorithm/3-02-evolution-strategy-1+1-ES/&gt;</text:p>
      <text:p text:style-name="Standard">{'title': '(1+1)-ES', 'url': 'https://morvanzhou.github.io/tutorials/machine-learning/evolutionary-algorithm/3-02-evolution-strategy-1+1-ES/'}</text:p>
      <text:p text:style-name="Standard">2018-08-29 17:11:30 [scrapy.core.scraper] DEBUG: Scraped from &lt;200 https://morvanzhou.github.io/tutorials/machine-learning/evolutionary-algorithm/4-01-neuro-evolution/&gt;</text:p>
      <text:p text:style-name="Standard">{'title': '神经进化', 'url': 'https://morvanzhou.github.io/tutorials/machine-learning/evolutionary-algorithm/4-01-neuro-evolution/'}</text:p>
      <text:p text:style-name="Standard">2018-08-29 17:11:30 [scrapy.core.engine] DEBUG: Crawled (200) &lt;GET https://morvanzhou.github.io/tutorials/machine-learning/evolutionary-algorithm/2-01-genetic-algorithm/&gt; (referer: https://morvanzhou.github.io/tutorials/machine-learning/evolutionary-algorithm/)</text:p>
      <text:p text:style-name="Standard">2018-08-29 17:11:30 [scrapy.core.engine] DEBUG: Crawled (200) &lt;GET https://morvanzhou.github.io/tutorials/machine-learning/evolutionary-algorithm/2-00-genetic-algorithm/&gt; (referer: https://morvanzhou.github.io/tutorials/machine-learning/evolutionary-algorithm/)</text:p>
      <text:p text:style-name="Standard">2018-08-29 17:11:30 [scrapy.core.scraper] DEBUG: Scraped from &lt;200 https://morvanzhou.github.io/tutorials/machine-learning/evolutionary-algorithm/4-00-neuro-evolution/&gt;</text:p>
      <text:p text:style-name="Standard">{'title': '什么是神经网络进化 (Neuro-Evolution)', 'url': 'https://morvanzhou.github.io/tutorials/machine-learning/evolutionary-algorithm/4-00-neuro-evolution/'}</text:p>
      <text:p text:style-name="Standard">2018-08-29 17:11:30 [scrapy.core.scraper] DEBUG: Scraped from &lt;200 https://morvanzhou.github.io/tutorials/machine-learning/evolutionary-algorithm/3-00-evolution-strategy/&gt;</text:p>
      <text:p text:style-name="Standard">{'title': '什么是进化策略 (Evolution Strategy)', 'url': 'https://morvanzhou.github.io/tutorials/machine-learning/evolutionary-algorithm/3-00-evolution-strategy/'}</text:p>
      <text:p text:style-name="Standard">2018-08-29 17:11:30 [scrapy.core.scraper] DEBUG: Scraped from &lt;200 https://morvanzhou.github.io/tutorials/machine-learning/evolutionary-algorithm/2-03-genetic-algorithm-travel-sales-problem/&gt;</text:p>
      <text:p text:style-name="Standard"><text:soft-page-break/>{'title': '例子 旅行商人问题 (Travel Sales Problem)', 'url': 'https://morvanzhou.github.io/tutorials/machine-learning/evolutionary-algorithm/2-03-genetic-algorithm-travel-sales-problem/'}</text:p>
      <text:p text:style-name="Standard">2018-08-29 17:11:30 [scrapy.core.engine] DEBUG: Crawled (200) &lt;GET https://morvanzhou.github.io/tutorials/machine-learning/theano/4-1-summary/&gt; (referer: https://morvanzhou.github.io/tutorials/machine-learning/theano/)</text:p>
      <text:p text:style-name="Standard">2018-08-29 17:11:30 [scrapy.core.engine] DEBUG: Crawled (200) &lt;GET https://morvanzhou.github.io/tutorials/machine-learning/evolutionary-algorithm/1-01-intro/&gt; (referer: https://morvanzhou.github.io/tutorials/machine-learning/evolutionary-algorithm/)</text:p>
      <text:p text:style-name="Standard">2018-08-29 17:11:30 [scrapy.core.scraper] DEBUG: Scraped from &lt;200 https://morvanzhou.github.io/tutorials/machine-learning/evolutionary-algorithm/2-02-genetic-algorithm-match-phrase/&gt;</text:p>
      <text:p text:style-name="Standard">{'title': '例子 配对句子', 'url': 'https://morvanzhou.github.io/tutorials/machine-learning/evolutionary-algorithm/2-02-genetic-algorithm-match-phrase/'}</text:p>
      <text:p text:style-name="Standard">2018-08-29 17:11:30 [scrapy.core.scraper] DEBUG: Scraped from &lt;200 https://morvanzhou.github.io/tutorials/machine-learning/evolutionary-algorithm/2-04-microbial-genetic-algorithm/&gt;</text:p>
      <text:p text:style-name="Standard">{'title': 'Microbial Genetic Algorithm', 'url': 'https://morvanzhou.github.io/tutorials/machine-learning/evolutionary-algorithm/2-04-microbial-genetic-algorithm/'}</text:p>
      <text:p text:style-name="Standard">2018-08-29 17:11:30 [scrapy.core.engine] DEBUG: Crawled (200) &lt;GET https://morvanzhou.github.io/tutorials/machine-learning/theano/3-6-save/&gt; (referer: https://morvanzhou.github.io/tutorials/machine-learning/theano/)</text:p>
      <text:p text:style-name="Standard">2018-08-29 17:11:30 [scrapy.core.scraper] DEBUG: Scraped from &lt;200 https://morvanzhou.github.io/tutorials/machine-learning/evolutionary-algorithm/2-01-genetic-algorithm/&gt;</text:p>
      <text:p text:style-name="Standard">{'title': '遗传算法', 'url': 'https://morvanzhou.github.io/tutorials/machine-learning/evolutionary-algorithm/2-01-genetic-algorithm/'}</text:p>
      <text:p text:style-name="Standard">2018-08-29 17:11:30 [scrapy.core.scraper] DEBUG: Scraped from &lt;200 https://morvanzhou.github.io/tutorials/machine-learning/evolutionary-algorithm/2-00-genetic-algorithm/&gt;</text:p>
      <text:p text:style-name="Standard">{'title': '遗传算法 (Genetic Algorithm)', 'url': 'https://morvanzhou.github.io/tutorials/machine-learning/evolutionary-algorithm/2-00-genetic-algorithm/'}</text:p>
      <text:p text:style-name="Standard">2018-08-29 17:11:30 [scrapy.core.engine] DEBUG: Crawled (200) &lt;GET https://morvanzhou.github.io/tutorials/machine-learning/theano/3-5-regularization/&gt; (referer: https://morvanzhou.github.io/tutorials/machine-learning/theano/)</text:p>
      <text:p text:style-name="Standard">2018-08-29 17:11:30 [scrapy.core.scraper] DEBUG: Scraped from &lt;200 https://morvanzhou.github.io/tutorials/machine-learning/theano/4-1-summary/&gt;</text:p>
      <text:p text:style-name="Standard">{'title': '总结和更多', 'url': 'https://morvanzhou.github.io/tutorials/machine-learning/theano/4-1-summary/'}</text:p>
      <text:p text:style-name="Standard">2018-08-29 17:11:30 [scrapy.core.scraper] DEBUG: Scraped from &lt;200 https://morvanzhou.github.io/tutorials/machine-learning/evolutionary-algorithm/1-01-intro/&gt;</text:p>
      <text:p text:style-name="Standard">{'title': '进化算法 简介', 'url': 'https://morvanzhou.github.io/tutorials/machine-learning/evolutionary-algorithm/1-01-intro/'}</text:p>
      <text:p text:style-name="Standard">2018-08-29 17:11:30 [scrapy.core.engine] DEBUG: Crawled (200) &lt;GET https://morvanzhou.github.io/tutorials/machine-learning/theano/3-5-A-overfitting/&gt; (referer: https://morvanzhou.github.io/tutorials/machine-learning/theano/)</text:p>
      <text:p text:style-name="Standard">2018-08-29 17:11:30 [scrapy.core.engine] DEBUG: Crawled (200) &lt;GET https://morvanzhou.github.io/tutorials/machine-learning/theano/3-3-visualize/&gt; (referer: https://morvanzhou.github.io/tutorials/machine-learning/theano/)</text:p>
      <text:p text:style-name="Standard">2018-08-29 17:11:30 [scrapy.core.engine] DEBUG: Crawled (200) &lt;GET https://morvanzhou.github.io/tutorials/machine-learning/theano/3-2-regression/&gt; (referer: https://morvanzhou.github.io/tutorials/machine-learning/theano/)</text:p>
      <text:p text:style-name="Standard"><text:soft-page-break/>2018-08-29 17:11:31 [scrapy.core.scraper] DEBUG: Scraped from &lt;200 https://morvanzhou.github.io/tutorials/machine-learning/theano/3-6-save/&gt;</text:p>
      <text:p text:style-name="Standard">{'title': 'Save 保存 提取', 'url': 'https://morvanzhou.github.io/tutorials/machine-learning/theano/3-6-save/'}</text:p>
      <text:p text:style-name="Standard">2018-08-29 17:11:31 [scrapy.core.engine] DEBUG: Crawled (200) &lt;GET https://morvanzhou.github.io/tutorials/machine-learning/theano/3-4-classification/&gt; (referer: https://morvanzhou.github.io/tutorials/machine-learning/theano/)</text:p>
      <text:p text:style-name="Standard">2018-08-29 17:11:31 [scrapy.core.scraper] DEBUG: Scraped from &lt;200 https://morvanzhou.github.io/tutorials/machine-learning/theano/3-5-regularization/&gt;</text:p>
      <text:p text:style-name="Standard">{'title': 'Regularization 正规化', 'url': 'https://morvanzhou.github.io/tutorials/machine-learning/theano/3-5-regularization/'}</text:p>
      <text:p text:style-name="Standard">2018-08-29 17:11:31 [scrapy.core.engine] DEBUG: Crawled (200) &lt;GET https://morvanzhou.github.io/tutorials/machine-learning/theano/3-1-layer/&gt; (referer: https://morvanzhou.github.io/tutorials/machine-learning/theano/)</text:p>
      <text:p text:style-name="Standard">2018-08-29 17:11:31 [scrapy.core.engine] DEBUG: Crawled (200) &lt;GET https://morvanzhou.github.io/tutorials/machine-learning/theano/2-4-activation/&gt; (referer: https://morvanzhou.github.io/tutorials/machine-learning/theano/)</text:p>
      <text:p text:style-name="Standard">2018-08-29 17:11:31 [scrapy.core.scraper] DEBUG: Scraped from &lt;200 https://morvanzhou.github.io/tutorials/machine-learning/theano/3-5-A-overfitting/&gt;</text:p>
      <text:p text:style-name="Standard">{'title': '什么是过拟合 (Overfitting)', 'url': 'https://morvanzhou.github.io/tutorials/machine-learning/theano/3-5-A-overfitting/'}</text:p>
      <text:p text:style-name="Standard">2018-08-29 17:11:31 [scrapy.core.scraper] DEBUG: Scraped from &lt;200 https://morvanzhou.github.io/tutorials/machine-learning/theano/3-3-visualize/&gt;</text:p>
      <text:p text:style-name="Standard">{'title': '可视化结果 回归例子', 'url': 'https://morvanzhou.github.io/tutorials/machine-learning/theano/3-3-visualize/'}</text:p>
      <text:p text:style-name="Standard">2018-08-29 17:11:31 [scrapy.core.engine] DEBUG: Crawled (200) &lt;GET https://morvanzhou.github.io/tutorials/machine-learning/theano/2-3-shared-variable/&gt; (referer: https://morvanzhou.github.io/tutorials/machine-learning/theano/)</text:p>
      <text:p text:style-name="Standard">2018-08-29 17:11:31 [scrapy.core.scraper] DEBUG: Scraped from &lt;200 https://morvanzhou.github.io/tutorials/machine-learning/theano/3-2-regression/&gt;</text:p>
      <text:p text:style-name="Standard">{'title': 'Regression 回归例子', 'url': 'https://morvanzhou.github.io/tutorials/machine-learning/theano/3-2-regression/'}</text:p>
      <text:p text:style-name="Standard">2018-08-29 17:11:31 [scrapy.core.engine] DEBUG: Crawled (200) &lt;GET https://morvanzhou.github.io/tutorials/machine-learning/theano/2-4-A-activation-function/&gt; (referer: https://morvanzhou.github.io/tutorials/machine-learning/theano/)</text:p>
      <text:p text:style-name="Standard">2018-08-29 17:11:31 [scrapy.core.engine] DEBUG: Crawled (200) &lt;GET https://morvanzhou.github.io/tutorials/machine-learning/theano/2-2-function/&gt; (referer: https://morvanzhou.github.io/tutorials/machine-learning/theano/)</text:p>
      <text:p text:style-name="Standard">2018-08-29 17:11:31 [scrapy.core.scraper] DEBUG: Scraped from &lt;200 https://morvanzhou.github.io/tutorials/machine-learning/theano/3-4-classification/&gt;</text:p>
      <text:p text:style-name="Standard">{'title': 'Classification 分类学习', 'url': 'https://morvanzhou.github.io/tutorials/machine-learning/theano/3-4-classification/'}</text:p>
      <text:p text:style-name="Standard">2018-08-29 17:11:31 [scrapy.core.engine] DEBUG: Crawled (200) &lt;GET https://morvanzhou.github.io/tutorials/machine-learning/theano/2-1-basic-usage/&gt; (referer: https://morvanzhou.github.io/tutorials/machine-learning/theano/)</text:p>
      <text:p text:style-name="Standard">2018-08-29 17:11:31 [scrapy.core.engine] DEBUG: Crawled (200) &lt;GET https://morvanzhou.github.io/tutorials/machine-learning/theano/1-3-NN-job/&gt; (referer: https://morvanzhou.github.io/tutorials/machine-learning/theano/)</text:p>
      <text:p text:style-name="Standard">2018-08-29 17:11:31 [scrapy.core.scraper] DEBUG: Scraped from &lt;200 https://morvanzhou.github.io/tutorials/machine-learning/theano/3-1-layer/&gt;</text:p>
      <text:p text:style-name="Standard">{'title': '定义 Layer 类', 'url': 'https://morvanzhou.github.io/tutorials/machine-learning/theano/3-1-layer/'}</text:p>
      <text:p text:style-name="Standard"><text:soft-page-break/>2018-08-29 17:11:31 [scrapy.core.scraper] DEBUG: Scraped from &lt;200 https://morvanzhou.github.io/tutorials/machine-learning/theano/2-4-activation/&gt;</text:p>
      <text:p text:style-name="Standard">{'title': 'Activation function 激励函数', 'url': 'https://morvanzhou.github.io/tutorials/machine-learning/theano/2-4-activation/'}</text:p>
      <text:p text:style-name="Standard">2018-08-29 17:11:31 [scrapy.core.engine] DEBUG: Crawled (200) &lt;GET https://morvanzhou.github.io/tutorials/machine-learning/theano/1-1-A-ANN-and-NN/&gt; (referer: https://morvanzhou.github.io/tutorials/machine-learning/theano/)</text:p>
      <text:p text:style-name="Standard">2018-08-29 17:11:31 [scrapy.core.scraper] DEBUG: Scraped from &lt;200 https://morvanzhou.github.io/tutorials/machine-learning/theano/2-3-shared-variable/&gt;</text:p>
      <text:p text:style-name="Standard">{'title': 'Shared 变量', 'url': 'https://morvanzhou.github.io/tutorials/machine-learning/theano/2-3-shared-variable/'}</text:p>
      <text:p text:style-name="Standard">2018-08-29 17:11:31 [scrapy.core.scraper] DEBUG: Scraped from &lt;200 https://morvanzhou.github.io/tutorials/machine-learning/theano/2-4-A-activation-function/&gt;</text:p>
      <text:p text:style-name="Standard">{'title': '什么是激励函数 (Activation Function)', 'url': 'https://morvanzhou.github.io/tutorials/machine-learning/theano/2-4-A-activation-function/'}</text:p>
      <text:p text:style-name="Standard">2018-08-29 17:11:31 [scrapy.core.scraper] DEBUG: Scraped from &lt;200 https://morvanzhou.github.io/tutorials/machine-learning/theano/2-2-function/&gt;</text:p>
      <text:p text:style-name="Standard">{'title': 'Function 用法', 'url': 'https://morvanzhou.github.io/tutorials/machine-learning/theano/2-2-function/'}</text:p>
      <text:p text:style-name="Standard">2018-08-29 17:11:31 [scrapy.core.scraper] DEBUG: Scraped from &lt;200 https://morvanzhou.github.io/tutorials/machine-learning/theano/2-1-basic-usage/&gt;</text:p>
      <text:p text:style-name="Standard">{'title': '基本用法', 'url': 'https://morvanzhou.github.io/tutorials/machine-learning/theano/2-1-basic-usage/'}</text:p>
      <text:p text:style-name="Standard">2018-08-29 17:11:31 [scrapy.core.engine] DEBUG: Crawled (200) &lt;GET https://morvanzhou.github.io/tutorials/machine-learning/theano/1-2-install/&gt; (referer: https://morvanzhou.github.io/tutorials/machine-learning/theano/)</text:p>
      <text:p text:style-name="Standard">2018-08-29 17:11:31 [scrapy.core.scraper] DEBUG: Scraped from &lt;200 https://morvanzhou.github.io/tutorials/machine-learning/theano/1-3-NN-job/&gt;</text:p>
      <text:p text:style-name="Standard">{'title': '神经网络在做什么', 'url': 'https://morvanzhou.github.io/tutorials/machine-learning/theano/1-3-NN-job/'}</text:p>
      <text:p text:style-name="Standard">2018-08-29 17:11:31 [scrapy.core.engine] DEBUG: Crawled (200) &lt;GET https://morvanzhou.github.io/tutorials/machine-learning/theano/1-1-C-gradient-descent/&gt; (referer: https://morvanzhou.github.io/tutorials/machine-learning/theano/)</text:p>
      <text:p text:style-name="Standard">2018-08-29 17:11:31 [scrapy.core.engine] DEBUG: Crawled (200) &lt;GET https://morvanzhou.github.io/tutorials/machine-learning/theano/1-1-D-feature-representation/&gt; (referer: https://morvanzhou.github.io/tutorials/machine-learning/theano/)</text:p>
      <text:p text:style-name="Standard">2018-08-29 17:11:31 [scrapy.core.engine] DEBUG: Crawled (200) &lt;GET https://morvanzhou.github.io/tutorials/machine-learning/theano/1-1-why/&gt; (referer: https://morvanzhou.github.io/tutorials/machine-learning/theano/)</text:p>
      <text:p text:style-name="Standard">2018-08-29 17:11:31 [scrapy.core.scraper] DEBUG: Scraped from &lt;200 https://morvanzhou.github.io/tutorials/machine-learning/theano/1-1-A-ANN-and-NN/&gt;</text:p>
      <text:p text:style-name="Standard">{'title': '科普: 人工神经网络 VS 生物神经网络', 'url': 'https://morvanzhou.github.io/tutorials/machine-learning/theano/1-1-A-ANN-and-NN/'}</text:p>
      <text:p text:style-name="Standard">2018-08-29 17:11:31 [scrapy.core.engine] DEBUG: Crawled (200) &lt;GET https://morvanzhou.github.io/tutorials/machine-learning/keras/2-3-A-CNN/&gt; (referer: https://morvanzhou.github.io/tutorials/machine-learning/keras/)</text:p>
      <text:p text:style-name="Standard">2018-08-29 17:11:31 [scrapy.core.engine] DEBUG: Crawled (200) &lt;GET https://morvanzhou.github.io/tutorials/machine-learning/keras/2-3-CNN/&gt; (referer: https://morvanzhou.github.io/tutorials/machine-learning/keras/)</text:p>
      <text:p text:style-name="Standard">2018-08-29 17:11:31 [scrapy.core.engine] DEBUG: Crawled (200) &lt;GET https://morvanzhou.github.io/tutorials/machine-learning/keras/2-1-regressor/&gt; (referer: https://morvanzhou.github.io/tutorials/machine-learning/keras/)</text:p>
      <text:p text:style-name="Standard"><text:soft-page-break/>2018-08-29 17:11:31 [scrapy.core.engine] DEBUG: Crawled (200) &lt;GET https://morvanzhou.github.io/tutorials/machine-learning/theano/1-1-B-NN/&gt; (referer: https://morvanzhou.github.io/tutorials/machine-learning/theano/)</text:p>
      <text:p text:style-name="Standard">2018-08-29 17:11:31 [scrapy.core.engine] DEBUG: Crawled (200) &lt;GET https://morvanzhou.github.io/tutorials/machine-learning/keras/2-2-classifier/&gt; (referer: https://morvanzhou.github.io/tutorials/machine-learning/keras/)</text:p>
      <text:p text:style-name="Standard">2018-08-29 17:11:31 [scrapy.core.scraper] DEBUG: Scraped from &lt;200 https://morvanzhou.github.io/tutorials/machine-learning/theano/1-2-install/&gt;</text:p>
      <text:p text:style-name="Standard">{'title': 'Theano 安装', 'url': 'https://morvanzhou.github.io/tutorials/machine-learning/theano/1-2-install/'}</text:p>
      <text:p text:style-name="Standard">2018-08-29 17:11:31 [scrapy.core.scraper] DEBUG: Scraped from &lt;200 https://morvanzhou.github.io/tutorials/machine-learning/theano/1-1-C-gradient-descent/&gt;</text:p>
      <text:p text:style-name="Standard">{'title': '神经网络 梯度下降', 'url': 'https://morvanzhou.github.io/tutorials/machine-learning/theano/1-1-C-gradient-descent/'}</text:p>
      <text:p text:style-name="Standard">2018-08-29 17:11:31 [scrapy.core.scraper] DEBUG: Scraped from &lt;200 https://morvanzhou.github.io/tutorials/machine-learning/theano/1-1-D-feature-representation/&gt;</text:p>
      <text:p text:style-name="Standard">{'title': '科普: 神经网络的黑盒不黑', 'url': 'https://morvanzhou.github.io/tutorials/machine-learning/theano/1-1-D-feature-representation/'}</text:p>
      <text:p text:style-name="Standard">2018-08-29 17:11:31 [scrapy.core.scraper] DEBUG: Scraped from &lt;200 https://morvanzhou.github.io/tutorials/machine-learning/theano/1-1-why/&gt;</text:p>
      <text:p text:style-name="Standard">{'title': 'Why Theano?', 'url': 'https://morvanzhou.github.io/tutorials/machine-learning/theano/1-1-why/'}</text:p>
      <text:p text:style-name="Standard">2018-08-29 17:11:31 [scrapy.core.scraper] DEBUG: Scraped from &lt;200 https://morvanzhou.github.io/tutorials/machine-learning/keras/2-3-A-CNN/&gt;</text:p>
      <text:p text:style-name="Standard">{'title': '什么是卷积神经网络 CNN (Convolutional Neural Network)', 'url': 'https://morvanzhou.github.io/tutorials/machine-learning/keras/2-3-A-CNN/'}</text:p>
      <text:p text:style-name="Standard">2018-08-29 17:11:31 [scrapy.core.scraper] DEBUG: Scraped from &lt;200 https://morvanzhou.github.io/tutorials/machine-learning/keras/2-3-CNN/&gt;</text:p>
      <text:p text:style-name="Standard">{'title': 'CNN 卷积神经网络', 'url': 'https://morvanzhou.github.io/tutorials/machine-learning/keras/2-3-CNN/'}</text:p>
      <text:p text:style-name="Standard">2018-08-29 17:11:31 [scrapy.core.scraper] DEBUG: Scraped from &lt;200 https://morvanzhou.github.io/tutorials/machine-learning/keras/2-1-regressor/&gt;</text:p>
      <text:p text:style-name="Standard">{'title': 'Regressor 回归', 'url': 'https://morvanzhou.github.io/tutorials/machine-learning/keras/2-1-regressor/'}</text:p>
      <text:p text:style-name="Standard">2018-08-29 17:11:31 [scrapy.core.engine] DEBUG: Crawled (200) &lt;GET https://morvanzhou.github.io/tutorials/machine-learning/keras/1-3-backend/&gt; (referer: https://morvanzhou.github.io/tutorials/machine-learning/keras/)</text:p>
      <text:p text:style-name="Standard">2018-08-29 17:11:31 [scrapy.core.scraper] DEBUG: Scraped from &lt;200 https://morvanzhou.github.io/tutorials/machine-learning/theano/1-1-B-NN/&gt;</text:p>
      <text:p text:style-name="Standard">{'title': '什么是神经网络 (Neural Network)', 'url': 'https://morvanzhou.github.io/tutorials/machine-learning/theano/1-1-B-NN/'}</text:p>
      <text:p text:style-name="Standard">2018-08-29 17:11:31 [scrapy.core.scraper] DEBUG: Scraped from &lt;200 https://morvanzhou.github.io/tutorials/machine-learning/keras/2-2-classifier/&gt;</text:p>
      <text:p text:style-name="Standard">{'title': 'Classifier 分类', 'url': 'https://morvanzhou.github.io/tutorials/machine-learning/keras/2-2-classifier/'}</text:p>
      <text:p text:style-name="Standard">2018-08-29 17:11:31 [scrapy.core.engine] DEBUG: Crawled (200) &lt;GET https://morvanzhou.github.io/tutorials/machine-learning/keras/1-1-D-feature-representation/&gt; (referer: https://morvanzhou.github.io/tutorials/machine-learning/keras/)</text:p>
      <text:p text:style-name="Standard">2018-08-29 17:11:31 [scrapy.core.engine] DEBUG: Crawled (200) &lt;GET https://morvanzhou.github.io/tutorials/machine-learning/keras/1-1-C-gradient-descent/&gt; (referer: https://morvanzhou.github.io/tutorials/machine-learning/keras/)</text:p>
      <text:p text:style-name="Standard"><text:soft-page-break/>2018-08-29 17:11:31 [scrapy.core.engine] DEBUG: Crawled (200) &lt;GET https://morvanzhou.github.io/tutorials/machine-learning/tensorflow/5-15-tf-gradient-descent/&gt; (referer: https://morvanzhou.github.io/tutorials/machine-learning/tensorflow/)</text:p>
      <text:p text:style-name="Standard">2018-08-29 17:11:31 [scrapy.core.engine] DEBUG: Crawled (200) &lt;GET https://morvanzhou.github.io/tutorials/machine-learning/keras/1-1-why/&gt; (referer: https://morvanzhou.github.io/tutorials/machine-learning/keras/)</text:p>
      <text:p text:style-name="Standard">2018-08-29 17:11:31 [scrapy.core.engine] DEBUG: Crawled (200) &lt;GET https://morvanzhou.github.io/tutorials/machine-learning/keras/1-2-install/&gt; (referer: https://morvanzhou.github.io/tutorials/machine-learning/keras/)</text:p>
      <text:p text:style-name="Standard">2018-08-29 17:11:31 [scrapy.core.engine] DEBUG: Crawled (200) &lt;GET https://morvanzhou.github.io/tutorials/machine-learning/keras/1-1-B-NN/&gt; (referer: https://morvanzhou.github.io/tutorials/machine-learning/keras/)</text:p>
      <text:p text:style-name="Standard">2018-08-29 17:11:31 [scrapy.core.engine] DEBUG: Crawled (200) &lt;GET https://morvanzhou.github.io/tutorials/machine-learning/keras/1-1-A-ANN-and-NN/&gt; (referer: https://morvanzhou.github.io/tutorials/machine-learning/keras/)</text:p>
      <text:p text:style-name="Standard">2018-08-29 17:11:31 [scrapy.core.scraper] DEBUG: Scraped from &lt;200 https://morvanzhou.github.io/tutorials/machine-learning/keras/1-3-backend/&gt;</text:p>
      <text:p text:style-name="Standard">{'title': '兼容 backend', 'url': 'https://morvanzhou.github.io/tutorials/machine-learning/keras/1-3-backend/'}</text:p>
      <text:p text:style-name="Standard">2018-08-29 17:11:31 [scrapy.core.scraper] DEBUG: Scraped from &lt;200 https://morvanzhou.github.io/tutorials/machine-learning/keras/1-1-D-feature-representation/&gt;</text:p>
      <text:p text:style-name="Standard">{'title': '科普: 神经网络的黑盒不黑', 'url': 'https://morvanzhou.github.io/tutorials/machine-learning/keras/1-1-D-feature-representation/'}</text:p>
      <text:p text:style-name="Standard">2018-08-29 17:11:31 [scrapy.core.scraper] DEBUG: Scraped from &lt;200 https://morvanzhou.github.io/tutorials/machine-learning/keras/1-1-C-gradient-descent/&gt;</text:p>
      <text:p text:style-name="Standard">{'title': '神经网络 梯度下降', 'url': 'https://morvanzhou.github.io/tutorials/machine-learning/keras/1-1-C-gradient-descent/'}</text:p>
      <text:p text:style-name="Standard">2018-08-29 17:11:31 [scrapy.core.scraper] DEBUG: Scraped from &lt;200 https://morvanzhou.github.io/tutorials/machine-learning/tensorflow/5-15-tf-gradient-descent/&gt;</text:p>
      <text:p text:style-name="Standard">{'title': '用 Tensorflow 可视化梯度下降', 'url': 'https://morvanzhou.github.io/tutorials/machine-learning/tensorflow/5-15-tf-gradient-descent/'}</text:p>
      <text:p text:style-name="Standard">2018-08-29 17:11:31 [scrapy.core.engine] DEBUG: Crawled (200) &lt;GET https://morvanzhou.github.io/tutorials/machine-learning/tensorflow/5-14-tf2017/&gt; (referer: https://morvanzhou.github.io/tutorials/machine-learning/tensorflow/)</text:p>
      <text:p text:style-name="Standard">2018-08-29 17:11:31 [scrapy.core.scraper] DEBUG: Scraped from &lt;200 https://morvanzhou.github.io/tutorials/machine-learning/keras/1-1-why/&gt;</text:p>
      <text:p text:style-name="Standard">{'title': 'Why Keras?', 'url': 'https://morvanzhou.github.io/tutorials/machine-learning/keras/1-1-why/'}</text:p>
      <text:p text:style-name="Standard">2018-08-29 17:11:31 [scrapy.core.scraper] DEBUG: Scraped from &lt;200 https://morvanzhou.github.io/tutorials/machine-learning/keras/1-2-install/&gt;</text:p>
      <text:p text:style-name="Standard">{'title': 'Keras 安装', 'url': 'https://morvanzhou.github.io/tutorials/machine-learning/keras/1-2-install/'}</text:p>
      <text:p text:style-name="Standard">2018-08-29 17:11:31 [scrapy.core.scraper] DEBUG: Scraped from &lt;200 https://morvanzhou.github.io/tutorials/machine-learning/keras/1-1-B-NN/&gt;</text:p>
      <text:p text:style-name="Standard">{'title': '什么是神经网络 (Neural Network)', 'url': 'https://morvanzhou.github.io/tutorials/machine-learning/keras/1-1-B-NN/'}</text:p>
      <text:p text:style-name="Standard">2018-08-29 17:11:31 [scrapy.core.scraper] DEBUG: Scraped from &lt;200 https://morvanzhou.github.io/tutorials/machine-learning/keras/1-1-A-ANN-and-NN/&gt;</text:p>
      <text:p text:style-name="Standard">{'title': '科普: 人工神经网络 VS 生物神经网络', 'url': 'https://morvanzhou.github.io/tutorials/machine-learning/keras/1-1-A-ANN-and-NN/'}</text:p>
      <text:p text:style-name="Standard"><text:soft-page-break/>2018-08-29 17:11:31 [scrapy.core.engine] DEBUG: Crawled (200) &lt;GET https://morvanzhou.github.io/tutorials/machine-learning/tensorflow/5-13-A-batch-normalization/&gt; (referer: https://morvanzhou.github.io/tutorials/machine-learning/tensorflow/)</text:p>
      <text:p text:style-name="Standard">2018-08-29 17:11:31 [scrapy.core.engine] DEBUG: Crawled (200) &lt;GET https://morvanzhou.github.io/tutorials/machine-learning/tensorflow/5-12-scope/&gt; (referer: https://morvanzhou.github.io/tutorials/machine-learning/tensorflow/)</text:p>
      <text:p text:style-name="Standard">2018-08-29 17:11:31 [scrapy.core.engine] DEBUG: Crawled (200) &lt;GET https://morvanzhou.github.io/tutorials/machine-learning/tensorflow/5-13-BN/&gt; (referer: https://morvanzhou.github.io/tutorials/machine-learning/tensorflow/)</text:p>
      <text:p text:style-name="Standard">2018-08-29 17:11:31 [scrapy.core.scraper] DEBUG: Scraped from &lt;200 https://morvanzhou.github.io/tutorials/machine-learning/tensorflow/5-14-tf2017/&gt;</text:p>
      <text:p text:style-name="Standard">{'title': 'Tensorflow 2017 更新', 'url': 'https://morvanzhou.github.io/tutorials/machine-learning/tensorflow/5-14-tf2017/'}</text:p>
      <text:p text:style-name="Standard">2018-08-29 17:11:31 [scrapy.core.engine] DEBUG: Crawled (200) &lt;GET https://morvanzhou.github.io/tutorials/machine-learning/tensorflow/5-11-A-autoencoder/&gt; (referer: https://morvanzhou.github.io/tutorials/machine-learning/tensorflow/)</text:p>
      <text:p text:style-name="Standard">2018-08-29 17:11:31 [scrapy.core.engine] DEBUG: Crawled (200) &lt;GET https://morvanzhou.github.io/tutorials/machine-learning/tensorflow/5-11-autoencoder/&gt; (referer: https://morvanzhou.github.io/tutorials/machine-learning/tensorflow/)</text:p>
      <text:p text:style-name="Standard">2018-08-29 17:11:31 [scrapy.core.engine] DEBUG: Crawled (200) &lt;GET https://morvanzhou.github.io/tutorials/machine-learning/tensorflow/5-09-RNN3/&gt; (referer: https://morvanzhou.github.io/tutorials/machine-learning/tensorflow/)</text:p>
      <text:p text:style-name="Standard">2018-08-29 17:11:31 [scrapy.core.engine] DEBUG: Crawled (200) &lt;GET https://morvanzhou.github.io/tutorials/machine-learning/tensorflow/5-10-RNN4/&gt; (referer: https://morvanzhou.github.io/tutorials/machine-learning/tensorflow/)</text:p>
      <text:p text:style-name="Standard">2018-08-29 17:11:31 [scrapy.core.engine] DEBUG: Crawled (200) &lt;GET https://morvanzhou.github.io/tutorials/machine-learning/tensorflow/5-08-RNN2/&gt; (referer: https://morvanzhou.github.io/tutorials/machine-learning/tensorflow/)</text:p>
      <text:p text:style-name="Standard">2018-08-29 17:11:31 [scrapy.core.scraper] DEBUG: Scraped from &lt;200 https://morvanzhou.github.io/tutorials/machine-learning/tensorflow/5-13-A-batch-normalization/&gt;</text:p>
      <text:p text:style-name="Standard">{'title': '什么是批标准化 (Batch Normalization)', 'url': 'https://morvanzhou.github.io/tutorials/machine-learning/tensorflow/5-13-A-batch-normalization/'}</text:p>
      <text:p text:style-name="Standard">2018-08-29 17:11:31 [scrapy.core.scraper] DEBUG: Scraped from &lt;200 https://morvanzhou.github.io/tutorials/machine-learning/tensorflow/5-12-scope/&gt;</text:p>
      <text:p text:style-name="Standard">{'title': 'scope 命名方法', 'url': 'https://morvanzhou.github.io/tutorials/machine-learning/tensorflow/5-12-scope/'}</text:p>
      <text:p text:style-name="Standard">2018-08-29 17:11:31 [scrapy.core.scraper] DEBUG: Scraped from &lt;200 https://morvanzhou.github.io/tutorials/machine-learning/tensorflow/5-13-BN/&gt;</text:p>
      <text:p text:style-name="Standard">{'title': 'Batch Normalization 批标准化', 'url': 'https://morvanzhou.github.io/tutorials/machine-learning/tensorflow/5-13-BN/'}</text:p>
      <text:p text:style-name="Standard">2018-08-29 17:11:31 [scrapy.core.engine] DEBUG: Crawled (200) &lt;GET https://morvanzhou.github.io/tutorials/machine-learning/tensorflow/5-07-B-LSTM/&gt; (referer: https://morvanzhou.github.io/tutorials/machine-learning/tensorflow/)</text:p>
      <text:p text:style-name="Standard">2018-08-29 17:11:31 [scrapy.core.engine] DEBUG: Crawled (200) &lt;GET https://morvanzhou.github.io/tutorials/machine-learning/tensorflow/5-07-A-RNN/&gt; (referer: https://morvanzhou.github.io/tutorials/machine-learning/tensorflow/)</text:p>
      <text:p text:style-name="Standard">2018-08-29 17:11:31 [scrapy.core.scraper] DEBUG: Scraped from &lt;200 https://morvanzhou.github.io/tutorials/machine-learning/tensorflow/5-11-A-autoencoder/&gt;</text:p>
      <text:p text:style-name="Standard">{'title': '什么是自编码 (Autoencoder)', 'url': 'https://morvanzhou.github.io/tutorials/machine-learning/tensorflow/5-11-A-autoencoder/'}</text:p>
      <text:p text:style-name="Standard"><text:soft-page-break/>2018-08-29 17:11:31 [scrapy.core.engine] DEBUG: Crawled (200) &lt;GET https://morvanzhou.github.io/tutorials/machine-learning/tensorflow/5-07-RNN1/&gt; (referer: https://morvanzhou.github.io/tutorials/machine-learning/tensorflow/)</text:p>
      <text:p text:style-name="Standard">2018-08-29 17:11:31 [scrapy.core.scraper] DEBUG: Scraped from &lt;200 https://morvanzhou.github.io/tutorials/machine-learning/tensorflow/5-11-autoencoder/&gt;</text:p>
      <text:p text:style-name="Standard">{'title': '自编码 Autoencoder (非监督学习)', 'url': 'https://morvanzhou.github.io/tutorials/machine-learning/tensorflow/5-11-autoencoder/'}</text:p>
      <text:p text:style-name="Standard">2018-08-29 17:11:31 [scrapy.core.scraper] DEBUG: Scraped from &lt;200 https://morvanzhou.github.io/tutorials/machine-learning/tensorflow/5-09-RNN3/&gt;</text:p>
      <text:p text:style-name="Standard">{'title': 'RNN LSTM (回归例子)', 'url': 'https://morvanzhou.github.io/tutorials/machine-learning/tensorflow/5-09-RNN3/'}</text:p>
      <text:p text:style-name="Standard">2018-08-29 17:11:31 [scrapy.core.scraper] DEBUG: Scraped from &lt;200 https://morvanzhou.github.io/tutorials/machine-learning/tensorflow/5-10-RNN4/&gt;</text:p>
      <text:p text:style-name="Standard">{'title': 'RNN LSTM (回归例子可视化)', 'url': 'https://morvanzhou.github.io/tutorials/machine-learning/tensorflow/5-10-RNN4/'}</text:p>
      <text:p text:style-name="Standard">2018-08-29 17:11:31 [scrapy.core.scraper] DEBUG: Scraped from &lt;200 https://morvanzhou.github.io/tutorials/machine-learning/tensorflow/5-08-RNN2/&gt;</text:p>
      <text:p text:style-name="Standard">{'title': 'RNN LSTM 循环神经网络 (分类例子)', 'url': 'https://morvanzhou.github.io/tutorials/machine-learning/tensorflow/5-08-RNN2/'}</text:p>
      <text:p text:style-name="Standard">2018-08-29 17:11:31 [scrapy.core.engine] DEBUG: Crawled (200) &lt;GET https://morvanzhou.github.io/tutorials/machine-learning/tensorflow/5-01-classifier/&gt; (referer: https://morvanzhou.github.io/tutorials/machine-learning/tensorflow/)</text:p>
      <text:p text:style-name="Standard">2018-08-29 17:11:32 [scrapy.core.engine] DEBUG: Crawled (200) &lt;GET https://morvanzhou.github.io/tutorials/machine-learning/tensorflow/5-05-CNN3/&gt; (referer: https://morvanzhou.github.io/tutorials/machine-learning/tensorflow/)</text:p>
      <text:p text:style-name="Standard">2018-08-29 17:11:32 [scrapy.core.engine] DEBUG: Crawled (200) &lt;GET https://morvanzhou.github.io/tutorials/machine-learning/tensorflow/5-03-A-CNN/&gt; (referer: https://morvanzhou.github.io/tutorials/machine-learning/tensorflow/)</text:p>
      <text:p text:style-name="Standard">2018-08-29 17:11:32 [scrapy.core.scraper] DEBUG: Scraped from &lt;200 https://morvanzhou.github.io/tutorials/machine-learning/tensorflow/5-07-B-LSTM/&gt;</text:p>
      <text:p text:style-name="Standard">{'title': '什么是 LSTM 循环神经网络', 'url': 'https://morvanzhou.github.io/tutorials/machine-learning/tensorflow/5-07-B-LSTM/'}</text:p>
      <text:p text:style-name="Standard">2018-08-29 17:11:32 [scrapy.core.scraper] DEBUG: Scraped from &lt;200 https://morvanzhou.github.io/tutorials/machine-learning/tensorflow/5-07-A-RNN/&gt;</text:p>
      <text:p text:style-name="Standard">{'title': '什么是循环神经网络 RNN (Recurrent Neural Network)', 'url': 'https://morvanzhou.github.io/tutorials/machine-learning/tensorflow/5-07-A-RNN/'}</text:p>
      <text:p text:style-name="Standard">2018-08-29 17:11:32 [scrapy.core.scraper] DEBUG: Scraped from &lt;200 https://morvanzhou.github.io/tutorials/machine-learning/tensorflow/5-07-RNN1/&gt;</text:p>
      <text:p text:style-name="Standard">{'title': 'RNN 循环神经网络', 'url': 'https://morvanzhou.github.io/tutorials/machine-learning/tensorflow/5-07-RNN1/'}</text:p>
      <text:p text:style-name="Standard">2018-08-29 17:11:32 [scrapy.core.engine] DEBUG: Crawled (200) &lt;GET https://morvanzhou.github.io/tutorials/machine-learning/tensorflow/5-03-CNN1/&gt; (referer: https://morvanzhou.github.io/tutorials/machine-learning/tensorflow/)</text:p>
      <text:p text:style-name="Standard">2018-08-29 17:11:32 [scrapy.core.engine] DEBUG: Crawled (200) &lt;GET https://morvanzhou.github.io/tutorials/machine-learning/tensorflow/5-04-CNN2/&gt; (referer: https://morvanzhou.github.io/tutorials/machine-learning/tensorflow/)</text:p>
      <text:p text:style-name="Standard">2018-08-29 17:11:32 [scrapy.core.engine] DEBUG: Crawled (200) &lt;GET https://morvanzhou.github.io/tutorials/machine-learning/tensorflow/5-02-dropout/&gt; (referer: https://morvanzhou.github.io/tutorials/machine-learning/tensorflow/)</text:p>
      <text:p text:style-name="Standard">2018-08-29 17:11:32 [scrapy.core.engine] DEBUG: Crawled (200) &lt;GET https://morvanzhou.github.io/tutorials/machine-learning/tensorflow/5-02-A-overfitting/&gt; (referer: https://morvanzhou.github.io/tutorials/machine-learning/tensorflow/)</text:p>
      <text:p text:style-name="Standard"><text:soft-page-break/>2018-08-29 17:11:32 [scrapy.core.scraper] DEBUG: Scraped from &lt;200 https://morvanzhou.github.io/tutorials/machine-learning/tensorflow/5-01-classifier/&gt;</text:p>
      <text:p text:style-name="Standard">{'title': 'Classification 分类学习', 'url': 'https://morvanzhou.github.io/tutorials/machine-learning/tensorflow/5-01-classifier/'}</text:p>
      <text:p text:style-name="Standard">2018-08-29 17:11:32 [scrapy.core.scraper] DEBUG: Scraped from &lt;200 https://morvanzhou.github.io/tutorials/machine-learning/tensorflow/5-05-CNN3/&gt;</text:p>
      <text:p text:style-name="Standard">{'title': 'CNN 卷积神经网络 3', 'url': 'https://morvanzhou.github.io/tutorials/machine-learning/tensorflow/5-05-CNN3/'}</text:p>
      <text:p text:style-name="Standard">2018-08-29 17:11:32 [scrapy.core.scraper] DEBUG: Scraped from &lt;200 https://morvanzhou.github.io/tutorials/machine-learning/tensorflow/5-03-A-CNN/&gt;</text:p>
      <text:p text:style-name="Standard">{'title': '什么是卷积神经网络 CNN (Convolutional Neural Network)', 'url': 'https://morvanzhou.github.io/tutorials/machine-learning/tensorflow/5-03-A-CNN/'}</text:p>
      <text:p text:style-name="Standard">2018-08-29 17:11:32 [scrapy.core.scraper] DEBUG: Scraped from &lt;200 https://morvanzhou.github.io/tutorials/machine-learning/tensorflow/5-03-CNN1/&gt;</text:p>
      <text:p text:style-name="Standard">{'title': 'CNN 卷积神经网络 1', 'url': 'https://morvanzhou.github.io/tutorials/machine-learning/tensorflow/5-03-CNN1/'}</text:p>
      <text:p text:style-name="Standard">2018-08-29 17:11:32 [scrapy.core.engine] DEBUG: Crawled (200) &lt;GET https://morvanzhou.github.io/tutorials/machine-learning/tensorflow/4-2-tensorboard2/&gt; (referer: https://morvanzhou.github.io/tutorials/machine-learning/tensorflow/)</text:p>
      <text:p text:style-name="Standard">2018-08-29 17:11:32 [scrapy.core.engine] DEBUG: Crawled (200) &lt;GET https://morvanzhou.github.io/tutorials/machine-learning/tensorflow/3-4-optimizer/&gt; (referer: https://morvanzhou.github.io/tutorials/machine-learning/tensorflow/)</text:p>
      <text:p text:style-name="Standard">2018-08-29 17:11:32 [scrapy.core.scraper] DEBUG: Scraped from &lt;200 https://morvanzhou.github.io/tutorials/machine-learning/tensorflow/5-04-CNN2/&gt;</text:p>
      <text:p text:style-name="Standard">{'title': 'CNN 卷积神经网络 2', 'url': 'https://morvanzhou.github.io/tutorials/machine-learning/tensorflow/5-04-CNN2/'}</text:p>
      <text:p text:style-name="Standard">2018-08-29 17:11:32 [scrapy.core.scraper] DEBUG: Scraped from &lt;200 https://morvanzhou.github.io/tutorials/machine-learning/tensorflow/5-02-dropout/&gt;</text:p>
      <text:p text:style-name="Standard">{'title': 'Dropout 解决 overfitting', 'url': 'https://morvanzhou.github.io/tutorials/machine-learning/tensorflow/5-02-dropout/'}</text:p>
      <text:p text:style-name="Standard">2018-08-29 17:11:32 [scrapy.core.scraper] DEBUG: Scraped from &lt;200 https://morvanzhou.github.io/tutorials/machine-learning/tensorflow/5-02-A-overfitting/&gt;</text:p>
      <text:p text:style-name="Standard">{'title': '什么是过拟合 (Overfitting)', 'url': 'https://morvanzhou.github.io/tutorials/machine-learning/tensorflow/5-02-A-overfitting/'}</text:p>
      <text:p text:style-name="Standard">2018-08-29 17:11:32 [scrapy.core.engine] DEBUG: Crawled (200) &lt;GET https://morvanzhou.github.io/tutorials/machine-learning/tensorflow/3-2-create-NN/&gt; (referer: https://morvanzhou.github.io/tutorials/machine-learning/tensorflow/)</text:p>
      <text:p text:style-name="Standard">2018-08-29 17:11:32 [scrapy.core.engine] DEBUG: Crawled (200) &lt;GET https://morvanzhou.github.io/tutorials/machine-learning/tensorflow/3-1-add-layer/&gt; (referer: https://morvanzhou.github.io/tutorials/machine-learning/tensorflow/)</text:p>
      <text:p text:style-name="Standard">2018-08-29 17:11:32 [scrapy.core.engine] DEBUG: Crawled (200) &lt;GET https://morvanzhou.github.io/tutorials/machine-learning/tensorflow/4-1-tensorboard1/&gt; (referer: https://morvanzhou.github.io/tutorials/machine-learning/tensorflow/)</text:p>
      <text:p text:style-name="Standard">2018-08-29 17:11:32 [scrapy.core.scraper] DEBUG: Scraped from &lt;200 https://morvanzhou.github.io/tutorials/machine-learning/tensorflow/4-2-tensorboard2/&gt;</text:p>
      <text:p text:style-name="Standard">{'title': 'Tensorboard 可视化好帮手 2', 'url': 'https://morvanzhou.github.io/tutorials/machine-learning/tensorflow/4-2-tensorboard2/'}</text:p>
      <text:p text:style-name="Standard">2018-08-29 17:11:32 [scrapy.core.engine] DEBUG: Crawled (200) &lt;GET https://morvanzhou.github.io/tutorials/machine-learning/tensorflow/3-3-visualize-result/&gt; (referer: https://morvanzhou.github.io/tutorials/machine-learning/tensorflow/)</text:p>
      <text:p text:style-name="Standard"><text:soft-page-break/>2018-08-29 17:11:32 [scrapy.core.engine] DEBUG: Crawled (200) &lt;GET https://morvanzhou.github.io/tutorials/machine-learning/tensorflow/3-4-A-speed-up-learning/&gt; (referer: https://morvanzhou.github.io/tutorials/machine-learning/tensorflow/)</text:p>
      <text:p text:style-name="Standard">2018-08-29 17:11:32 [scrapy.core.scraper] DEBUG: Scraped from &lt;200 https://morvanzhou.github.io/tutorials/machine-learning/tensorflow/3-4-optimizer/&gt;</text:p>
      <text:p text:style-name="Standard">{'title': '优化器 optimizer', 'url': 'https://morvanzhou.github.io/tutorials/machine-learning/tensorflow/3-4-optimizer/'}</text:p>
      <text:p text:style-name="Standard">2018-08-29 17:11:32 [scrapy.core.scraper] DEBUG: Scraped from &lt;200 https://morvanzhou.github.io/tutorials/machine-learning/tensorflow/3-2-create-NN/&gt;</text:p>
      <text:p text:style-name="Standard">{'title': '例子3 建造神经网络', 'url': 'https://morvanzhou.github.io/tutorials/machine-learning/tensorflow/3-2-create-NN/'}</text:p>
      <text:p text:style-name="Standard">2018-08-29 17:11:32 [scrapy.core.engine] DEBUG: Crawled (200) &lt;GET https://morvanzhou.github.io/tutorials/machine-learning/tensorflow/2-6-activation/&gt; (referer: https://morvanzhou.github.io/tutorials/machine-learning/tensorflow/)</text:p>
      <text:p text:style-name="Standard">2018-08-29 17:11:32 [scrapy.core.engine] DEBUG: Crawled (200) &lt;GET https://morvanzhou.github.io/tutorials/machine-learning/tensorflow/2-6-A-activation-function/&gt; (referer: https://morvanzhou.github.io/tutorials/machine-learning/tensorflow/)</text:p>
      <text:p text:style-name="Standard">2018-08-29 17:11:32 [scrapy.core.scraper] DEBUG: Scraped from &lt;200 https://morvanzhou.github.io/tutorials/machine-learning/tensorflow/3-1-add-layer/&gt;</text:p>
      <text:p text:style-name="Standard">{'title': '例子3 添加层 def add_layer()', 'url': 'https://morvanzhou.github.io/tutorials/machine-learning/tensorflow/3-1-add-layer/'}</text:p>
      <text:p text:style-name="Standard">2018-08-29 17:11:32 [scrapy.core.scraper] DEBUG: Scraped from &lt;200 https://morvanzhou.github.io/tutorials/machine-learning/tensorflow/4-1-tensorboard1/&gt;</text:p>
      <text:p text:style-name="Standard">{'title': 'Tensorboard 可视化好帮手 1', 'url': 'https://morvanzhou.github.io/tutorials/machine-learning/tensorflow/4-1-tensorboard1/'}</text:p>
      <text:p text:style-name="Standard">2018-08-29 17:11:32 [scrapy.core.scraper] DEBUG: Scraped from &lt;200 https://morvanzhou.github.io/tutorials/machine-learning/tensorflow/3-3-visualize-result/&gt;</text:p>
      <text:p text:style-name="Standard">{'title': '例子3 结果可视化', 'url': 'https://morvanzhou.github.io/tutorials/machine-learning/tensorflow/3-3-visualize-result/'}</text:p>
      <text:p text:style-name="Standard">2018-08-29 17:11:32 [scrapy.core.engine] DEBUG: Crawled (200) &lt;GET https://morvanzhou.github.io/tutorials/machine-learning/tensorflow/2-5-placeholde/&gt; (referer: https://morvanzhou.github.io/tutorials/machine-learning/tensorflow/)</text:p>
      <text:p text:style-name="Standard">2018-08-29 17:11:32 [scrapy.core.engine] DEBUG: Crawled (200) &lt;GET https://morvanzhou.github.io/tutorials/machine-learning/tensorflow/2-4-variable/&gt; (referer: https://morvanzhou.github.io/tutorials/machine-learning/tensorflow/)</text:p>
      <text:p text:style-name="Standard">2018-08-29 17:11:32 [scrapy.core.scraper] DEBUG: Scraped from &lt;200 https://morvanzhou.github.io/tutorials/machine-learning/tensorflow/3-4-A-speed-up-learning/&gt;</text:p>
      <text:p text:style-name="Standard">{'title': '加速神经网络训练 (Speed Up Training)', 'url': 'https://morvanzhou.github.io/tutorials/machine-learning/tensorflow/3-4-A-speed-up-learning/'}</text:p>
      <text:p text:style-name="Standard">2018-08-29 17:11:32 [scrapy.core.engine] DEBUG: Crawled (200) &lt;GET https://morvanzhou.github.io/tutorials/machine-learning/tensorflow/2-3-session/&gt; (referer: https://morvanzhou.github.io/tutorials/machine-learning/tensorflow/)</text:p>
      <text:p text:style-name="Standard">2018-08-29 17:11:32 [scrapy.core.scraper] DEBUG: Scraped from &lt;200 https://morvanzhou.github.io/tutorials/machine-learning/tensorflow/2-6-activation/&gt;</text:p>
      <text:p text:style-name="Standard">{'title': '激励函数 Activation Function', 'url': 'https://morvanzhou.github.io/tutorials/machine-learning/tensorflow/2-6-activation/'}</text:p>
      <text:p text:style-name="Standard">2018-08-29 17:11:32 [scrapy.core.scraper] DEBUG: Scraped from &lt;200 https://morvanzhou.github.io/tutorials/machine-learning/tensorflow/2-6-A-activation-function/&gt;</text:p>
      <text:p text:style-name="Standard">{'title': '什么是激励函数 (Activation Function)', 'url': 'https://morvanzhou.github.io/tutorials/machine-learning/tensorflow/2-6-A-activation-function/'}</text:p>
      <text:p text:style-name="Standard"><text:soft-page-break/>2018-08-29 17:11:32 [scrapy.core.engine] DEBUG: Crawled (200) &lt;GET https://morvanzhou.github.io/tutorials/machine-learning/tensorflow/5-06-save/&gt; (referer: https://morvanzhou.github.io/tutorials/machine-learning/tensorflow/)</text:p>
      <text:p text:style-name="Standard">2018-08-29 17:11:32 [scrapy.core.engine] DEBUG: Crawled (200) &lt;GET https://morvanzhou.github.io/tutorials/machine-learning/tensorflow/1-1-C-gradient-descent/&gt; (referer: https://morvanzhou.github.io/tutorials/machine-learning/tensorflow/)</text:p>
      <text:p text:style-name="Standard">2018-08-29 17:11:32 [scrapy.core.engine] DEBUG: Crawled (200) &lt;GET https://morvanzhou.github.io/tutorials/machine-learning/tensorflow/2-2-example2/&gt; (referer: https://morvanzhou.github.io/tutorials/machine-learning/tensorflow/)</text:p>
      <text:p text:style-name="Standard">2018-08-29 17:11:32 [scrapy.core.scraper] DEBUG: Scraped from &lt;200 https://morvanzhou.github.io/tutorials/machine-learning/tensorflow/2-5-placeholde/&gt;</text:p>
      <text:p text:style-name="Standard">{'title': 'Placeholder 传入值', 'url': 'https://morvanzhou.github.io/tutorials/machine-learning/tensorflow/2-5-placeholde/'}</text:p>
      <text:p text:style-name="Standard">2018-08-29 17:11:32 [scrapy.core.engine] DEBUG: Crawled (200) &lt;GET https://morvanzhou.github.io/tutorials/machine-learning/tensorflow/1-3-what-does-NN-do/&gt; (referer: https://morvanzhou.github.io/tutorials/machine-learning/tensorflow/)</text:p>
      <text:p text:style-name="Standard">2018-08-29 17:11:32 [scrapy.core.engine] DEBUG: Crawled (200) &lt;GET https://morvanzhou.github.io/tutorials/machine-learning/tensorflow/2-1-structure/&gt; (referer: https://morvanzhou.github.io/tutorials/machine-learning/tensorflow/)</text:p>
      <text:p text:style-name="Standard">2018-08-29 17:11:32 [scrapy.core.engine] DEBUG: Crawled (200) &lt;GET https://morvanzhou.github.io/tutorials/machine-learning/tensorflow/1-2-install/&gt; (referer: https://morvanzhou.github.io/tutorials/machine-learning/tensorflow/)</text:p>
      <text:p text:style-name="Standard">2018-08-29 17:11:32 [scrapy.core.scraper] DEBUG: Scraped from &lt;200 https://morvanzhou.github.io/tutorials/machine-learning/tensorflow/2-4-variable/&gt;</text:p>
      <text:p text:style-name="Standard">{'title': 'Variable 变量', 'url': 'https://morvanzhou.github.io/tutorials/machine-learning/tensorflow/2-4-variable/'}</text:p>
      <text:p text:style-name="Standard">2018-08-29 17:11:32 [scrapy.core.engine] DEBUG: Crawled (200) &lt;GET https://morvanzhou.github.io/tutorials/machine-learning/tensorflow/1-1-why/&gt; (referer: https://morvanzhou.github.io/tutorials/machine-learning/tensorflow/)</text:p>
      <text:p text:style-name="Standard">2018-08-29 17:11:32 [scrapy.core.engine] DEBUG: Crawled (200) &lt;GET https://morvanzhou.github.io/tutorials/machine-learning/tensorflow/1-1-B-NN/&gt; (referer: https://morvanzhou.github.io/tutorials/machine-learning/tensorflow/)</text:p>
      <text:p text:style-name="Standard">2018-08-29 17:11:32 [scrapy.core.engine] DEBUG: Crawled (200) &lt;GET https://morvanzhou.github.io/tutorials/machine-learning/tensorflow/1-1-D-feature-representation/&gt; (referer: https://morvanzhou.github.io/tutorials/machine-learning/tensorflow/)</text:p>
      <text:p text:style-name="Standard">2018-08-29 17:11:32 [scrapy.core.scraper] DEBUG: Scraped from &lt;200 https://morvanzhou.github.io/tutorials/machine-learning/tensorflow/2-3-session/&gt;</text:p>
      <text:p text:style-name="Standard">{'title': 'Session 会话控制', 'url': 'https://morvanzhou.github.io/tutorials/machine-learning/tensorflow/2-3-session/'}</text:p>
      <text:p text:style-name="Standard">2018-08-29 17:11:32 [scrapy.core.engine] DEBUG: Crawled (200) &lt;GET https://morvanzhou.github.io/tutorials/machine-learning/tensorflow/1-1-A-ANN-and-NN/&gt; (referer: https://morvanzhou.github.io/tutorials/machine-learning/tensorflow/)</text:p>
      <text:p text:style-name="Standard">2018-08-29 17:11:32 [scrapy.core.scraper] DEBUG: Scraped from &lt;200 https://morvanzhou.github.io/tutorials/machine-learning/tensorflow/5-06-save/&gt;</text:p>
      <text:p text:style-name="Standard">{'title': 'Saver 保存读取', 'url': 'https://morvanzhou.github.io/tutorials/machine-learning/tensorflow/5-06-save/'}</text:p>
      <text:p text:style-name="Standard">2018-08-29 17:11:32 [scrapy.core.scraper] DEBUG: Scraped from &lt;200 https://morvanzhou.github.io/tutorials/machine-learning/tensorflow/1-1-C-gradient-descent/&gt;</text:p>
      <text:p text:style-name="Standard">{'title': '神经网络 梯度下降', 'url': 'https://morvanzhou.github.io/tutorials/machine-learning/tensorflow/1-1-C-gradient-descent/'}</text:p>
      <text:p text:style-name="Standard">2018-08-29 17:11:32 [scrapy.core.scraper] DEBUG: Scraped from &lt;200 https://morvanzhou.github.io/tutorials/machine-learning/tensorflow/2-2-example2/&gt;</text:p>
      <text:p text:style-name="Standard"><text:soft-page-break/>{'title': '例子2', 'url': 'https://morvanzhou.github.io/tutorials/machine-learning/tensorflow/2-2-example2/'}</text:p>
      <text:p text:style-name="Standard">2018-08-29 17:11:32 [scrapy.core.scraper] DEBUG: Scraped from &lt;200 https://morvanzhou.github.io/tutorials/machine-learning/tensorflow/1-3-what-does-NN-do/&gt;</text:p>
      <text:p text:style-name="Standard">{'title': '神经网络在干嘛', 'url': 'https://morvanzhou.github.io/tutorials/machine-learning/tensorflow/1-3-what-does-NN-do/'}</text:p>
      <text:p text:style-name="Standard">2018-08-29 17:11:32 [scrapy.core.scraper] DEBUG: Scraped from &lt;200 https://morvanzhou.github.io/tutorials/machine-learning/tensorflow/2-1-structure/&gt;</text:p>
      <text:p text:style-name="Standard">{'title': '处理结构', 'url': 'https://morvanzhou.github.io/tutorials/machine-learning/tensorflow/2-1-structure/'}</text:p>
      <text:p text:style-name="Standard">2018-08-29 17:11:32 [scrapy.core.scraper] DEBUG: Scraped from &lt;200 https://morvanzhou.github.io/tutorials/machine-learning/tensorflow/1-2-install/&gt;</text:p>
      <text:p text:style-name="Standard">{'title': 'Tensorflow 安装', 'url': 'https://morvanzhou.github.io/tutorials/machine-learning/tensorflow/1-2-install/'}</text:p>
      <text:p text:style-name="Standard">2018-08-29 17:11:32 [scrapy.core.scraper] DEBUG: Scraped from &lt;200 https://morvanzhou.github.io/tutorials/machine-learning/tensorflow/1-1-why/&gt;</text:p>
      <text:p text:style-name="Standard">{'title': '为什么选 Tensorflow?', 'url': 'https://morvanzhou.github.io/tutorials/machine-learning/tensorflow/1-1-why/'}</text:p>
      <text:p text:style-name="Standard">2018-08-29 17:11:32 [scrapy.core.scraper] DEBUG: Scraped from &lt;200 https://morvanzhou.github.io/tutorials/machine-learning/tensorflow/1-1-B-NN/&gt;</text:p>
      <text:p text:style-name="Standard">{'title': '什么是神经网络 (Neural Network)', 'url': 'https://morvanzhou.github.io/tutorials/machine-learning/tensorflow/1-1-B-NN/'}</text:p>
      <text:p text:style-name="Standard">2018-08-29 17:11:32 [scrapy.core.scraper] DEBUG: Scraped from &lt;200 https://morvanzhou.github.io/tutorials/machine-learning/tensorflow/1-1-D-feature-representation/&gt;</text:p>
      <text:p text:style-name="Standard">{'title': '科普: 神经网络的黑盒不黑', 'url': 'https://morvanzhou.github.io/tutorials/machine-learning/tensorflow/1-1-D-feature-representation/'}</text:p>
      <text:p text:style-name="Standard">2018-08-29 17:11:32 [scrapy.core.engine] DEBUG: Crawled (200) &lt;GET https://morvanzhou.github.io/tutorials/machine-learning/torch/5-04-A-batch-normalization/&gt; (referer: https://morvanzhou.github.io/tutorials/machine-learning/torch/)</text:p>
      <text:p text:style-name="Standard">2018-08-29 17:11:32 [scrapy.core.engine] DEBUG: Crawled (200) &lt;GET https://morvanzhou.github.io/tutorials/machine-learning/torch/5-02-GPU/&gt; (referer: https://morvanzhou.github.io/tutorials/machine-learning/torch/)</text:p>
      <text:p text:style-name="Standard">2018-08-29 17:11:32 [scrapy.core.engine] DEBUG: Crawled (200) &lt;GET https://morvanzhou.github.io/tutorials/machine-learning/torch/5-04-batch-normalization/&gt; (referer: https://morvanzhou.github.io/tutorials/machine-learning/torch/)</text:p>
      <text:p text:style-name="Standard">2018-08-29 17:11:32 [scrapy.core.engine] DEBUG: Crawled (200) &lt;GET https://morvanzhou.github.io/tutorials/machine-learning/torch/5-03-A-overfitting/&gt; (referer: https://morvanzhou.github.io/tutorials/machine-learning/torch/)</text:p>
      <text:p text:style-name="Standard">2018-08-29 17:11:32 [scrapy.core.engine] DEBUG: Crawled (200) &lt;GET https://morvanzhou.github.io/tutorials/machine-learning/torch/4-06-GAN/&gt; (referer: https://morvanzhou.github.io/tutorials/machine-learning/torch/)</text:p>
      <text:p text:style-name="Standard">2018-08-29 17:11:32 [scrapy.core.scraper] DEBUG: Scraped from &lt;200 https://morvanzhou.github.io/tutorials/machine-learning/tensorflow/1-1-A-ANN-and-NN/&gt;</text:p>
      <text:p text:style-name="Standard">{'title': '科普: 人工神经网络 VS 生物神经网络', 'url': 'https://morvanzhou.github.io/tutorials/machine-learning/tensorflow/1-1-A-ANN-and-NN/'}</text:p>
      <text:p text:style-name="Standard">2018-08-29 17:11:32 [scrapy.core.engine] DEBUG: Crawled (200) &lt;GET https://morvanzhou.github.io/tutorials/machine-learning/torch/5-01-dynamic/&gt; (referer: https://morvanzhou.github.io/tutorials/machine-learning/torch/)</text:p>
      <text:p text:style-name="Standard">2018-08-29 17:11:32 [scrapy.core.engine] DEBUG: Crawled (200) &lt;GET https://morvanzhou.github.io/tutorials/machine-learning/torch/4-06-A-GAN/&gt; (referer: https://morvanzhou.github.io/tutorials/machine-learning/torch/)</text:p>
      <text:p text:style-name="Standard"><text:soft-page-break/>2018-08-29 17:11:32 [scrapy.core.engine] DEBUG: Crawled (200) &lt;GET https://morvanzhou.github.io/tutorials/machine-learning/torch/5-03-dropout/&gt; (referer: https://morvanzhou.github.io/tutorials/machine-learning/torch/)</text:p>
      <text:p text:style-name="Standard">2018-08-29 17:11:32 [scrapy.core.scraper] DEBUG: Scraped from &lt;200 https://morvanzhou.github.io/tutorials/machine-learning/torch/5-04-A-batch-normalization/&gt;</text:p>
      <text:p text:style-name="Standard">{'title': '什么是批标准化 (Batch Normalization)', 'url': 'https://morvanzhou.github.io/tutorials/machine-learning/torch/5-04-A-batch-normalization/'}</text:p>
      <text:p text:style-name="Standard">2018-08-29 17:11:32 [scrapy.core.scraper] DEBUG: Scraped from &lt;200 https://morvanzhou.github.io/tutorials/machine-learning/torch/5-02-GPU/&gt;</text:p>
      <text:p text:style-name="Standard">{'title': 'GPU 加速运算', 'url': 'https://morvanzhou.github.io/tutorials/machine-learning/torch/5-02-GPU/'}</text:p>
      <text:p text:style-name="Standard">2018-08-29 17:11:32 [scrapy.core.scraper] DEBUG: Scraped from &lt;200 https://morvanzhou.github.io/tutorials/machine-learning/torch/5-04-batch-normalization/&gt;</text:p>
      <text:p text:style-name="Standard">{'title': 'Batch Normalization 批标准化', 'url': 'https://morvanzhou.github.io/tutorials/machine-learning/torch/5-04-batch-normalization/'}</text:p>
      <text:p text:style-name="Standard">2018-08-29 17:11:33 [scrapy.core.scraper] DEBUG: Scraped from &lt;200 https://morvanzhou.github.io/tutorials/machine-learning/torch/5-03-A-overfitting/&gt;</text:p>
      <text:p text:style-name="Standard">{'title': '什么是过拟合 (Overfitting)', 'url': 'https://morvanzhou.github.io/tutorials/machine-learning/torch/5-03-A-overfitting/'}</text:p>
      <text:p text:style-name="Standard">2018-08-29 17:11:33 [scrapy.core.scraper] DEBUG: Scraped from &lt;200 https://morvanzhou.github.io/tutorials/machine-learning/torch/4-06-GAN/&gt;</text:p>
      <text:p text:style-name="Standard">{'title': 'GAN (Generative Adversarial Nets 生成对抗网络)', 'url': 'https://morvanzhou.github.io/tutorials/machine-learning/torch/4-06-GAN/'}</text:p>
      <text:p text:style-name="Standard">2018-08-29 17:11:33 [scrapy.core.scraper] DEBUG: Scraped from &lt;200 https://morvanzhou.github.io/tutorials/machine-learning/torch/5-01-dynamic/&gt;</text:p>
      <text:p text:style-name="Standard">{'title': '为什么 Torch 是动态的', 'url': 'https://morvanzhou.github.io/tutorials/machine-learning/torch/5-01-dynamic/'}</text:p>
      <text:p text:style-name="Standard">2018-08-29 17:11:33 [scrapy.core.scraper] DEBUG: Scraped from &lt;200 https://morvanzhou.github.io/tutorials/machine-learning/torch/4-06-A-GAN/&gt;</text:p>
      <text:p text:style-name="Standard">{'title': '什么是生成对抗网络 (GAN)', 'url': 'https://morvanzhou.github.io/tutorials/machine-learning/torch/4-06-A-GAN/'}</text:p>
      <text:p text:style-name="Standard">2018-08-29 17:11:33 [scrapy.core.scraper] DEBUG: Scraped from &lt;200 https://morvanzhou.github.io/tutorials/machine-learning/torch/5-03-dropout/&gt;</text:p>
      <text:p text:style-name="Standard">{'title': 'Dropout 缓解过拟合', 'url': 'https://morvanzhou.github.io/tutorials/machine-learning/torch/5-03-dropout/'}</text:p>
      <text:p text:style-name="Standard">2018-08-29 17:11:33 [scrapy.core.engine] DEBUG: Crawled (200) &lt;GET https://morvanzhou.github.io/tutorials/machine-learning/torch/4-05-A-DQN/&gt; (referer: https://morvanzhou.github.io/tutorials/machine-learning/torch/)</text:p>
      <text:p text:style-name="Standard">2018-08-29 17:11:33 [scrapy.core.engine] DEBUG: Crawled (200) &lt;GET https://morvanzhou.github.io/tutorials/machine-learning/torch/4-05-DQN/&gt; (referer: https://morvanzhou.github.io/tutorials/machine-learning/torch/)</text:p>
      <text:p text:style-name="Standard">2018-08-29 17:11:33 [scrapy.core.engine] DEBUG: Crawled (200) &lt;GET https://morvanzhou.github.io/tutorials/machine-learning/torch/4-04-A-autoencoder/&gt; (referer: https://morvanzhou.github.io/tutorials/machine-learning/torch/)</text:p>
      <text:p text:style-name="Standard">2018-08-29 17:11:33 [scrapy.core.engine] DEBUG: Crawled (200) &lt;GET https://morvanzhou.github.io/tutorials/machine-learning/torch/4-03-RNN-regression/&gt; (referer: https://morvanzhou.github.io/tutorials/machine-learning/torch/)</text:p>
      <text:p text:style-name="Standard">2018-08-29 17:11:33 [scrapy.core.engine] DEBUG: Crawled (200) &lt;GET https://morvanzhou.github.io/tutorials/machine-learning/torch/4-04-autoencoder/&gt; (referer: https://morvanzhou.github.io/tutorials/machine-learning/torch/)</text:p>
      <text:p text:style-name="Standard"><text:soft-page-break/>2018-08-29 17:11:33 [scrapy.core.engine] DEBUG: Crawled (200) &lt;GET https://morvanzhou.github.io/tutorials/machine-learning/torch/4-02-B-LSTM/&gt; (referer: https://morvanzhou.github.io/tutorials/machine-learning/torch/)</text:p>
      <text:p text:style-name="Standard">2018-08-29 17:11:33 [scrapy.core.engine] DEBUG: Crawled (200) &lt;GET https://morvanzhou.github.io/tutorials/machine-learning/torch/4-02-A-RNN/&gt; (referer: https://morvanzhou.github.io/tutorials/machine-learning/torch/)</text:p>
      <text:p text:style-name="Standard">2018-08-29 17:11:33 [scrapy.core.engine] DEBUG: Crawled (200) &lt;GET https://morvanzhou.github.io/tutorials/machine-learning/torch/4-01-CNN/&gt; (referer: https://morvanzhou.github.io/tutorials/machine-learning/torch/)</text:p>
      <text:p text:style-name="Standard">2018-08-29 17:11:33 [scrapy.core.engine] DEBUG: Crawled (200) &lt;GET https://morvanzhou.github.io/tutorials/machine-learning/torch/4-02-RNN-classification/&gt; (referer: https://morvanzhou.github.io/tutorials/machine-learning/torch/)</text:p>
      <text:p text:style-name="Standard">2018-08-29 17:11:33 [scrapy.core.scraper] DEBUG: Scraped from &lt;200 https://morvanzhou.github.io/tutorials/machine-learning/torch/4-05-A-DQN/&gt;</text:p>
      <text:p text:style-name="Standard">{'title': '什么是 DQN', 'url': 'https://morvanzhou.github.io/tutorials/machine-learning/torch/4-05-A-DQN/'}</text:p>
      <text:p text:style-name="Standard">2018-08-29 17:11:33 [scrapy.core.scraper] DEBUG: Scraped from &lt;200 https://morvanzhou.github.io/tutorials/machine-learning/torch/4-05-DQN/&gt;</text:p>
      <text:p text:style-name="Standard">{'title': 'DQN 强化学习', 'url': 'https://morvanzhou.github.io/tutorials/machine-learning/torch/4-05-DQN/'}</text:p>
      <text:p text:style-name="Standard">2018-08-29 17:11:33 [scrapy.core.engine] DEBUG: Crawled (200) &lt;GET https://morvanzhou.github.io/tutorials/machine-learning/torch/3-02-classification/&gt; (referer: https://morvanzhou.github.io/tutorials/machine-learning/torch/)</text:p>
      <text:p text:style-name="Standard">2018-08-29 17:11:33 [scrapy.core.scraper] DEBUG: Scraped from &lt;200 https://morvanzhou.github.io/tutorials/machine-learning/torch/4-04-A-autoencoder/&gt;</text:p>
      <text:p text:style-name="Standard">{'title': '什么是自编码 (Autoencoder)', 'url': 'https://morvanzhou.github.io/tutorials/machine-learning/torch/4-04-A-autoencoder/'}</text:p>
      <text:p text:style-name="Standard">2018-08-29 17:11:33 [scrapy.core.scraper] DEBUG: Scraped from &lt;200 https://morvanzhou.github.io/tutorials/machine-learning/torch/4-03-RNN-regression/&gt;</text:p>
      <text:p text:style-name="Standard">{'title': 'RNN 循环神经网络 (回归)', 'url': 'https://morvanzhou.github.io/tutorials/machine-learning/torch/4-03-RNN-regression/'}</text:p>
      <text:p text:style-name="Standard">2018-08-29 17:11:33 [scrapy.core.scraper] DEBUG: Scraped from &lt;200 https://morvanzhou.github.io/tutorials/machine-learning/torch/4-04-autoencoder/&gt;</text:p>
      <text:p text:style-name="Standard">{'title': 'AutoEncoder (自编码/非监督学习)', 'url': 'https://morvanzhou.github.io/tutorials/machine-learning/torch/4-04-autoencoder/'}</text:p>
      <text:p text:style-name="Standard">2018-08-29 17:11:33 [scrapy.core.scraper] DEBUG: Scraped from &lt;200 https://morvanzhou.github.io/tutorials/machine-learning/torch/4-02-B-LSTM/&gt;</text:p>
      <text:p text:style-name="Standard">{'title': '什么是 LSTM 循环神经网络', 'url': 'https://morvanzhou.github.io/tutorials/machine-learning/torch/4-02-B-LSTM/'}</text:p>
      <text:p text:style-name="Standard">2018-08-29 17:11:33 [scrapy.core.scraper] DEBUG: Scraped from &lt;200 https://morvanzhou.github.io/tutorials/machine-learning/torch/4-02-A-RNN/&gt;</text:p>
      <text:p text:style-name="Standard">{'title': '什么是循环神经网络 RNN (Recurrent Neural Network)', 'url': 'https://morvanzhou.github.io/tutorials/machine-learning/torch/4-02-A-RNN/'}</text:p>
      <text:p text:style-name="Standard">2018-08-29 17:11:33 [scrapy.core.engine] DEBUG: Crawled (200) &lt;GET https://morvanzhou.github.io/tutorials/machine-learning/torch/4-01-A-CNN/&gt; (referer: https://morvanzhou.github.io/tutorials/machine-learning/torch/)</text:p>
      <text:p text:style-name="Standard">2018-08-29 17:11:33 [scrapy.core.engine] DEBUG: Crawled (200) &lt;GET https://morvanzhou.github.io/tutorials/machine-learning/torch/3-06-optimizer/&gt; (referer: https://morvanzhou.github.io/tutorials/machine-learning/torch/)</text:p>
      <text:p text:style-name="Standard">2018-08-29 17:11:33 [scrapy.core.engine] DEBUG: Crawled (200) &lt;GET https://morvanzhou.github.io/tutorials/machine-learning/torch/3-06-A-speed-up-learning/&gt; (referer: https://morvanzhou.github.io/tutorials/machine-learning/torch/)</text:p>
      <text:p text:style-name="Standard"><text:soft-page-break/>2018-08-29 17:11:33 [scrapy.core.scraper] DEBUG: Scraped from &lt;200 https://morvanzhou.github.io/tutorials/machine-learning/torch/4-01-CNN/&gt;</text:p>
      <text:p text:style-name="Standard">{'title': 'CNN 卷积神经网络', 'url': 'https://morvanzhou.github.io/tutorials/machine-learning/torch/4-01-CNN/'}</text:p>
      <text:p text:style-name="Standard">2018-08-29 17:11:33 [scrapy.core.scraper] DEBUG: Scraped from &lt;200 https://morvanzhou.github.io/tutorials/machine-learning/torch/4-02-RNN-classification/&gt;</text:p>
      <text:p text:style-name="Standard">{'title': 'RNN 循环神经网络 (分类)', 'url': 'https://morvanzhou.github.io/tutorials/machine-learning/torch/4-02-RNN-classification/'}</text:p>
      <text:p text:style-name="Standard">2018-08-29 17:11:33 [scrapy.core.scraper] DEBUG: Scraped from &lt;200 https://morvanzhou.github.io/tutorials/machine-learning/torch/3-02-classification/&gt;</text:p>
      <text:p text:style-name="Standard">{'title': '区分类型 (分类)', 'url': 'https://morvanzhou.github.io/tutorials/machine-learning/torch/3-02-classification/'}</text:p>
      <text:p text:style-name="Standard">2018-08-29 17:11:33 [scrapy.core.engine] DEBUG: Crawled (200) &lt;GET https://morvanzhou.github.io/tutorials/machine-learning/torch/3-05-train-on-batch/&gt; (referer: https://morvanzhou.github.io/tutorials/machine-learning/torch/)</text:p>
      <text:p text:style-name="Standard">2018-08-29 17:11:33 [scrapy.core.engine] DEBUG: Crawled (200) &lt;GET https://morvanzhou.github.io/tutorials/machine-learning/torch/3-04-save-reload/&gt; (referer: https://morvanzhou.github.io/tutorials/machine-learning/torch/)</text:p>
      <text:p text:style-name="Standard">2018-08-29 17:11:33 [scrapy.core.engine] DEBUG: Crawled (200) &lt;GET https://morvanzhou.github.io/tutorials/machine-learning/torch/3-03-fast-nn/&gt; (referer: https://morvanzhou.github.io/tutorials/machine-learning/torch/)</text:p>
      <text:p text:style-name="Standard">2018-08-29 17:11:33 [scrapy.core.engine] DEBUG: Crawled (200) &lt;GET https://morvanzhou.github.io/tutorials/machine-learning/torch/2-03-activation/&gt; (referer: https://morvanzhou.github.io/tutorials/machine-learning/torch/)</text:p>
      <text:p text:style-name="Standard">2018-08-29 17:11:33 [scrapy.core.engine] DEBUG: Crawled (200) &lt;GET https://morvanzhou.github.io/tutorials/machine-learning/torch/3-01-regression/&gt; (referer: https://morvanzhou.github.io/tutorials/machine-learning/torch/)</text:p>
      <text:p text:style-name="Standard">2018-08-29 17:11:33 [scrapy.core.scraper] DEBUG: Scraped from &lt;200 https://morvanzhou.github.io/tutorials/machine-learning/torch/4-01-A-CNN/&gt;</text:p>
      <text:p text:style-name="Standard">{'title': '什么是卷积神经网络 CNN (Convolutional Neural Network)', 'url': 'https://morvanzhou.github.io/tutorials/machine-learning/torch/4-01-A-CNN/'}</text:p>
      <text:p text:style-name="Standard">2018-08-29 17:11:33 [scrapy.core.scraper] DEBUG: Scraped from &lt;200 https://morvanzhou.github.io/tutorials/machine-learning/torch/3-06-optimizer/&gt;</text:p>
      <text:p text:style-name="Standard">{'title': 'Optimizer 优化器', 'url': 'https://morvanzhou.github.io/tutorials/machine-learning/torch/3-06-optimizer/'}</text:p>
      <text:p text:style-name="Standard">2018-08-29 17:11:33 [scrapy.core.scraper] DEBUG: Scraped from &lt;200 https://morvanzhou.github.io/tutorials/machine-learning/torch/3-06-A-speed-up-learning/&gt;</text:p>
      <text:p text:style-name="Standard">{'title': '加速神经网络训练 (Speed Up Training)', 'url': 'https://morvanzhou.github.io/tutorials/machine-learning/torch/3-06-A-speed-up-learning/'}</text:p>
      <text:p text:style-name="Standard">2018-08-29 17:11:33 [scrapy.core.scraper] DEBUG: Scraped from &lt;200 https://morvanzhou.github.io/tutorials/machine-learning/torch/3-05-train-on-batch/&gt;</text:p>
      <text:p text:style-name="Standard">{'title': '批训练', 'url': 'https://morvanzhou.github.io/tutorials/machine-learning/torch/3-05-train-on-batch/'}</text:p>
      <text:p text:style-name="Standard">2018-08-29 17:11:33 [scrapy.core.engine] DEBUG: Crawled (200) &lt;GET https://morvanzhou.github.io/tutorials/machine-learning/torch/2-03-A-activation-function/&gt; (referer: https://morvanzhou.github.io/tutorials/machine-learning/torch/)</text:p>
      <text:p text:style-name="Standard">2018-08-29 17:11:33 [scrapy.core.engine] DEBUG: Crawled (200) &lt;GET https://morvanzhou.github.io/tutorials/machine-learning/torch/2-02-variable/&gt; (referer: https://morvanzhou.github.io/tutorials/machine-learning/torch/)</text:p>
      <text:p text:style-name="Standard">2018-08-29 17:11:33 [scrapy.core.engine] DEBUG: Crawled (200) &lt;GET https://morvanzhou.github.io/tutorials/machine-learning/torch/2-01-torch-numpy/&gt; (referer: https://morvanzhou.github.io/tutorials/machine-learning/torch/)</text:p>
      <text:p text:style-name="Standard"><text:soft-page-break/>2018-08-29 17:11:33 [scrapy.core.scraper] DEBUG: Scraped from &lt;200 https://morvanzhou.github.io/tutorials/machine-learning/torch/3-04-save-reload/&gt;</text:p>
      <text:p text:style-name="Standard">{'title': '保存提取', 'url': 'https://morvanzhou.github.io/tutorials/machine-learning/torch/3-04-save-reload/'}</text:p>
      <text:p text:style-name="Standard">2018-08-29 17:11:33 [scrapy.core.scraper] DEBUG: Scraped from &lt;200 https://morvanzhou.github.io/tutorials/machine-learning/torch/3-03-fast-nn/&gt;</text:p>
      <text:p text:style-name="Standard">{'title': '快速搭建法', 'url': 'https://morvanzhou.github.io/tutorials/machine-learning/torch/3-03-fast-nn/'}</text:p>
      <text:p text:style-name="Standard">2018-08-29 17:11:33 [scrapy.core.scraper] DEBUG: Scraped from &lt;200 https://morvanzhou.github.io/tutorials/machine-learning/torch/2-03-activation/&gt;</text:p>
      <text:p text:style-name="Standard">{'title': '激励函数 (Activation)', 'url': 'https://morvanzhou.github.io/tutorials/machine-learning/torch/2-03-activation/'}</text:p>
      <text:p text:style-name="Standard">2018-08-29 17:11:33 [scrapy.core.scraper] DEBUG: Scraped from &lt;200 https://morvanzhou.github.io/tutorials/machine-learning/torch/3-01-regression/&gt;</text:p>
      <text:p text:style-name="Standard">{'title': '关系拟合 (回归)', 'url': 'https://morvanzhou.github.io/tutorials/machine-learning/torch/3-01-regression/'}</text:p>
      <text:p text:style-name="Standard">2018-08-29 17:11:33 [scrapy.core.engine] DEBUG: Crawled (200) &lt;GET https://morvanzhou.github.io/tutorials/data-manipulation/np-pd/3-8-pd-plot/&gt; (referer: https://morvanzhou.github.io/tutorials/data-manipulation/np-pd/)</text:p>
      <text:p text:style-name="Standard">2018-08-29 17:11:33 [scrapy.core.engine] DEBUG: Crawled (200) &lt;GET https://morvanzhou.github.io/tutorials/machine-learning/torch/1-1-C-gradient-descent/&gt; (referer: https://morvanzhou.github.io/tutorials/machine-learning/torch/)</text:p>
      <text:p text:style-name="Standard">2018-08-29 17:11:33 [scrapy.core.engine] DEBUG: Crawled (200) &lt;GET https://morvanzhou.github.io/tutorials/machine-learning/torch/1-2-install/&gt; (referer: https://morvanzhou.github.io/tutorials/machine-learning/torch/)</text:p>
      <text:p text:style-name="Standard">2018-08-29 17:11:33 [scrapy.core.scraper] DEBUG: Scraped from &lt;200 https://morvanzhou.github.io/tutorials/machine-learning/torch/2-03-A-activation-function/&gt;</text:p>
      <text:p text:style-name="Standard">{'title': '什么是激励函数 (Activation Function)', 'url': 'https://morvanzhou.github.io/tutorials/machine-learning/torch/2-03-A-activation-function/'}</text:p>
      <text:p text:style-name="Standard">2018-08-29 17:11:33 [scrapy.core.scraper] DEBUG: Scraped from &lt;200 https://morvanzhou.github.io/tutorials/machine-learning/torch/2-02-variable/&gt;</text:p>
      <text:p text:style-name="Standard">{'title': '变量 (Variable)', 'url': 'https://morvanzhou.github.io/tutorials/machine-learning/torch/2-02-variable/'}</text:p>
      <text:p text:style-name="Standard">2018-08-29 17:11:33 [scrapy.core.engine] DEBUG: Crawled (200) &lt;GET https://morvanzhou.github.io/tutorials/machine-learning/torch/1-1-why/&gt; (referer: https://morvanzhou.github.io/tutorials/machine-learning/torch/)</text:p>
      <text:p text:style-name="Standard">2018-08-29 17:11:33 [scrapy.core.scraper] DEBUG: Scraped from &lt;200 https://morvanzhou.github.io/tutorials/machine-learning/torch/2-01-torch-numpy/&gt;</text:p>
      <text:p text:style-name="Standard">{'title': 'Torch 或 Numpy', 'url': 'https://morvanzhou.github.io/tutorials/machine-learning/torch/2-01-torch-numpy/'}</text:p>
      <text:p text:style-name="Standard">2018-08-29 17:11:33 [scrapy.core.engine] DEBUG: Crawled (200) &lt;GET https://morvanzhou.github.io/tutorials/machine-learning/torch/1-1-B-NN/&gt; (referer: https://morvanzhou.github.io/tutorials/machine-learning/torch/)</text:p>
      <text:p text:style-name="Standard">2018-08-29 17:11:33 [scrapy.core.engine] DEBUG: Crawled (200) &lt;GET https://morvanzhou.github.io/tutorials/machine-learning/torch/1-1-D-feature-representation/&gt; (referer: https://morvanzhou.github.io/tutorials/machine-learning/torch/)</text:p>
      <text:p text:style-name="Standard">2018-08-29 17:11:33 [scrapy.core.scraper] DEBUG: Scraped from &lt;200 https://morvanzhou.github.io/tutorials/data-manipulation/np-pd/3-8-pd-plot/&gt;</text:p>
      <text:p text:style-name="Standard">{'title': 'Pandas plot 出图', 'url': 'https://morvanzhou.github.io/tutorials/data-manipulation/np-pd/3-8-pd-plot/'}</text:p>
      <text:p text:style-name="Standard"><text:soft-page-break/>2018-08-29 17:11:33 [scrapy.core.engine] DEBUG: Crawled (200) &lt;GET https://morvanzhou.github.io/tutorials/machine-learning/torch/1-1-A-ANN-and-NN/&gt; (referer: https://morvanzhou.github.io/tutorials/machine-learning/torch/)</text:p>
      <text:p text:style-name="Standard">2018-08-29 17:11:33 [scrapy.core.engine] DEBUG: Crawled (200) &lt;GET https://morvanzhou.github.io/tutorials/data-manipulation/np-pd/3-7-pd-merge/&gt; (referer: https://morvanzhou.github.io/tutorials/data-manipulation/np-pd/)</text:p>
      <text:p text:style-name="Standard">2018-08-29 17:11:33 [scrapy.core.scraper] DEBUG: Scraped from &lt;200 https://morvanzhou.github.io/tutorials/machine-learning/torch/1-1-C-gradient-descent/&gt;</text:p>
      <text:p text:style-name="Standard">{'title': '神经网络 梯度下降', 'url': 'https://morvanzhou.github.io/tutorials/machine-learning/torch/1-1-C-gradient-descent/'}</text:p>
      <text:p text:style-name="Standard">2018-08-29 17:11:33 [scrapy.core.scraper] DEBUG: Scraped from &lt;200 https://morvanzhou.github.io/tutorials/machine-learning/torch/1-2-install/&gt;</text:p>
      <text:p text:style-name="Standard">{'title': 'Pytorch 安装', 'url': 'https://morvanzhou.github.io/tutorials/machine-learning/torch/1-2-install/'}</text:p>
      <text:p text:style-name="Standard">2018-08-29 17:11:33 [scrapy.core.engine] DEBUG: Crawled (200) &lt;GET https://morvanzhou.github.io/tutorials/data-manipulation/np-pd/3-2-pd-indexing/&gt; (referer: https://morvanzhou.github.io/tutorials/data-manipulation/np-pd/)</text:p>
      <text:p text:style-name="Standard">2018-08-29 17:11:33 [scrapy.core.engine] DEBUG: Crawled (200) &lt;GET https://morvanzhou.github.io/tutorials/data-manipulation/np-pd/3-5-pd-to/&gt; (referer: https://morvanzhou.github.io/tutorials/data-manipulation/np-pd/)</text:p>
      <text:p text:style-name="Standard">2018-08-29 17:11:33 [scrapy.core.engine] DEBUG: Crawled (200) &lt;GET https://morvanzhou.github.io/tutorials/data-manipulation/np-pd/3-6-pd-concat/&gt; (referer: https://morvanzhou.github.io/tutorials/data-manipulation/np-pd/)</text:p>
      <text:p text:style-name="Standard">2018-08-29 17:11:33 [scrapy.core.scraper] DEBUG: Scraped from &lt;200 https://morvanzhou.github.io/tutorials/machine-learning/torch/1-1-why/&gt;</text:p>
      <text:p text:style-name="Standard">{'title': 'Why Pytorch?', 'url': 'https://morvanzhou.github.io/tutorials/machine-learning/torch/1-1-why/'}</text:p>
      <text:p text:style-name="Standard">2018-08-29 17:11:33 [scrapy.core.scraper] DEBUG: Scraped from &lt;200 https://morvanzhou.github.io/tutorials/machine-learning/torch/1-1-B-NN/&gt;</text:p>
      <text:p text:style-name="Standard">{'title': '什么是神经网络 (Neural Network)', 'url': 'https://morvanzhou.github.io/tutorials/machine-learning/torch/1-1-B-NN/'}</text:p>
      <text:p text:style-name="Standard">2018-08-29 17:11:33 [scrapy.core.scraper] DEBUG: Scraped from &lt;200 https://morvanzhou.github.io/tutorials/machine-learning/torch/1-1-D-feature-representation/&gt;</text:p>
      <text:p text:style-name="Standard">{'title': '科普: 神经网络的黑盒不黑', 'url': 'https://morvanzhou.github.io/tutorials/machine-learning/torch/1-1-D-feature-representation/'}</text:p>
      <text:p text:style-name="Standard">2018-08-29 17:11:33 [scrapy.core.scraper] DEBUG: Scraped from &lt;200 https://morvanzhou.github.io/tutorials/machine-learning/torch/1-1-A-ANN-and-NN/&gt;</text:p>
      <text:p text:style-name="Standard">{'title': '科普: 人工神经网络 VS 生物神经网络', 'url': 'https://morvanzhou.github.io/tutorials/machine-learning/torch/1-1-A-ANN-and-NN/'}</text:p>
      <text:p text:style-name="Standard">2018-08-29 17:11:33 [scrapy.core.engine] DEBUG: Crawled (200) &lt;GET https://morvanzhou.github.io/tutorials/data-manipulation/np-pd/2-5-np-indexing/&gt; (referer: https://morvanzhou.github.io/tutorials/data-manipulation/np-pd/)</text:p>
      <text:p text:style-name="Standard">2018-08-29 17:11:33 [scrapy.core.engine] DEBUG: Crawled (200) &lt;GET https://morvanzhou.github.io/tutorials/data-manipulation/np-pd/3-4-pd-nan/&gt; (referer: https://morvanzhou.github.io/tutorials/data-manipulation/np-pd/)</text:p>
      <text:p text:style-name="Standard">2018-08-29 17:11:33 [scrapy.core.scraper] DEBUG: Scraped from &lt;200 https://morvanzhou.github.io/tutorials/data-manipulation/np-pd/3-7-pd-merge/&gt;</text:p>
      <text:p text:style-name="Standard">{'title': 'Pandas 合并 merge', 'url': 'https://morvanzhou.github.io/tutorials/data-manipulation/np-pd/3-7-pd-merge/'}</text:p>
      <text:p text:style-name="Standard">2018-08-29 17:11:33 [scrapy.core.scraper] DEBUG: Scraped from &lt;200 https://morvanzhou.github.io/tutorials/data-manipulation/np-pd/3-2-pd-indexing/&gt;</text:p>
      <text:p text:style-name="Standard"><text:soft-page-break/>{'title': 'Pandas 选择数据', 'url': 'https://morvanzhou.github.io/tutorials/data-manipulation/np-pd/3-2-pd-indexing/'}</text:p>
      <text:p text:style-name="Standard">2018-08-29 17:11:33 [scrapy.core.scraper] DEBUG: Scraped from &lt;200 https://morvanzhou.github.io/tutorials/data-manipulation/np-pd/3-5-pd-to/&gt;</text:p>
      <text:p text:style-name="Standard">{'title': 'Pandas 导入导出', 'url': 'https://morvanzhou.github.io/tutorials/data-manipulation/np-pd/3-5-pd-to/'}</text:p>
      <text:p text:style-name="Standard">2018-08-29 17:11:33 [scrapy.core.engine] DEBUG: Crawled (200) &lt;GET https://morvanzhou.github.io/tutorials/data-manipulation/np-pd/2-8-np-copy/&gt; (referer: https://morvanzhou.github.io/tutorials/data-manipulation/np-pd/)</text:p>
      <text:p text:style-name="Standard">2018-08-29 17:11:33 [scrapy.core.engine] DEBUG: Crawled (200) &lt;GET https://morvanzhou.github.io/tutorials/data-manipulation/np-pd/3-3-pd-assign/&gt; (referer: https://morvanzhou.github.io/tutorials/data-manipulation/np-pd/)</text:p>
      <text:p text:style-name="Standard">2018-08-29 17:11:33 [scrapy.core.engine] DEBUG: Crawled (200) &lt;GET https://morvanzhou.github.io/tutorials/data-manipulation/np-pd/2-7-np-split/&gt; (referer: https://morvanzhou.github.io/tutorials/data-manipulation/np-pd/)</text:p>
      <text:p text:style-name="Standard">2018-08-29 17:11:33 [scrapy.core.scraper] DEBUG: Scraped from &lt;200 https://morvanzhou.github.io/tutorials/data-manipulation/np-pd/3-6-pd-concat/&gt;</text:p>
      <text:p text:style-name="Standard">{'title': 'Pandas 合并 concat', 'url': 'https://morvanzhou.github.io/tutorials/data-manipulation/np-pd/3-6-pd-concat/'}</text:p>
      <text:p text:style-name="Standard">2018-08-29 17:11:33 [scrapy.core.engine] DEBUG: Crawled (200) &lt;GET https://morvanzhou.github.io/tutorials/data-manipulation/np-pd/3-1-pd-intro/&gt; (referer: https://morvanzhou.github.io/tutorials/data-manipulation/np-pd/)</text:p>
      <text:p text:style-name="Standard">2018-08-29 17:11:33 [scrapy.core.engine] DEBUG: Crawled (200) &lt;GET https://morvanzhou.github.io/tutorials/data-manipulation/np-pd/2-4-np-math2/&gt; (referer: https://morvanzhou.github.io/tutorials/data-manipulation/np-pd/)</text:p>
      <text:p text:style-name="Standard">2018-08-29 17:11:33 [scrapy.core.scraper] DEBUG: Scraped from &lt;200 https://morvanzhou.github.io/tutorials/data-manipulation/np-pd/2-5-np-indexing/&gt;</text:p>
      <text:p text:style-name="Standard">{'title': 'Numpy 索引', 'url': 'https://morvanzhou.github.io/tutorials/data-manipulation/np-pd/2-5-np-indexing/'}</text:p>
      <text:p text:style-name="Standard">2018-08-29 17:11:33 [scrapy.core.scraper] DEBUG: Scraped from &lt;200 https://morvanzhou.github.io/tutorials/data-manipulation/np-pd/3-4-pd-nan/&gt;</text:p>
      <text:p text:style-name="Standard">{'title': 'Pandas 处理丢失数据', 'url': 'https://morvanzhou.github.io/tutorials/data-manipulation/np-pd/3-4-pd-nan/'}</text:p>
      <text:p text:style-name="Standard">2018-08-29 17:11:33 [scrapy.core.engine] DEBUG: Crawled (200) &lt;GET https://morvanzhou.github.io/tutorials/data-manipulation/np-pd/1-2-install/&gt; (referer: https://morvanzhou.github.io/tutorials/data-manipulation/np-pd/)</text:p>
      <text:p text:style-name="Standard">2018-08-29 17:11:34 [scrapy.core.engine] DEBUG: Crawled (200) &lt;GET https://morvanzhou.github.io/tutorials/data-manipulation/np-pd/2-6-np-concat/&gt; (referer: https://morvanzhou.github.io/tutorials/data-manipulation/np-pd/)</text:p>
      <text:p text:style-name="Standard">2018-08-29 17:11:34 [scrapy.core.scraper] DEBUG: Scraped from &lt;200 https://morvanzhou.github.io/tutorials/data-manipulation/np-pd/2-8-np-copy/&gt;</text:p>
      <text:p text:style-name="Standard">{'title': 'Numpy copy &amp; deep copy', 'url': 'https://morvanzhou.github.io/tutorials/data-manipulation/np-pd/2-8-np-copy/'}</text:p>
      <text:p text:style-name="Standard">2018-08-29 17:11:34 [scrapy.core.scraper] DEBUG: Scraped from &lt;200 https://morvanzhou.github.io/tutorials/data-manipulation/np-pd/3-3-pd-assign/&gt;</text:p>
      <text:p text:style-name="Standard">{'title': 'Pandas 设置值', 'url': 'https://morvanzhou.github.io/tutorials/data-manipulation/np-pd/3-3-pd-assign/'}</text:p>
      <text:p text:style-name="Standard">2018-08-29 17:11:34 [scrapy.core.scraper] DEBUG: Scraped from &lt;200 https://morvanzhou.github.io/tutorials/data-manipulation/np-pd/2-7-np-split/&gt;</text:p>
      <text:p text:style-name="Standard">{'title': 'Numpy array 分割', 'url': 'https://morvanzhou.github.io/tutorials/data-manipulation/np-pd/2-7-np-split/'}</text:p>
      <text:p text:style-name="Standard"><text:soft-page-break/>2018-08-29 17:11:34 [scrapy.core.engine] DEBUG: Crawled (200) &lt;GET https://morvanzhou.github.io/tutorials/data-manipulation/np-pd/2-3-np-math1/&gt; (referer: https://morvanzhou.github.io/tutorials/data-manipulation/np-pd/)</text:p>
      <text:p text:style-name="Standard">2018-08-29 17:11:34 [scrapy.core.engine] DEBUG: Crawled (200) &lt;GET https://morvanzhou.github.io/tutorials/python-basic/multiprocessing/5-pool/&gt; (referer: https://morvanzhou.github.io/tutorials/python-basic/multiprocessing/)</text:p>
      <text:p text:style-name="Standard">2018-08-29 17:11:34 [scrapy.core.scraper] DEBUG: Scraped from &lt;200 https://morvanzhou.github.io/tutorials/data-manipulation/np-pd/3-1-pd-intro/&gt;</text:p>
      <text:p text:style-name="Standard">{'title': 'Pandas 基本介绍', 'url': 'https://morvanzhou.github.io/tutorials/data-manipulation/np-pd/3-1-pd-intro/'}</text:p>
      <text:p text:style-name="Standard">2018-08-29 17:11:34 [scrapy.core.scraper] DEBUG: Scraped from &lt;200 https://morvanzhou.github.io/tutorials/data-manipulation/np-pd/2-4-np-math2/&gt;</text:p>
      <text:p text:style-name="Standard">{'title': 'Numpy 基础运算2', 'url': 'https://morvanzhou.github.io/tutorials/data-manipulation/np-pd/2-4-np-math2/'}</text:p>
      <text:p text:style-name="Standard">2018-08-29 17:11:34 [scrapy.core.engine] DEBUG: Crawled (200) &lt;GET https://morvanzhou.github.io/tutorials/data-manipulation/np-pd/2-2-np-array/&gt; (referer: https://morvanzhou.github.io/tutorials/data-manipulation/np-pd/)</text:p>
      <text:p text:style-name="Standard">2018-08-29 17:11:34 [scrapy.core.scraper] DEBUG: Scraped from &lt;200 https://morvanzhou.github.io/tutorials/data-manipulation/np-pd/1-2-install/&gt;</text:p>
      <text:p text:style-name="Standard">{'title': 'Numpy 和 Pandas 安装', 'url': 'https://morvanzhou.github.io/tutorials/data-manipulation/np-pd/1-2-install/'}</text:p>
      <text:p text:style-name="Standard">2018-08-29 17:11:34 [scrapy.core.engine] DEBUG: Crawled (200) &lt;GET https://morvanzhou.github.io/tutorials/data-manipulation/np-pd/2-1-np-attributes/&gt; (referer: https://morvanzhou.github.io/tutorials/data-manipulation/np-pd/)</text:p>
      <text:p text:style-name="Standard">2018-08-29 17:11:34 [scrapy.core.engine] DEBUG: Crawled (200) &lt;GET https://morvanzhou.github.io/tutorials/data-manipulation/np-pd/1-1-why/&gt; (referer: https://morvanzhou.github.io/tutorials/data-manipulation/np-pd/)</text:p>
      <text:p text:style-name="Standard">2018-08-29 17:11:34 [scrapy.core.scraper] DEBUG: Scraped from &lt;200 https://morvanzhou.github.io/tutorials/data-manipulation/np-pd/2-6-np-concat/&gt;</text:p>
      <text:p text:style-name="Standard">{'title': 'Numpy array 合并', 'url': 'https://morvanzhou.github.io/tutorials/data-manipulation/np-pd/2-6-np-concat/'}</text:p>
      <text:p text:style-name="Standard">2018-08-29 17:11:34 [scrapy.core.engine] DEBUG: Crawled (200) &lt;GET https://morvanzhou.github.io/tutorials/python-basic/multiprocessing/6-shared-memory/&gt; (referer: https://morvanzhou.github.io/tutorials/python-basic/multiprocessing/)</text:p>
      <text:p text:style-name="Standard">2018-08-29 17:11:34 [scrapy.core.scraper] DEBUG: Scraped from &lt;200 https://morvanzhou.github.io/tutorials/data-manipulation/np-pd/2-3-np-math1/&gt;</text:p>
      <text:p text:style-name="Standard">{'title': 'Numpy 基础运算1', 'url': 'https://morvanzhou.github.io/tutorials/data-manipulation/np-pd/2-3-np-math1/'}</text:p>
      <text:p text:style-name="Standard">2018-08-29 17:11:34 [scrapy.core.engine] DEBUG: Crawled (200) &lt;GET https://morvanzhou.github.io/tutorials/python-basic/multiprocessing/7-lock/&gt; (referer: https://morvanzhou.github.io/tutorials/python-basic/multiprocessing/)</text:p>
      <text:p text:style-name="Standard">2018-08-29 17:11:34 [scrapy.core.engine] DEBUG: Crawled (200) &lt;GET https://morvanzhou.github.io/tutorials/machine-learning/sklearn/3-5-save/&gt; (referer: https://morvanzhou.github.io/tutorials/machine-learning/sklearn/)</text:p>
      <text:p text:style-name="Standard">2018-08-29 17:11:34 [scrapy.core.engine] DEBUG: Crawled (200) &lt;GET https://morvanzhou.github.io/tutorials/machine-learning/sklearn/3-4-cross-validation3/&gt; (referer: https://morvanzhou.github.io/tutorials/machine-learning/sklearn/)</text:p>
      <text:p text:style-name="Standard">2018-08-29 17:11:34 [scrapy.core.scraper] DEBUG: Scraped from &lt;200 https://morvanzhou.github.io/tutorials/python-basic/multiprocessing/5-pool/&gt;</text:p>
      <text:p text:style-name="Standard">{'title': '进程池 Pool', 'url': 'https://morvanzhou.github.io/tutorials/python-basic/multiprocessing/5-pool/'}</text:p>
      <text:p text:style-name="Standard"><text:soft-page-break/>2018-08-29 17:11:34 [scrapy.core.scraper] DEBUG: Scraped from &lt;200 https://morvanzhou.github.io/tutorials/data-manipulation/np-pd/2-2-np-array/&gt;</text:p>
      <text:p text:style-name="Standard">{'title': 'Numpy 的创建 array', 'url': 'https://morvanzhou.github.io/tutorials/data-manipulation/np-pd/2-2-np-array/'}</text:p>
      <text:p text:style-name="Standard">2018-08-29 17:11:34 [scrapy.core.engine] DEBUG: Crawled (200) &lt;GET https://morvanzhou.github.io/tutorials/python-basic/multiprocessing/3-queue/&gt; (referer: https://morvanzhou.github.io/tutorials/python-basic/multiprocessing/)</text:p>
      <text:p text:style-name="Standard">2018-08-29 17:11:34 [scrapy.core.scraper] DEBUG: Scraped from &lt;200 https://morvanzhou.github.io/tutorials/data-manipulation/np-pd/2-1-np-attributes/&gt;</text:p>
      <text:p text:style-name="Standard">{'title': 'Numpy 属性', 'url': 'https://morvanzhou.github.io/tutorials/data-manipulation/np-pd/2-1-np-attributes/'}</text:p>
      <text:p text:style-name="Standard">2018-08-29 17:11:34 [scrapy.core.engine] DEBUG: Crawled (200) &lt;GET https://morvanzhou.github.io/tutorials/python-basic/multiprocessing/4-comparison/&gt; (referer: https://morvanzhou.github.io/tutorials/python-basic/multiprocessing/)</text:p>
      <text:p text:style-name="Standard">2018-08-29 17:11:34 [scrapy.core.scraper] DEBUG: Scraped from &lt;200 https://morvanzhou.github.io/tutorials/data-manipulation/np-pd/1-1-why/&gt;</text:p>
      <text:p text:style-name="Standard">{'title': 'Why Numpy &amp; Pandas?', 'url': 'https://morvanzhou.github.io/tutorials/data-manipulation/np-pd/1-1-why/'}</text:p>
      <text:p text:style-name="Standard">2018-08-29 17:11:34 [scrapy.core.scraper] DEBUG: Scraped from &lt;200 https://morvanzhou.github.io/tutorials/python-basic/multiprocessing/6-shared-memory/&gt;</text:p>
      <text:p text:style-name="Standard">{'title': '共享内存 shared memory', 'url': 'https://morvanzhou.github.io/tutorials/python-basic/multiprocessing/6-shared-memory/'}</text:p>
      <text:p text:style-name="Standard">2018-08-29 17:11:34 [scrapy.core.scraper] DEBUG: Scraped from &lt;200 https://morvanzhou.github.io/tutorials/python-basic/multiprocessing/7-lock/&gt;</text:p>
      <text:p text:style-name="Standard">{'title': '进程锁 Lock', 'url': 'https://morvanzhou.github.io/tutorials/python-basic/multiprocessing/7-lock/'}</text:p>
      <text:p text:style-name="Standard">2018-08-29 17:11:34 [scrapy.core.scraper] DEBUG: Scraped from &lt;200 https://morvanzhou.github.io/tutorials/machine-learning/sklearn/3-5-save/&gt;</text:p>
      <text:p text:style-name="Standard">{'title': '保存模型', 'url': 'https://morvanzhou.github.io/tutorials/machine-learning/sklearn/3-5-save/'}</text:p>
      <text:p text:style-name="Standard">2018-08-29 17:11:34 [scrapy.core.engine] DEBUG: Crawled (200) &lt;GET https://morvanzhou.github.io/tutorials/python-basic/multiprocessing/2-add/&gt; (referer: https://morvanzhou.github.io/tutorials/python-basic/multiprocessing/)</text:p>
      <text:p text:style-name="Standard">2018-08-29 17:11:34 [scrapy.core.scraper] DEBUG: Scraped from &lt;200 https://morvanzhou.github.io/tutorials/machine-learning/sklearn/3-4-cross-validation3/&gt;</text:p>
      <text:p text:style-name="Standard">{'title': '交叉验证 3 Cross-validation', 'url': 'https://morvanzhou.github.io/tutorials/machine-learning/sklearn/3-4-cross-validation3/'}</text:p>
      <text:p text:style-name="Standard">2018-08-29 17:11:34 [scrapy.core.engine] DEBUG: Crawled (200) &lt;GET https://morvanzhou.github.io/tutorials/machine-learning/sklearn/3-3-cross-validation2/&gt; (referer: https://morvanzhou.github.io/tutorials/machine-learning/sklearn/)</text:p>
      <text:p text:style-name="Standard">2018-08-29 17:11:34 [scrapy.core.engine] DEBUG: Crawled (200) &lt;GET https://morvanzhou.github.io/tutorials/python-basic/multiprocessing/1-why/&gt; (referer: https://morvanzhou.github.io/tutorials/python-basic/multiprocessing/)</text:p>
      <text:p text:style-name="Standard">2018-08-29 17:11:34 [scrapy.core.scraper] DEBUG: Scraped from &lt;200 https://morvanzhou.github.io/tutorials/python-basic/multiprocessing/3-queue/&gt;</text:p>
      <text:p text:style-name="Standard">{'title': '存储进程输出 Queue', 'url': 'https://morvanzhou.github.io/tutorials/python-basic/multiprocessing/3-queue/'}</text:p>
      <text:p text:style-name="Standard">2018-08-29 17:11:34 [scrapy.core.scraper] DEBUG: Scraped from &lt;200 https://morvanzhou.github.io/tutorials/python-basic/multiprocessing/4-comparison/&gt;</text:p>
      <text:p text:style-name="Standard">{'title': '效率对比 threading &amp; multiprocessing', 'url': 'https://morvanzhou.github.io/tutorials/python-basic/multiprocessing/4-comparison/'}</text:p>
      <text:p text:style-name="Standard"><text:soft-page-break/>2018-08-29 17:11:34 [scrapy.core.engine] DEBUG: Crawled (200) &lt;GET https://morvanzhou.github.io/tutorials/machine-learning/sklearn/3-2-A-Evaluate-NN/&gt; (referer: https://morvanzhou.github.io/tutorials/machine-learning/sklearn/)</text:p>
      <text:p text:style-name="Standard">2018-08-29 17:11:34 [scrapy.core.engine] DEBUG: Crawled (200) &lt;GET https://morvanzhou.github.io/tutorials/machine-learning/sklearn/3-1-normalization/&gt; (referer: https://morvanzhou.github.io/tutorials/machine-learning/sklearn/)</text:p>
      <text:p text:style-name="Standard">2018-08-29 17:11:34 [scrapy.core.scraper] DEBUG: Scraped from &lt;200 https://morvanzhou.github.io/tutorials/python-basic/multiprocessing/2-add/&gt;</text:p>
      <text:p text:style-name="Standard">{'title': '添加进程 Process', 'url': 'https://morvanzhou.github.io/tutorials/python-basic/multiprocessing/2-add/'}</text:p>
      <text:p text:style-name="Standard">2018-08-29 17:11:34 [scrapy.core.engine] DEBUG: Crawled (200) &lt;GET https://morvanzhou.github.io/tutorials/machine-learning/sklearn/2-4-model-attributes/&gt; (referer: https://morvanzhou.github.io/tutorials/machine-learning/sklearn/)</text:p>
      <text:p text:style-name="Standard">2018-08-29 17:11:34 [scrapy.core.engine] DEBUG: Crawled (200) &lt;GET https://morvanzhou.github.io/tutorials/machine-learning/sklearn/3-2-cross-validation1/&gt; (referer: https://morvanzhou.github.io/tutorials/machine-learning/sklearn/)</text:p>
      <text:p text:style-name="Standard">2018-08-29 17:11:34 [scrapy.core.scraper] DEBUG: Scraped from &lt;200 https://morvanzhou.github.io/tutorials/machine-learning/sklearn/3-3-cross-validation2/&gt;</text:p>
      <text:p text:style-name="Standard">{'title': '交叉验证 2 Cross-validation', 'url': 'https://morvanzhou.github.io/tutorials/machine-learning/sklearn/3-3-cross-validation2/'}</text:p>
      <text:p text:style-name="Standard">2018-08-29 17:11:34 [scrapy.core.scraper] DEBUG: Scraped from &lt;200 https://morvanzhou.github.io/tutorials/python-basic/multiprocessing/1-why/&gt;</text:p>
      <text:p text:style-name="Standard">{'title': '什么是 Multiprocessing', 'url': 'https://morvanzhou.github.io/tutorials/python-basic/multiprocessing/1-why/'}</text:p>
      <text:p text:style-name="Standard">2018-08-29 17:11:34 [scrapy.core.scraper] DEBUG: Scraped from &lt;200 https://morvanzhou.github.io/tutorials/machine-learning/sklearn/3-2-A-Evaluate-NN/&gt;</text:p>
      <text:p text:style-name="Standard">{'title': '检验神经网络 (Evaluation)', 'url': 'https://morvanzhou.github.io/tutorials/machine-learning/sklearn/3-2-A-Evaluate-NN/'}</text:p>
      <text:p text:style-name="Standard">2018-08-29 17:11:34 [scrapy.core.scraper] DEBUG: Scraped from &lt;200 https://morvanzhou.github.io/tutorials/machine-learning/sklearn/3-1-normalization/&gt;</text:p>
      <text:p text:style-name="Standard">{'title': '正规化 Normalization', 'url': 'https://morvanzhou.github.io/tutorials/machine-learning/sklearn/3-1-normalization/'}</text:p>
      <text:p text:style-name="Standard">2018-08-29 17:11:34 [scrapy.core.engine] DEBUG: Crawled (200) &lt;GET https://morvanzhou.github.io/tutorials/machine-learning/sklearn/2-3-database/&gt; (referer: https://morvanzhou.github.io/tutorials/machine-learning/sklearn/)</text:p>
      <text:p text:style-name="Standard">2018-08-29 17:11:34 [scrapy.core.engine] DEBUG: Crawled (200) &lt;GET https://morvanzhou.github.io/tutorials/machine-learning/sklearn/2-1-select-method/&gt; (referer: https://morvanzhou.github.io/tutorials/machine-learning/sklearn/)</text:p>
      <text:p text:style-name="Standard">2018-08-29 17:11:34 [scrapy.core.scraper] DEBUG: Scraped from &lt;200 https://morvanzhou.github.io/tutorials/machine-learning/sklearn/2-4-model-attributes/&gt;</text:p>
      <text:p text:style-name="Standard">{'title': 'sklearn 常用属性与功能', 'url': 'https://morvanzhou.github.io/tutorials/machine-learning/sklearn/2-4-model-attributes/'}</text:p>
      <text:p text:style-name="Standard">2018-08-29 17:11:34 [scrapy.core.engine] DEBUG: Crawled (200) &lt;GET https://morvanzhou.github.io/tutorials/machine-learning/sklearn/2-2-general-pattern/&gt; (referer: https://morvanzhou.github.io/tutorials/machine-learning/sklearn/)</text:p>
      <text:p text:style-name="Standard">2018-08-29 17:11:34 [scrapy.core.engine] DEBUG: Crawled (200) &lt;GET https://morvanzhou.github.io/tutorials/machine-learning/sklearn/1-1-why/&gt; (referer: https://morvanzhou.github.io/tutorials/machine-learning/sklearn/)</text:p>
      <text:p text:style-name="Standard">2018-08-29 17:11:34 [scrapy.core.engine] DEBUG: Crawled (200) &lt;GET https://morvanzhou.github.io/tutorials/machine-learning/sklearn/1-1-A-ML/&gt; (referer: https://morvanzhou.github.io/tutorials/machine-learning/sklearn/)</text:p>
      <text:p text:style-name="Standard"><text:soft-page-break/>2018-08-29 17:11:34 [scrapy.core.scraper] DEBUG: Scraped from &lt;200 https://morvanzhou.github.io/tutorials/machine-learning/sklearn/3-2-cross-validation1/&gt;</text:p>
      <text:p text:style-name="Standard">{'title': '交叉验证 1 Cross-validation', 'url': 'https://morvanzhou.github.io/tutorials/machine-learning/sklearn/3-2-cross-validation1/'}</text:p>
      <text:p text:style-name="Standard">2018-08-29 17:11:34 [scrapy.core.engine] DEBUG: Crawled (200) &lt;GET https://morvanzhou.github.io/tutorials/machine-learning/sklearn/1-2-install/&gt; (referer: https://morvanzhou.github.io/tutorials/machine-learning/sklearn/)</text:p>
      <text:p text:style-name="Standard">2018-08-29 17:11:34 [scrapy.core.engine] DEBUG: Crawled (200) &lt;GET https://morvanzhou.github.io/tutorials/data-manipulation/scraping/3-02-download/&gt; (referer: https://morvanzhou.github.io/tutorials/data-manipulation/scraping/)</text:p>
      <text:p text:style-name="Standard">2018-08-29 17:11:34 [scrapy.core.engine] DEBUG: Crawled (200) &lt;GET https://morvanzhou.github.io/tutorials/data-manipulation/scraping/4-02-asyncio/&gt; (referer: https://morvanzhou.github.io/tutorials/data-manipulation/scraping/)</text:p>
      <text:p text:style-name="Standard">2018-08-29 17:11:34 [scrapy.core.scraper] DEBUG: Scraped from &lt;200 https://morvanzhou.github.io/tutorials/machine-learning/sklearn/2-3-database/&gt;</text:p>
      <text:p text:style-name="Standard">{'title': 'sklearn 强大数据库', 'url': 'https://morvanzhou.github.io/tutorials/machine-learning/sklearn/2-3-database/'}</text:p>
      <text:p text:style-name="Standard">2018-08-29 17:11:34 [scrapy.core.scraper] DEBUG: Scraped from &lt;200 https://morvanzhou.github.io/tutorials/machine-learning/sklearn/2-1-select-method/&gt;</text:p>
      <text:p text:style-name="Standard">{'title': '选择学习方法', 'url': 'https://morvanzhou.github.io/tutorials/machine-learning/sklearn/2-1-select-method/'}</text:p>
      <text:p text:style-name="Standard">2018-08-29 17:11:34 [scrapy.core.engine] DEBUG: Crawled (200) &lt;GET https://morvanzhou.github.io/tutorials/data-manipulation/scraping/2-01-beautifulsoup-basic/&gt; (referer: https://morvanzhou.github.io/tutorials/data-manipulation/scraping/)</text:p>
      <text:p text:style-name="Standard">2018-08-29 17:11:34 [scrapy.core.engine] DEBUG: Crawled (200) &lt;GET https://morvanzhou.github.io/tutorials/data-manipulation/scraping/1-01-understand-website/&gt; (referer: https://morvanzhou.github.io/tutorials/data-manipulation/scraping/)</text:p>
      <text:p text:style-name="Standard">2018-08-29 17:11:34 [scrapy.core.scraper] DEBUG: Scraped from &lt;200 https://morvanzhou.github.io/tutorials/machine-learning/sklearn/2-2-general-pattern/&gt;</text:p>
      <text:p text:style-name="Standard">{'title': '通用学习模式', 'url': 'https://morvanzhou.github.io/tutorials/machine-learning/sklearn/2-2-general-pattern/'}</text:p>
      <text:p text:style-name="Standard">2018-08-29 17:11:34 [scrapy.core.engine] DEBUG: Crawled (200) &lt;GET https://morvanzhou.github.io/tutorials/data-manipulation/scraping/4-01-distributed-scraping/&gt; (referer: https://morvanzhou.github.io/tutorials/data-manipulation/scraping/)</text:p>
      <text:p text:style-name="Standard">2018-08-29 17:11:34 [scrapy.core.scraper] DEBUG: Scraped from &lt;200 https://morvanzhou.github.io/tutorials/machine-learning/sklearn/1-1-why/&gt;</text:p>
      <text:p text:style-name="Standard">{'title': 'Why Sklearn?', 'url': 'https://morvanzhou.github.io/tutorials/machine-learning/sklearn/1-1-why/'}</text:p>
      <text:p text:style-name="Standard">2018-08-29 17:11:34 [scrapy.core.scraper] DEBUG: Scraped from &lt;200 https://morvanzhou.github.io/tutorials/machine-learning/sklearn/1-1-A-ML/&gt;</text:p>
      <text:p text:style-name="Standard">{'title': '机器学习 (Machine Learning)', 'url': 'https://morvanzhou.github.io/tutorials/machine-learning/sklearn/1-1-A-ML/'}</text:p>
      <text:p text:style-name="Standard">2018-08-29 17:11:34 [scrapy.core.scraper] DEBUG: Scraped from &lt;200 https://morvanzhou.github.io/tutorials/machine-learning/sklearn/1-2-install/&gt;</text:p>
      <text:p text:style-name="Standard">{'title': 'Sklearn 安装', 'url': 'https://morvanzhou.github.io/tutorials/machine-learning/sklearn/1-2-install/'}</text:p>
      <text:p text:style-name="Standard">2018-08-29 17:11:34 [scrapy.core.scraper] DEBUG: Scraped from &lt;200 https://morvanzhou.github.io/tutorials/data-manipulation/scraping/3-02-download/&gt;</text:p>
      <text:p text:style-name="Standard">{'title': '下载文件', 'url': 'https://morvanzhou.github.io/tutorials/data-manipulation/scraping/3-02-download/'}</text:p>
      <text:p text:style-name="Standard">2018-08-29 17:11:34 [scrapy.core.scraper] DEBUG: Scraped from &lt;200 https://morvanzhou.github.io/tutorials/data-manipulation/scraping/4-02-asyncio/&gt;</text:p>
      <text:p text:style-name="Standard"><text:soft-page-break/>{'title': '加速爬虫: 异步加载 Asyncio', 'url': 'https://morvanzhou.github.io/tutorials/data-manipulation/scraping/4-02-asyncio/'}</text:p>
      <text:p text:style-name="Standard">2018-08-29 17:11:34 [scrapy.core.engine] DEBUG: Crawled (200) &lt;GET https://morvanzhou.github.io/tutorials/data-manipulation/scraping/3-03-practice-download-image/&gt; (referer: https://morvanzhou.github.io/tutorials/data-manipulation/scraping/)</text:p>
      <text:p text:style-name="Standard">2018-08-29 17:11:34 [scrapy.core.scraper] DEBUG: Scraped from &lt;200 https://morvanzhou.github.io/tutorials/data-manipulation/scraping/2-01-beautifulsoup-basic/&gt;</text:p>
      <text:p text:style-name="Standard">{'title': 'BeautifulSoup 解析网页: 基础', 'url': 'https://morvanzhou.github.io/tutorials/data-manipulation/scraping/2-01-beautifulsoup-basic/'}</text:p>
      <text:p text:style-name="Standard">2018-08-29 17:11:34 [scrapy.core.engine] DEBUG: Crawled (200) &lt;GET https://morvanzhou.github.io/tutorials/data-manipulation/scraping/2-04-practice-baidu-baike/&gt; (referer: https://morvanzhou.github.io/tutorials/data-manipulation/scraping/)</text:p>
      <text:p text:style-name="Standard">2018-08-29 17:11:34 [scrapy.core.engine] DEBUG: Crawled (200) &lt;GET https://morvanzhou.github.io/tutorials/data-manipulation/scraping/2-03-beautifulsoup-regex/&gt; (referer: https://morvanzhou.github.io/tutorials/data-manipulation/scraping/)</text:p>
      <text:p text:style-name="Standard">2018-08-29 17:11:34 [scrapy.core.engine] DEBUG: Crawled (200) &lt;GET https://morvanzhou.github.io/tutorials/data-manipulation/scraping/3-01-requests/&gt; (referer: https://morvanzhou.github.io/tutorials/data-manipulation/scraping/)</text:p>
      <text:p text:style-name="Standard">2018-08-29 17:11:34 [scrapy.core.engine] DEBUG: Crawled (200) &lt;GET https://morvanzhou.github.io/tutorials/others/git/4-4-stash/&gt; (referer: https://morvanzhou.github.io/tutorials/others/git/)</text:p>
      <text:p text:style-name="Standard">2018-08-29 17:11:34 [scrapy.core.scraper] DEBUG: Scraped from &lt;200 https://morvanzhou.github.io/tutorials/data-manipulation/scraping/1-01-understand-website/&gt;</text:p>
      <text:p text:style-name="Standard">{'title': '了解网页结构', 'url': 'https://morvanzhou.github.io/tutorials/data-manipulation/scraping/1-01-understand-website/'}</text:p>
      <text:p text:style-name="Standard">2018-08-29 17:11:34 [scrapy.core.engine] DEBUG: Crawled (200) &lt;GET https://morvanzhou.github.io/tutorials/others/git/4-3-rebase/&gt; (referer: https://morvanzhou.github.io/tutorials/others/git/)</text:p>
      <text:p text:style-name="Standard">2018-08-29 17:11:34 [scrapy.core.engine] DEBUG: Crawled (200) &lt;GET https://morvanzhou.github.io/tutorials/data-manipulation/scraping/2-02-beautifulsoup-css/&gt; (referer: https://morvanzhou.github.io/tutorials/data-manipulation/scraping/)</text:p>
      <text:p text:style-name="Standard">2018-08-29 17:11:34 [scrapy.core.scraper] DEBUG: Scraped from &lt;200 https://morvanzhou.github.io/tutorials/data-manipulation/scraping/4-01-distributed-scraping/&gt;</text:p>
      <text:p text:style-name="Standard">{'title': '加速爬虫: 多进程分布式', 'url': 'https://morvanzhou.github.io/tutorials/data-manipulation/scraping/4-01-distributed-scraping/'}</text:p>
      <text:p text:style-name="Standard">2018-08-29 17:11:34 [scrapy.core.scraper] DEBUG: Scraped from &lt;200 https://morvanzhou.github.io/tutorials/data-manipulation/scraping/3-03-practice-download-image/&gt;</text:p>
      <text:p text:style-name="Standard">{'title': '小练习: 下载美图', 'url': 'https://morvanzhou.github.io/tutorials/data-manipulation/scraping/3-03-practice-download-image/'}</text:p>
      <text:p text:style-name="Standard">2018-08-29 17:11:34 [scrapy.core.scraper] DEBUG: Scraped from &lt;200 https://morvanzhou.github.io/tutorials/data-manipulation/scraping/2-04-practice-baidu-baike/&gt;</text:p>
      <text:p text:style-name="Standard">{'title': '小练习: 爬百度百科', 'url': 'https://morvanzhou.github.io/tutorials/data-manipulation/scraping/2-04-practice-baidu-baike/'}</text:p>
      <text:p text:style-name="Standard">2018-08-29 17:11:34 [scrapy.core.scraper] DEBUG: Scraped from &lt;200 https://morvanzhou.github.io/tutorials/data-manipulation/scraping/2-03-beautifulsoup-regex/&gt;</text:p>
      <text:p text:style-name="Standard">{'title': 'BeautifulSoup 解析网页: 正则表达', 'url': 'https://morvanzhou.github.io/tutorials/data-manipulation/scraping/2-03-beautifulsoup-regex/'}</text:p>
      <text:p text:style-name="Standard">2018-08-29 17:11:34 [scrapy.core.engine] DEBUG: Crawled (200) &lt;GET https://morvanzhou.github.io/tutorials/others/git/4-2-merge-conflict/&gt; (referer: https://morvanzhou.github.io/tutorials/others/git/)</text:p>
      <text:p text:style-name="Standard">2018-08-29 17:11:34 [scrapy.core.scraper] DEBUG: Scraped from &lt;200 https://morvanzhou.github.io/tutorials/data-manipulation/scraping/3-01-requests/&gt;</text:p>
      <text:p text:style-name="Standard"><text:soft-page-break/>{'title': '多功能的 Requests', 'url': 'https://morvanzhou.github.io/tutorials/data-manipulation/scraping/3-01-requests/'}</text:p>
      <text:p text:style-name="Standard">2018-08-29 17:11:34 [scrapy.core.scraper] DEBUG: Scraped from &lt;200 https://morvanzhou.github.io/tutorials/others/git/4-4-stash/&gt;</text:p>
      <text:p text:style-name="Standard">{'title': '临时修改 (stash)', 'url': 'https://morvanzhou.github.io/tutorials/others/git/4-4-stash/'}</text:p>
      <text:p text:style-name="Standard">2018-08-29 17:11:34 [scrapy.core.scraper] DEBUG: Scraped from &lt;200 https://morvanzhou.github.io/tutorials/others/git/4-3-rebase/&gt;</text:p>
      <text:p text:style-name="Standard">{'title': 'rebase 分支冲突', 'url': 'https://morvanzhou.github.io/tutorials/others/git/4-3-rebase/'}</text:p>
      <text:p text:style-name="Standard">2018-08-29 17:11:34 [scrapy.core.scraper] DEBUG: Scraped from &lt;200 https://morvanzhou.github.io/tutorials/data-manipulation/scraping/2-02-beautifulsoup-css/&gt;</text:p>
      <text:p text:style-name="Standard">{'title': 'BeautifulSoup 解析网页: CSS', 'url': 'https://morvanzhou.github.io/tutorials/data-manipulation/scraping/2-02-beautifulsoup-css/'}</text:p>
      <text:p text:style-name="Standard">2018-08-29 17:11:34 [scrapy.core.engine] DEBUG: Crawled (200) &lt;GET https://morvanzhou.github.io/tutorials/others/git/4-1-branch/&gt; (referer: https://morvanzhou.github.io/tutorials/others/git/)</text:p>
      <text:p text:style-name="Standard">2018-08-29 17:11:34 [scrapy.core.engine] DEBUG: Crawled (200) &lt;GET https://morvanzhou.github.io/tutorials/others/git/3-2-checkout/&gt; (referer: https://morvanzhou.github.io/tutorials/others/git/)</text:p>
      <text:p text:style-name="Standard">2018-08-29 17:11:34 [scrapy.core.engine] DEBUG: Crawled (200) &lt;GET https://morvanzhou.github.io/tutorials/others/git/3-1-reset/&gt; (referer: https://morvanzhou.github.io/tutorials/others/git/)</text:p>
      <text:p text:style-name="Standard">2018-08-29 17:11:34 [scrapy.core.engine] DEBUG: Crawled (200) &lt;GET https://morvanzhou.github.io/tutorials/others/git/2-1-repository/&gt; (referer: https://morvanzhou.github.io/tutorials/others/git/)</text:p>
      <text:p text:style-name="Standard">2018-08-29 17:11:34 [scrapy.core.scraper] DEBUG: Scraped from &lt;200 https://morvanzhou.github.io/tutorials/others/git/4-2-merge-conflict/&gt;</text:p>
      <text:p text:style-name="Standard">{'title': 'merge 分支冲突', 'url': 'https://morvanzhou.github.io/tutorials/others/git/4-2-merge-conflict/'}</text:p>
      <text:p text:style-name="Standard">2018-08-29 17:11:35 [scrapy.core.engine] DEBUG: Crawled (200) &lt;GET https://morvanzhou.github.io/tutorials/others/git/1-2-install/&gt; (referer: https://morvanzhou.github.io/tutorials/others/git/)</text:p>
      <text:p text:style-name="Standard">2018-08-29 17:11:35 [scrapy.core.engine] DEBUG: Crawled (200) &lt;GET https://morvanzhou.github.io/tutorials/others/git/2-2-modified/&gt; (referer: https://morvanzhou.github.io/tutorials/others/git/)</text:p>
      <text:p text:style-name="Standard">2018-08-29 17:11:35 [scrapy.core.scraper] DEBUG: Scraped from &lt;200 https://morvanzhou.github.io/tutorials/others/git/4-1-branch/&gt;</text:p>
      <text:p text:style-name="Standard">{'title': '分支 (branch)', 'url': 'https://morvanzhou.github.io/tutorials/others/git/4-1-branch/'}</text:p>
      <text:p text:style-name="Standard">2018-08-29 17:11:35 [scrapy.core.engine] DEBUG: Crawled (200) &lt;GET https://morvanzhou.github.io/tutorials/others/git/1-1-why/&gt; (referer: https://morvanzhou.github.io/tutorials/others/git/)</text:p>
      <text:p text:style-name="Standard">2018-08-29 17:11:35 [scrapy.core.scraper] DEBUG: Scraped from &lt;200 https://morvanzhou.github.io/tutorials/others/git/3-2-checkout/&gt;</text:p>
      <text:p text:style-name="Standard">{'title': '回到从前 (checkout 针对单个文件)', 'url': 'https://morvanzhou.github.io/tutorials/others/git/3-2-checkout/'}</text:p>
      <text:p text:style-name="Standard">2018-08-29 17:11:35 [scrapy.core.scraper] DEBUG: Scraped from &lt;200 https://morvanzhou.github.io/tutorials/others/git/3-1-reset/&gt;</text:p>
      <text:p text:style-name="Standard">{'title': '回到从前 (reset)', 'url': 'https://morvanzhou.github.io/tutorials/others/git/3-1-reset/'}</text:p>
      <text:p text:style-name="Standard">2018-08-29 17:11:35 [scrapy.core.scraper] DEBUG: Scraped from &lt;200 https://morvanzhou.github.io/tutorials/others/git/2-1-repository/&gt;</text:p>
      <text:p text:style-name="Standard">{'title': '第一个版本库 Repository', 'url': 'https://morvanzhou.github.io/tutorials/others/git/2-1-repository/'}</text:p>
      <text:p text:style-name="Standard"><text:soft-page-break/>2018-08-29 17:11:35 [scrapy.core.engine] DEBUG: Crawled (200) &lt;GET https://morvanzhou.github.io/tutorials/python-basic/threading/5-GIL/&gt; (referer: https://morvanzhou.github.io/tutorials/python-basic/threading/)</text:p>
      <text:p text:style-name="Standard">2018-08-29 17:11:35 [scrapy.core.scraper] DEBUG: Scraped from &lt;200 https://morvanzhou.github.io/tutorials/others/git/1-2-install/&gt;</text:p>
      <text:p text:style-name="Standard">{'title': 'Git 安装', 'url': 'https://morvanzhou.github.io/tutorials/others/git/1-2-install/'}</text:p>
      <text:p text:style-name="Standard">2018-08-29 17:11:35 [scrapy.core.engine] DEBUG: Crawled (200) &lt;GET https://morvanzhou.github.io/tutorials/python-basic/threading/2-add-thread/&gt; (referer: https://morvanzhou.github.io/tutorials/python-basic/threading/)</text:p>
      <text:p text:style-name="Standard">2018-08-29 17:11:35 [scrapy.core.engine] DEBUG: Crawled (200) &lt;GET https://morvanzhou.github.io/tutorials/python-basic/threading/3-join/&gt; (referer: https://morvanzhou.github.io/tutorials/python-basic/threading/)</text:p>
      <text:p text:style-name="Standard">2018-08-29 17:11:35 [scrapy.core.engine] DEBUG: Crawled (200) &lt;GET https://morvanzhou.github.io/tutorials/python-basic/threading/1-why/&gt; (referer: https://morvanzhou.github.io/tutorials/python-basic/threading/)</text:p>
      <text:p text:style-name="Standard">2018-08-29 17:11:35 [scrapy.core.scraper] DEBUG: Scraped from &lt;200 https://morvanzhou.github.io/tutorials/others/git/2-2-modified/&gt;</text:p>
      <text:p text:style-name="Standard">{'title': '记录修改 (log &amp; diff)', 'url': 'https://morvanzhou.github.io/tutorials/others/git/2-2-modified/'}</text:p>
      <text:p text:style-name="Standard">2018-08-29 17:11:35 [scrapy.core.engine] DEBUG: Crawled (200) &lt;GET https://morvanzhou.github.io/tutorials/machine-learning/ML-practice/RL-build-arm-from-scratch5/&gt; (referer: https://morvanzhou.github.io/tutorials/machine-learning/ML-practice/)</text:p>
      <text:p text:style-name="Standard">2018-08-29 17:11:35 [scrapy.core.engine] DEBUG: Crawled (200) &lt;GET https://morvanzhou.github.io/tutorials/python-basic/threading/4-queue/&gt; (referer: https://morvanzhou.github.io/tutorials/python-basic/threading/)</text:p>
      <text:p text:style-name="Standard">2018-08-29 17:11:35 [scrapy.core.scraper] DEBUG: Scraped from &lt;200 https://morvanzhou.github.io/tutorials/others/git/1-1-why/&gt;</text:p>
      <text:p text:style-name="Standard">{'title': 'Why Git?', 'url': 'https://morvanzhou.github.io/tutorials/others/git/1-1-why/'}</text:p>
      <text:p text:style-name="Standard">2018-08-29 17:11:35 [scrapy.core.engine] DEBUG: Crawled (200) &lt;GET https://morvanzhou.github.io/tutorials/machine-learning/ML-practice/RL-build-arm-from-scratch1/&gt; (referer: https://morvanzhou.github.io/tutorials/machine-learning/ML-practice/)</text:p>
      <text:p text:style-name="Standard">2018-08-29 17:11:35 [scrapy.core.scraper] DEBUG: Scraped from &lt;200 https://morvanzhou.github.io/tutorials/python-basic/threading/5-GIL/&gt;</text:p>
      <text:p text:style-name="Standard">{'title': 'GIL 不一定有效率', 'url': 'https://morvanzhou.github.io/tutorials/python-basic/threading/5-GIL/'}</text:p>
      <text:p text:style-name="Standard">2018-08-29 17:11:35 [scrapy.core.scraper] DEBUG: Scraped from &lt;200 https://morvanzhou.github.io/tutorials/python-basic/threading/2-add-thread/&gt;</text:p>
      <text:p text:style-name="Standard">{'title': '添加线程 Thread', 'url': 'https://morvanzhou.github.io/tutorials/python-basic/threading/2-add-thread/'}</text:p>
      <text:p text:style-name="Standard">2018-08-29 17:11:35 [scrapy.core.scraper] DEBUG: Scraped from &lt;200 https://morvanzhou.github.io/tutorials/python-basic/threading/3-join/&gt;</text:p>
      <text:p text:style-name="Standard">{'title': 'join 功能', 'url': 'https://morvanzhou.github.io/tutorials/python-basic/threading/3-join/'}</text:p>
      <text:p text:style-name="Standard">2018-08-29 17:11:35 [scrapy.core.scraper] DEBUG: Scraped from &lt;200 https://morvanzhou.github.io/tutorials/python-basic/threading/1-why/&gt;</text:p>
      <text:p text:style-name="Standard">{'title': '什么是多线程 Threading', 'url': 'https://morvanzhou.github.io/tutorials/python-basic/threading/1-why/'}</text:p>
      <text:p text:style-name="Standard">2018-08-29 17:11:35 [scrapy.core.engine] DEBUG: Crawled (200) &lt;GET https://morvanzhou.github.io/tutorials/machine-learning/ML-practice/RL-build-arm-from-scratch4/&gt; (referer: https://morvanzhou.github.io/tutorials/machine-learning/ML-practice/)</text:p>
      <text:p text:style-name="Standard">2018-08-29 17:11:35 [scrapy.core.scraper] DEBUG: Scraped from &lt;200 https://morvanzhou.github.io/tutorials/machine-learning/ML-practice/RL-build-arm-from-scratch5/&gt;</text:p>
      <text:p text:style-name="Standard"><text:soft-page-break/>{'title': '从头开始做一个机器手臂5 完善测试', 'url': 'https://morvanzhou.github.io/tutorials/machine-learning/ML-practice/RL-build-arm-from-scratch5/'}</text:p>
      <text:p text:style-name="Standard">2018-08-29 17:11:35 [scrapy.core.scraper] DEBUG: Scraped from &lt;200 https://morvanzhou.github.io/tutorials/python-basic/threading/4-queue/&gt;</text:p>
      <text:p text:style-name="Standard">{'title': '储存进程结果 Queue', 'url': 'https://morvanzhou.github.io/tutorials/python-basic/threading/4-queue/'}</text:p>
      <text:p text:style-name="Standard">2018-08-29 17:11:35 [scrapy.core.engine] DEBUG: Crawled (200) &lt;GET https://morvanzhou.github.io/tutorials/machine-learning/ML-practice/RL-build-arm-from-scratch3/&gt; (referer: https://morvanzhou.github.io/tutorials/machine-learning/ML-practice/)</text:p>
      <text:p text:style-name="Standard">2018-08-29 17:11:35 [scrapy.core.engine] DEBUG: Crawled (200) &lt;GET https://morvanzhou.github.io/tutorials/python-basic/basic/13-06-multiprocessing/&gt; (referer: https://morvanzhou.github.io/tutorials/python-basic/basic/)</text:p>
      <text:p text:style-name="Standard">2018-08-29 17:11:35 [scrapy.core.engine] DEBUG: Crawled (200) &lt;GET https://morvanzhou.github.io/tutorials/python-basic/basic/13-05-threading/&gt; (referer: https://morvanzhou.github.io/tutorials/python-basic/basic/)</text:p>
      <text:p text:style-name="Standard">2018-08-29 17:11:35 [scrapy.core.scraper] DEBUG: Scraped from &lt;200 https://morvanzhou.github.io/tutorials/machine-learning/ML-practice/RL-build-arm-from-scratch1/&gt;</text:p>
      <text:p text:style-name="Standard">{'title': '从头开始做一个机器手臂1 搭建结构', 'url': 'https://morvanzhou.github.io/tutorials/machine-learning/ML-practice/RL-build-arm-from-scratch1/'}</text:p>
      <text:p text:style-name="Standard">2018-08-29 17:11:35 [scrapy.core.engine] DEBUG: Crawled (200) &lt;GET https://morvanzhou.github.io/tutorials/python-basic/basic/13-04-copy/&gt; (referer: https://morvanzhou.github.io/tutorials/python-basic/basic/)</text:p>
      <text:p text:style-name="Standard">2018-08-29 17:11:35 [scrapy.core.engine] DEBUG: Crawled (200) &lt;GET https://morvanzhou.github.io/tutorials/machine-learning/ML-practice/RL-build-arm-from-scratch2/&gt; (referer: https://morvanzhou.github.io/tutorials/machine-learning/ML-practice/)</text:p>
      <text:p text:style-name="Standard">2018-08-29 17:11:35 [scrapy.core.engine] DEBUG: Crawled (200) &lt;GET https://morvanzhou.github.io/tutorials/python-basic/basic/13-02-try/&gt; (referer: https://morvanzhou.github.io/tutorials/python-basic/basic/)</text:p>
      <text:p text:style-name="Standard">2018-08-29 17:11:35 [scrapy.core.scraper] DEBUG: Scraped from &lt;200 https://morvanzhou.github.io/tutorials/machine-learning/ML-practice/RL-build-arm-from-scratch4/&gt;</text:p>
      <text:p text:style-name="Standard">{'title': '从头开始做一个机器手臂4 加入强化学习算法', 'url': 'https://morvanzhou.github.io/tutorials/machine-learning/ML-practice/RL-build-arm-from-scratch4/'}</text:p>
      <text:p text:style-name="Standard">2018-08-29 17:11:35 [scrapy.core.engine] DEBUG: Crawled (200) &lt;GET https://morvanzhou.github.io/tutorials/python-basic/basic/13-03-zip-lambda-map/&gt; (referer: https://morvanzhou.github.io/tutorials/python-basic/basic/)</text:p>
      <text:p text:style-name="Standard">2018-08-29 17:11:35 [scrapy.core.scraper] DEBUG: Scraped from &lt;200 https://morvanzhou.github.io/tutorials/machine-learning/ML-practice/RL-build-arm-from-scratch3/&gt;</text:p>
      <text:p text:style-name="Standard">{'title': '从头开始做一个机器手臂3 写动态环境', 'url': 'https://morvanzhou.github.io/tutorials/machine-learning/ML-practice/RL-build-arm-from-scratch3/'}</text:p>
      <text:p text:style-name="Standard">2018-08-29 17:11:35 [scrapy.core.scraper] DEBUG: Scraped from &lt;200 https://morvanzhou.github.io/tutorials/python-basic/basic/13-06-multiprocessing/&gt;</text:p>
      <text:p text:style-name="Standard">{'title': 'multiprocessing 什么是多进程', 'url': 'https://morvanzhou.github.io/tutorials/python-basic/basic/13-06-multiprocessing/'}</text:p>
      <text:p text:style-name="Standard">2018-08-29 17:11:35 [scrapy.core.scraper] DEBUG: Scraped from &lt;200 https://morvanzhou.github.io/tutorials/python-basic/basic/13-05-threading/&gt;</text:p>
      <text:p text:style-name="Standard">{'title': 'threading 什么是多线程', 'url': 'https://morvanzhou.github.io/tutorials/python-basic/basic/13-05-threading/'}</text:p>
      <text:p text:style-name="Standard"><text:soft-page-break/>2018-08-29 17:11:35 [scrapy.core.scraper] DEBUG: Scraped from &lt;200 https://morvanzhou.github.io/tutorials/python-basic/basic/13-04-copy/&gt;</text:p>
      <text:p text:style-name="Standard">{'title': 'copy &amp; deepcopy 浅复制 &amp; 深复制', 'url': 'https://morvanzhou.github.io/tutorials/python-basic/basic/13-04-copy/'}</text:p>
      <text:p text:style-name="Standard">2018-08-29 17:11:35 [scrapy.core.scraper] DEBUG: Scraped from &lt;200 https://morvanzhou.github.io/tutorials/machine-learning/ML-practice/RL-build-arm-from-scratch2/&gt;</text:p>
      <text:p text:style-name="Standard">{'title': '从头开始做一个机器手臂2 写静态环境', 'url': 'https://morvanzhou.github.io/tutorials/machine-learning/ML-practice/RL-build-arm-from-scratch2/'}</text:p>
      <text:p text:style-name="Standard">2018-08-29 17:11:35 [scrapy.core.scraper] DEBUG: Scraped from &lt;200 https://morvanzhou.github.io/tutorials/python-basic/basic/13-02-try/&gt;</text:p>
      <text:p text:style-name="Standard">{'title': 'try 错误处理', 'url': 'https://morvanzhou.github.io/tutorials/python-basic/basic/13-02-try/'}</text:p>
      <text:p text:style-name="Standard">2018-08-29 17:11:35 [scrapy.core.engine] DEBUG: Crawled (200) &lt;GET https://morvanzhou.github.io/tutorials/python-basic/basic/13-01-continue-break/&gt; (referer: https://morvanzhou.github.io/tutorials/python-basic/basic/)</text:p>
      <text:p text:style-name="Standard">2018-08-29 17:11:35 [scrapy.core.engine] DEBUG: Crawled (200) &lt;GET https://morvanzhou.github.io/tutorials/python-basic/basic/11-4-dictionary/&gt; (referer: https://morvanzhou.github.io/tutorials/python-basic/basic/)</text:p>
      <text:p text:style-name="Standard">2018-08-29 17:11:35 [scrapy.core.engine] DEBUG: Crawled (200) &lt;GET https://morvanzhou.github.io/tutorials/python-basic/basic/12-1-import/&gt; (referer: https://morvanzhou.github.io/tutorials/python-basic/basic/)</text:p>
      <text:p text:style-name="Standard">2018-08-29 17:11:35 [scrapy.core.engine] DEBUG: Crawled (200) &lt;GET https://morvanzhou.github.io/tutorials/python-basic/basic/11-3-multi-dim-list/&gt; (referer: https://morvanzhou.github.io/tutorials/python-basic/basic/)</text:p>
      <text:p text:style-name="Standard">2018-08-29 17:11:35 [scrapy.core.scraper] DEBUG: Scraped from &lt;200 https://morvanzhou.github.io/tutorials/python-basic/basic/13-03-zip-lambda-map/&gt;</text:p>
      <text:p text:style-name="Standard">{'title': 'zip lambda map', 'url': 'https://morvanzhou.github.io/tutorials/python-basic/basic/13-03-zip-lambda-map/'}</text:p>
      <text:p text:style-name="Standard">2018-08-29 17:11:35 [scrapy.core.engine] DEBUG: Crawled (200) &lt;GET https://morvanzhou.github.io/tutorials/python-basic/basic/11-1-array-list/&gt; (referer: https://morvanzhou.github.io/tutorials/python-basic/basic/)</text:p>
      <text:p text:style-name="Standard">2018-08-29 17:11:35 [scrapy.core.engine] DEBUG: Crawled (200) &lt;GET https://morvanzhou.github.io/tutorials/python-basic/basic/12-2-personal-module/&gt; (referer: https://morvanzhou.github.io/tutorials/python-basic/basic/)</text:p>
      <text:p text:style-name="Standard">2018-08-29 17:11:35 [scrapy.core.engine] DEBUG: Crawled (200) &lt;GET https://morvanzhou.github.io/tutorials/python-basic/basic/08-3-read-file3/&gt; (referer: https://morvanzhou.github.io/tutorials/python-basic/basic/)</text:p>
      <text:p text:style-name="Standard">2018-08-29 17:11:35 [scrapy.core.engine] DEBUG: Crawled (200) &lt;GET https://morvanzhou.github.io/tutorials/python-basic/basic/09-1-class/&gt; (referer: https://morvanzhou.github.io/tutorials/python-basic/basic/)</text:p>
      <text:p text:style-name="Standard">2018-08-29 17:11:35 [scrapy.core.engine] DEBUG: Crawled (200) &lt;GET https://morvanzhou.github.io/tutorials/python-basic/basic/11-2-list/&gt; (referer: https://morvanzhou.github.io/tutorials/python-basic/basic/)</text:p>
      <text:p text:style-name="Standard">2018-08-29 17:11:35 [scrapy.core.scraper] DEBUG: Scraped from &lt;200 https://morvanzhou.github.io/tutorials/python-basic/basic/13-01-continue-break/&gt;</text:p>
      <text:p text:style-name="Standard">{'title': 'continue &amp; break', 'url': 'https://morvanzhou.github.io/tutorials/python-basic/basic/13-01-continue-break/'}</text:p>
      <text:p text:style-name="Standard">2018-08-29 17:11:35 [scrapy.core.scraper] DEBUG: Scraped from &lt;200 https://morvanzhou.github.io/tutorials/python-basic/basic/11-4-dictionary/&gt;</text:p>
      <text:p text:style-name="Standard">{'title': 'dictionary 字典', 'url': 'https://morvanzhou.github.io/tutorials/python-basic/basic/11-4-dictionary/'}</text:p>
      <text:p text:style-name="Standard"><text:soft-page-break/>2018-08-29 17:11:35 [scrapy.core.scraper] DEBUG: Scraped from &lt;200 https://morvanzhou.github.io/tutorials/python-basic/basic/12-1-import/&gt;</text:p>
      <text:p text:style-name="Standard">{'title': 'import 模块', 'url': 'https://morvanzhou.github.io/tutorials/python-basic/basic/12-1-import/'}</text:p>
      <text:p text:style-name="Standard">2018-08-29 17:11:35 [scrapy.core.engine] DEBUG: Crawled (200) &lt;GET https://morvanzhou.github.io/tutorials/python-basic/basic/10-1-input/&gt; (referer: https://morvanzhou.github.io/tutorials/python-basic/basic/)</text:p>
      <text:p text:style-name="Standard">2018-08-29 17:11:35 [scrapy.core.scraper] DEBUG: Scraped from &lt;200 https://morvanzhou.github.io/tutorials/python-basic/basic/11-3-multi-dim-list/&gt;</text:p>
      <text:p text:style-name="Standard">{'title': '多维列表', 'url': 'https://morvanzhou.github.io/tutorials/python-basic/basic/11-3-multi-dim-list/'}</text:p>
      <text:p text:style-name="Standard">2018-08-29 17:11:35 [scrapy.core.scraper] DEBUG: Scraped from &lt;200 https://morvanzhou.github.io/tutorials/python-basic/basic/11-1-array-list/&gt;</text:p>
      <text:p text:style-name="Standard">{'title': '元组 列表', 'url': 'https://morvanzhou.github.io/tutorials/python-basic/basic/11-1-array-list/'}</text:p>
      <text:p text:style-name="Standard">2018-08-29 17:11:35 [scrapy.core.engine] DEBUG: Crawled (200) &lt;GET https://morvanzhou.github.io/tutorials/python-basic/basic/08-2-read-file2/&gt; (referer: https://morvanzhou.github.io/tutorials/python-basic/basic/)</text:p>
      <text:p text:style-name="Standard">2018-08-29 17:11:35 [scrapy.core.scraper] DEBUG: Scraped from &lt;200 https://morvanzhou.github.io/tutorials/python-basic/basic/12-2-personal-module/&gt;</text:p>
      <text:p text:style-name="Standard">{'title': '自己的模块', 'url': 'https://morvanzhou.github.io/tutorials/python-basic/basic/12-2-personal-module/'}</text:p>
      <text:p text:style-name="Standard">2018-08-29 17:11:35 [scrapy.core.scraper] DEBUG: Scraped from &lt;200 https://morvanzhou.github.io/tutorials/python-basic/basic/08-3-read-file3/&gt;</text:p>
      <text:p text:style-name="Standard">{'title': '读写文件 3', 'url': 'https://morvanzhou.github.io/tutorials/python-basic/basic/08-3-read-file3/'}</text:p>
      <text:p text:style-name="Standard">2018-08-29 17:11:35 [scrapy.core.scraper] DEBUG: Scraped from &lt;200 https://morvanzhou.github.io/tutorials/python-basic/basic/09-1-class/&gt;</text:p>
      <text:p text:style-name="Standard">{'title': 'class 类', 'url': 'https://morvanzhou.github.io/tutorials/python-basic/basic/09-1-class/'}</text:p>
      <text:p text:style-name="Standard">2018-08-29 17:11:35 [scrapy.core.engine] DEBUG: Crawled (200) &lt;GET https://morvanzhou.github.io/tutorials/python-basic/basic/08-1-read-file/&gt; (referer: https://morvanzhou.github.io/tutorials/python-basic/basic/)</text:p>
      <text:p text:style-name="Standard">2018-08-29 17:11:35 [scrapy.core.scraper] DEBUG: Scraped from &lt;200 https://morvanzhou.github.io/tutorials/python-basic/basic/11-2-list/&gt;</text:p>
      <text:p text:style-name="Standard">{'title': 'list 列表', 'url': 'https://morvanzhou.github.io/tutorials/python-basic/basic/11-2-list/'}</text:p>
      <text:p text:style-name="Standard">2018-08-29 17:11:35 [scrapy.core.engine] DEBUG: Crawled (200) &lt;GET https://morvanzhou.github.io/tutorials/python-basic/basic/09-2-class-init/&gt; (referer: https://morvanzhou.github.io/tutorials/python-basic/basic/)</text:p>
      <text:p text:style-name="Standard">2018-08-29 17:11:35 [scrapy.core.engine] DEBUG: Crawled (200) &lt;GET https://morvanzhou.github.io/tutorials/python-basic/basic/05-3-def-default-parameters/&gt; (referer: https://morvanzhou.github.io/tutorials/python-basic/basic/)</text:p>
      <text:p text:style-name="Standard">2018-08-29 17:11:35 [scrapy.core.engine] DEBUG: Crawled (200) &lt;GET https://morvanzhou.github.io/tutorials/python-basic/basic/06-1-global-local/&gt; (referer: https://morvanzhou.github.io/tutorials/python-basic/basic/)</text:p>
      <text:p text:style-name="Standard">2018-08-29 17:11:35 [scrapy.core.scraper] DEBUG: Scraped from &lt;200 https://morvanzhou.github.io/tutorials/python-basic/basic/10-1-input/&gt;</text:p>
      <text:p text:style-name="Standard">{'title': 'input 输入', 'url': 'https://morvanzhou.github.io/tutorials/python-basic/basic/10-1-input/'}</text:p>
      <text:p text:style-name="Standard">2018-08-29 17:11:35 [scrapy.core.scraper] DEBUG: Scraped from &lt;200 https://morvanzhou.github.io/tutorials/python-basic/basic/08-2-read-file2/&gt;</text:p>
      <text:p text:style-name="Standard">{'title': '读写文件 2', 'url': 'https://morvanzhou.github.io/tutorials/python-basic/basic/08-2-read-file2/'}</text:p>
      <text:p text:style-name="Standard">2018-08-29 17:11:35 [scrapy.core.engine] DEBUG: Crawled (200) &lt;GET https://morvanzhou.github.io/tutorials/python-basic/basic/07-1-module-install/&gt; (referer: https://morvanzhou.github.io/tutorials/python-basic/basic/)</text:p>
      <text:p text:style-name="Standard"><text:soft-page-break/>2018-08-29 17:11:35 [scrapy.core.engine] DEBUG: Crawled (200) &lt;GET https://morvanzhou.github.io/tutorials/python-basic/basic/05-2-def-parameters/&gt; (referer: https://morvanzhou.github.io/tutorials/python-basic/basic/)</text:p>
      <text:p text:style-name="Standard">2018-08-29 17:11:35 [scrapy.core.scraper] DEBUG: Scraped from &lt;200 https://morvanzhou.github.io/tutorials/python-basic/basic/08-1-read-file/&gt;</text:p>
      <text:p text:style-name="Standard">{'title': '读写文件 1', 'url': 'https://morvanzhou.github.io/tutorials/python-basic/basic/08-1-read-file/'}</text:p>
      <text:p text:style-name="Standard">2018-08-29 17:11:35 [scrapy.core.engine] DEBUG: Crawled (200) &lt;GET https://morvanzhou.github.io/tutorials/python-basic/basic/04-3-if-elif-else/&gt; (referer: https://morvanzhou.github.io/tutorials/python-basic/basic/)</text:p>
      <text:p text:style-name="Standard">2018-08-29 17:11:35 [scrapy.core.engine] DEBUG: Crawled (200) &lt;GET https://morvanzhou.github.io/tutorials/python-basic/basic/02-3-variable/&gt; (referer: https://morvanzhou.github.io/tutorials/python-basic/basic/)</text:p>
      <text:p text:style-name="Standard">2018-08-29 17:11:35 [scrapy.core.scraper] DEBUG: Scraped from &lt;200 https://morvanzhou.github.io/tutorials/python-basic/basic/09-2-class-init/&gt;</text:p>
      <text:p text:style-name="Standard">{'title': 'class 类 init 功能', 'url': 'https://morvanzhou.github.io/tutorials/python-basic/basic/09-2-class-init/'}</text:p>
      <text:p text:style-name="Standard">2018-08-29 17:11:35 [scrapy.core.scraper] DEBUG: Scraped from &lt;200 https://morvanzhou.github.io/tutorials/python-basic/basic/05-3-def-default-parameters/&gt;</text:p>
      <text:p text:style-name="Standard">{'title': '函数默认参数', 'url': 'https://morvanzhou.github.io/tutorials/python-basic/basic/05-3-def-default-parameters/'}</text:p>
      <text:p text:style-name="Standard">2018-08-29 17:11:35 [scrapy.core.engine] DEBUG: Crawled (200) &lt;GET https://morvanzhou.github.io/tutorials/python-basic/basic/05-1-def/&gt; (referer: https://morvanzhou.github.io/tutorials/python-basic/basic/)</text:p>
      <text:p text:style-name="Standard">2018-08-29 17:11:35 [scrapy.core.engine] DEBUG: Crawled (200) &lt;GET https://morvanzhou.github.io/tutorials/python-basic/basic/02-2-basic-math/&gt; (referer: https://morvanzhou.github.io/tutorials/python-basic/basic/)</text:p>
      <text:p text:style-name="Standard">2018-08-29 17:11:35 [scrapy.core.scraper] DEBUG: Scraped from &lt;200 https://morvanzhou.github.io/tutorials/python-basic/basic/06-1-global-local/&gt;</text:p>
      <text:p text:style-name="Standard">{'title': '全局 &amp; 局部 变量', 'url': 'https://morvanzhou.github.io/tutorials/python-basic/basic/06-1-global-local/'}</text:p>
      <text:p text:style-name="Standard">2018-08-29 17:11:35 [scrapy.core.engine] DEBUG: Crawled (200) &lt;GET https://morvanzhou.github.io/tutorials/python-basic/basic/04-2-if-else/&gt; (referer: https://morvanzhou.github.io/tutorials/python-basic/basic/)</text:p>
      <text:p text:style-name="Standard">2018-08-29 17:11:35 [scrapy.core.scraper] DEBUG: Scraped from &lt;200 https://morvanzhou.github.io/tutorials/python-basic/basic/07-1-module-install/&gt;</text:p>
      <text:p text:style-name="Standard">{'title': '模块安装', 'url': 'https://morvanzhou.github.io/tutorials/python-basic/basic/07-1-module-install/'}</text:p>
      <text:p text:style-name="Standard">2018-08-29 17:11:35 [scrapy.core.scraper] DEBUG: Scraped from &lt;200 https://morvanzhou.github.io/tutorials/python-basic/basic/05-2-def-parameters/&gt;</text:p>
      <text:p text:style-name="Standard">{'title': '函数参数', 'url': 'https://morvanzhou.github.io/tutorials/python-basic/basic/05-2-def-parameters/'}</text:p>
      <text:p text:style-name="Standard">2018-08-29 17:11:35 [scrapy.core.engine] DEBUG: Crawled (200) &lt;GET https://morvanzhou.github.io/tutorials/python-basic/basic/03-1-while/&gt; (referer: https://morvanzhou.github.io/tutorials/python-basic/basic/)</text:p>
      <text:p text:style-name="Standard">2018-08-29 17:11:35 [scrapy.core.engine] DEBUG: Crawled (200) &lt;GET https://morvanzhou.github.io/tutorials/python-basic/basic/03-2-for/&gt; (referer: https://morvanzhou.github.io/tutorials/python-basic/basic/)</text:p>
      <text:p text:style-name="Standard">2018-08-29 17:11:35 [scrapy.core.scraper] DEBUG: Scraped from &lt;200 https://morvanzhou.github.io/tutorials/python-basic/basic/04-3-if-elif-else/&gt;</text:p>
      <text:p text:style-name="Standard">{'title': 'if elif else 判断', 'url': 'https://morvanzhou.github.io/tutorials/python-basic/basic/04-3-if-elif-else/'}</text:p>
      <text:p text:style-name="Standard"><text:soft-page-break/>2018-08-29 17:11:35 [scrapy.core.scraper] DEBUG: Scraped from &lt;200 https://morvanzhou.github.io/tutorials/python-basic/basic/02-3-variable/&gt;</text:p>
      <text:p text:style-name="Standard">{'title': '变量 variable', 'url': 'https://morvanzhou.github.io/tutorials/python-basic/basic/02-3-variable/'}</text:p>
      <text:p text:style-name="Standard">2018-08-29 17:11:36 [scrapy.core.engine] DEBUG: Crawled (200) &lt;GET https://morvanzhou.github.io/tutorials/python-basic/basic/04-1-if/&gt; (referer: https://morvanzhou.github.io/tutorials/python-basic/basic/)</text:p>
      <text:p text:style-name="Standard">2018-08-29 17:11:36 [scrapy.core.scraper] DEBUG: Scraped from &lt;200 https://morvanzhou.github.io/tutorials/python-basic/basic/05-1-def/&gt;</text:p>
      <text:p text:style-name="Standard">{'title': 'def 函数', 'url': 'https://morvanzhou.github.io/tutorials/python-basic/basic/05-1-def/'}</text:p>
      <text:p text:style-name="Standard">2018-08-29 17:11:36 [scrapy.core.scraper] DEBUG: Scraped from &lt;200 https://morvanzhou.github.io/tutorials/python-basic/basic/02-2-basic-math/&gt;</text:p>
      <text:p text:style-name="Standard">{'title': '基础数学运算', 'url': 'https://morvanzhou.github.io/tutorials/python-basic/basic/02-2-basic-math/'}</text:p>
      <text:p text:style-name="Standard">2018-08-29 17:11:36 [scrapy.core.engine] DEBUG: Crawled (200) &lt;GET https://morvanzhou.github.io/tutorials/python-basic/basic/02-1-print/&gt; (referer: https://morvanzhou.github.io/tutorials/python-basic/basic/)</text:p>
      <text:p text:style-name="Standard">2018-08-29 17:11:36 [scrapy.core.scraper] DEBUG: Scraped from &lt;200 https://morvanzhou.github.io/tutorials/python-basic/basic/04-2-if-else/&gt;</text:p>
      <text:p text:style-name="Standard">{'title': 'if else 判断', 'url': 'https://morvanzhou.github.io/tutorials/python-basic/basic/04-2-if-else/'}</text:p>
      <text:p text:style-name="Standard">2018-08-29 17:11:36 [scrapy.core.scraper] DEBUG: Scraped from &lt;200 https://morvanzhou.github.io/tutorials/python-basic/basic/03-1-while/&gt;</text:p>
      <text:p text:style-name="Standard">{'title': 'while 循环', 'url': 'https://morvanzhou.github.io/tutorials/python-basic/basic/03-1-while/'}</text:p>
      <text:p text:style-name="Standard">2018-08-29 17:11:36 [scrapy.core.scraper] DEBUG: Scraped from &lt;200 https://morvanzhou.github.io/tutorials/python-basic/basic/03-2-for/&gt;</text:p>
      <text:p text:style-name="Standard">{'title': 'for 循环', 'url': 'https://morvanzhou.github.io/tutorials/python-basic/basic/03-2-for/'}</text:p>
      <text:p text:style-name="Standard">2018-08-29 17:11:36 [scrapy.core.engine] DEBUG: Crawled (200) &lt;GET https://morvanzhou.github.io/tutorials/python-basic/basic/01-1-install/&gt; (referer: https://morvanzhou.github.io/tutorials/python-basic/basic/)</text:p>
      <text:p text:style-name="Standard">2018-08-29 17:11:36 [scrapy.core.engine] DEBUG: Crawled (200) &lt;GET https://morvanzhou.github.io/tutorials/python-basic/tkinter/2-11-pack-grid-place/&gt; (referer: https://morvanzhou.github.io/tutorials/python-basic/tkinter/)</text:p>
      <text:p text:style-name="Standard">2018-08-29 17:11:36 [scrapy.core.scraper] DEBUG: Scraped from &lt;200 https://morvanzhou.github.io/tutorials/python-basic/basic/04-1-if/&gt;</text:p>
      <text:p text:style-name="Standard">{'title': 'if 判断', 'url': 'https://morvanzhou.github.io/tutorials/python-basic/basic/04-1-if/'}</text:p>
      <text:p text:style-name="Standard">2018-08-29 17:11:36 [scrapy.core.engine] DEBUG: Crawled (200) &lt;GET https://morvanzhou.github.io/tutorials/python-basic/tkinter/3-01-example1/&gt; (referer: https://morvanzhou.github.io/tutorials/python-basic/tkinter/)</text:p>
      <text:p text:style-name="Standard">2018-08-29 17:11:36 [scrapy.core.engine] DEBUG: Crawled (200) &lt;GET https://morvanzhou.github.io/tutorials/python-basic/tkinter/2-10-messagebox/&gt; (referer: https://morvanzhou.github.io/tutorials/python-basic/tkinter/)</text:p>
      <text:p text:style-name="Standard">2018-08-29 17:11:36 [scrapy.core.engine] DEBUG: Crawled (200) &lt;GET https://morvanzhou.github.io/tutorials/python-basic/tkinter/3-02-example2/&gt; (referer: https://morvanzhou.github.io/tutorials/python-basic/tkinter/)</text:p>
      <text:p text:style-name="Standard">2018-08-29 17:11:36 [scrapy.core.engine] DEBUG: Crawled (200) &lt;GET https://morvanzhou.github.io/tutorials/python-basic/tkinter/2-09-frame/&gt; (referer: https://morvanzhou.github.io/tutorials/python-basic/tkinter/)</text:p>
      <text:p text:style-name="Standard">2018-08-29 17:11:36 [scrapy.core.scraper] DEBUG: Scraped from &lt;200 https://morvanzhou.github.io/tutorials/python-basic/basic/02-1-print/&gt;</text:p>
      <text:p text:style-name="Standard">{'title': 'print 功能', 'url': 'https://morvanzhou.github.io/tutorials/python-basic/basic/02-1-print/'}</text:p>
      <text:p text:style-name="Standard">2018-08-29 17:11:36 [scrapy.core.scraper] DEBUG: Scraped from &lt;200 https://morvanzhou.github.io/tutorials/python-basic/basic/01-1-install/&gt;</text:p>
      <text:p text:style-name="Standard"><text:soft-page-break/>{'title': '安装', 'url': 'https://morvanzhou.github.io/tutorials/python-basic/basic/01-1-install/'}</text:p>
      <text:p text:style-name="Standard">2018-08-29 17:11:36 [scrapy.core.engine] DEBUG: Crawled (200) &lt;GET https://morvanzhou.github.io/tutorials/python-basic/tkinter/2-07-canvas/&gt; (referer: https://morvanzhou.github.io/tutorials/python-basic/tkinter/)</text:p>
      <text:p text:style-name="Standard">2018-08-29 17:11:36 [scrapy.core.engine] DEBUG: Crawled (200) &lt;GET https://morvanzhou.github.io/tutorials/python-basic/tkinter/2-02-entry-text/&gt; (referer: https://morvanzhou.github.io/tutorials/python-basic/tkinter/)</text:p>
      <text:p text:style-name="Standard">2018-08-29 17:11:36 [scrapy.core.scraper] DEBUG: Scraped from &lt;200 https://morvanzhou.github.io/tutorials/python-basic/tkinter/2-11-pack-grid-place/&gt;</text:p>
      <text:p text:style-name="Standard">{'title': 'pack grid place 放置位置', 'url': 'https://morvanzhou.github.io/tutorials/python-basic/tkinter/2-11-pack-grid-place/'}</text:p>
      <text:p text:style-name="Standard">2018-08-29 17:11:36 [scrapy.core.scraper] DEBUG: Scraped from &lt;200 https://morvanzhou.github.io/tutorials/python-basic/tkinter/3-01-example1/&gt;</text:p>
      <text:p text:style-name="Standard">{'title': '例子 登录窗口1', 'url': 'https://morvanzhou.github.io/tutorials/python-basic/tkinter/3-01-example1/'}</text:p>
      <text:p text:style-name="Standard">2018-08-29 17:11:36 [scrapy.core.scraper] DEBUG: Scraped from &lt;200 https://morvanzhou.github.io/tutorials/python-basic/tkinter/2-10-messagebox/&gt;</text:p>
      <text:p text:style-name="Standard">{'title': 'messagebox 弹窗', 'url': 'https://morvanzhou.github.io/tutorials/python-basic/tkinter/2-10-messagebox/'}</text:p>
      <text:p text:style-name="Standard">2018-08-29 17:11:36 [scrapy.core.scraper] DEBUG: Scraped from &lt;200 https://morvanzhou.github.io/tutorials/python-basic/tkinter/3-02-example2/&gt;</text:p>
      <text:p text:style-name="Standard">{'title': '例子 登录窗口2', 'url': 'https://morvanzhou.github.io/tutorials/python-basic/tkinter/3-02-example2/'}</text:p>
      <text:p text:style-name="Standard">2018-08-29 17:11:36 [scrapy.core.engine] DEBUG: Crawled (200) &lt;GET https://morvanzhou.github.io/tutorials/python-basic/tkinter/2-05-scale/&gt; (referer: https://morvanzhou.github.io/tutorials/python-basic/tkinter/)</text:p>
      <text:p text:style-name="Standard">2018-08-29 17:11:36 [scrapy.core.scraper] DEBUG: Scraped from &lt;200 https://morvanzhou.github.io/tutorials/python-basic/tkinter/2-09-frame/&gt;</text:p>
      <text:p text:style-name="Standard">{'title': 'Frame 框架', 'url': 'https://morvanzhou.github.io/tutorials/python-basic/tkinter/2-09-frame/'}</text:p>
      <text:p text:style-name="Standard">2018-08-29 17:11:36 [scrapy.core.scraper] DEBUG: Scraped from &lt;200 https://morvanzhou.github.io/tutorials/python-basic/tkinter/2-07-canvas/&gt;</text:p>
      <text:p text:style-name="Standard">{'title': 'Canvas 画布', 'url': 'https://morvanzhou.github.io/tutorials/python-basic/tkinter/2-07-canvas/'}</text:p>
      <text:p text:style-name="Standard">2018-08-29 17:11:36 [scrapy.core.engine] DEBUG: Crawled (200) &lt;GET https://morvanzhou.github.io/tutorials/python-basic/tkinter/2-03-listbox/&gt; (referer: https://morvanzhou.github.io/tutorials/python-basic/tkinter/)</text:p>
      <text:p text:style-name="Standard">2018-08-29 17:11:36 [scrapy.core.engine] DEBUG: Crawled (200) &lt;GET https://morvanzhou.github.io/tutorials/python-basic/tkinter/2-06-checkbutton/&gt; (referer: https://morvanzhou.github.io/tutorials/python-basic/tkinter/)</text:p>
      <text:p text:style-name="Standard">2018-08-29 17:11:36 [scrapy.core.engine] DEBUG: Crawled (200) &lt;GET https://morvanzhou.github.io/tutorials/python-basic/tkinter/2-01-label-button/&gt; (referer: https://morvanzhou.github.io/tutorials/python-basic/tkinter/)</text:p>
      <text:p text:style-name="Standard">2018-08-29 17:11:36 [scrapy.core.engine] DEBUG: Crawled (200) &lt;GET https://morvanzhou.github.io/tutorials/others/linux-basic/4-02-ssh-from-windows/&gt; (referer: https://morvanzhou.github.io/tutorials/others/linux-basic/)</text:p>
      <text:p text:style-name="Standard">2018-08-29 17:11:36 [scrapy.core.scraper] DEBUG: Scraped from &lt;200 https://morvanzhou.github.io/tutorials/python-basic/tkinter/2-02-entry-text/&gt;</text:p>
      <text:p text:style-name="Standard">{'title': 'Entry &amp; Text 输入, 文本框', 'url': 'https://morvanzhou.github.io/tutorials/python-basic/tkinter/2-02-entry-text/'}</text:p>
      <text:p text:style-name="Standard">2018-08-29 17:11:36 [scrapy.core.scraper] DEBUG: Scraped from &lt;200 https://morvanzhou.github.io/tutorials/python-basic/tkinter/2-05-scale/&gt;</text:p>
      <text:p text:style-name="Standard">{'title': 'Scale 尺度', 'url': 'https://morvanzhou.github.io/tutorials/python-basic/tkinter/2-05-scale/'}</text:p>
      <text:p text:style-name="Standard"><text:soft-page-break/>2018-08-29 17:11:36 [scrapy.core.engine] DEBUG: Crawled (200) &lt;GET https://morvanzhou.github.io/tutorials/python-basic/tkinter/1-1-why/&gt; (referer: https://morvanzhou.github.io/tutorials/python-basic/tkinter/)</text:p>
      <text:p text:style-name="Standard">2018-08-29 17:11:36 [scrapy.core.engine] DEBUG: Crawled (200) &lt;GET https://morvanzhou.github.io/tutorials/python-basic/tkinter/2-04-radiobutton/&gt; (referer: https://morvanzhou.github.io/tutorials/python-basic/tkinter/)</text:p>
      <text:p text:style-name="Standard">2018-08-29 17:11:36 [scrapy.core.scraper] DEBUG: Scraped from &lt;200 https://morvanzhou.github.io/tutorials/python-basic/tkinter/2-03-listbox/&gt;</text:p>
      <text:p text:style-name="Standard">{'title': 'Listbox 列表部件', 'url': 'https://morvanzhou.github.io/tutorials/python-basic/tkinter/2-03-listbox/'}</text:p>
      <text:p text:style-name="Standard">2018-08-29 17:11:36 [scrapy.core.engine] DEBUG: Crawled (200) &lt;GET https://morvanzhou.github.io/tutorials/others/linux-basic/4-03-ssh-from-phone/&gt; (referer: https://morvanzhou.github.io/tutorials/others/linux-basic/)</text:p>
      <text:p text:style-name="Standard">2018-08-29 17:11:36 [scrapy.core.scraper] DEBUG: Scraped from &lt;200 https://morvanzhou.github.io/tutorials/python-basic/tkinter/2-06-checkbutton/&gt;</text:p>
      <text:p text:style-name="Standard">{'title': 'Checkbutton 勾选项', 'url': 'https://morvanzhou.github.io/tutorials/python-basic/tkinter/2-06-checkbutton/'}</text:p>
      <text:p text:style-name="Standard">2018-08-29 17:11:36 [scrapy.core.scraper] DEBUG: Scraped from &lt;200 https://morvanzhou.github.io/tutorials/python-basic/tkinter/2-01-label-button/&gt;</text:p>
      <text:p text:style-name="Standard">{'title': 'Label &amp; Button 标签和按钮', 'url': 'https://morvanzhou.github.io/tutorials/python-basic/tkinter/2-01-label-button/'}</text:p>
      <text:p text:style-name="Standard">2018-08-29 17:11:36 [scrapy.core.scraper] DEBUG: Scraped from &lt;200 https://morvanzhou.github.io/tutorials/others/linux-basic/4-02-ssh-from-windows/&gt;</text:p>
      <text:p text:style-name="Standard">{'title': '怎么样从 Windows 通过 SSH 远程 Linux', 'url': 'https://morvanzhou.github.io/tutorials/others/linux-basic/4-02-ssh-from-windows/'}</text:p>
      <text:p text:style-name="Standard">2018-08-29 17:11:36 [scrapy.core.scraper] DEBUG: Scraped from &lt;200 https://morvanzhou.github.io/tutorials/python-basic/tkinter/1-1-why/&gt;</text:p>
      <text:p text:style-name="Standard">{'title': '什么是 Tkinter', 'url': 'https://morvanzhou.github.io/tutorials/python-basic/tkinter/1-1-why/'}</text:p>
      <text:p text:style-name="Standard">2018-08-29 17:11:36 [scrapy.core.scraper] DEBUG: Scraped from &lt;200 https://morvanzhou.github.io/tutorials/python-basic/tkinter/2-04-radiobutton/&gt;</text:p>
      <text:p text:style-name="Standard">{'title': 'Radiobutton 选择按钮', 'url': 'https://morvanzhou.github.io/tutorials/python-basic/tkinter/2-04-radiobutton/'}</text:p>
      <text:p text:style-name="Standard">2018-08-29 17:11:36 [scrapy.core.engine] DEBUG: Crawled (200) &lt;GET https://morvanzhou.github.io/tutorials/others/linux-basic/2-04-basic-command/&gt; (referer: https://morvanzhou.github.io/tutorials/others/linux-basic/)</text:p>
      <text:p text:style-name="Standard">2018-08-29 17:11:36 [scrapy.core.engine] DEBUG: Crawled (200) &lt;GET https://morvanzhou.github.io/tutorials/others/linux-basic/2-02-basic-command/&gt; (referer: https://morvanzhou.github.io/tutorials/others/linux-basic/)</text:p>
      <text:p text:style-name="Standard">2018-08-29 17:11:36 [scrapy.core.scraper] DEBUG: Scraped from &lt;200 https://morvanzhou.github.io/tutorials/others/linux-basic/4-03-ssh-from-phone/&gt;</text:p>
      <text:p text:style-name="Standard">{'title': '怎么样从手机 (Android安卓/IOS苹果) 通过 SSH 远程 Linux', 'url': 'https://morvanzhou.github.io/tutorials/others/linux-basic/4-03-ssh-from-phone/'}</text:p>
      <text:p text:style-name="Standard">2018-08-29 17:11:36 [scrapy.core.engine] DEBUG: Crawled (200) &lt;GET https://morvanzhou.github.io/tutorials/others/linux-basic/3-01-file-permissions/&gt; (referer: https://morvanzhou.github.io/tutorials/others/linux-basic/)</text:p>
      <text:p text:style-name="Standard">2018-08-29 17:11:36 [scrapy.core.engine] DEBUG: Crawled (200) &lt;GET https://morvanzhou.github.io/tutorials/others/linux-basic/2-01-basic-command/&gt; (referer: https://morvanzhou.github.io/tutorials/others/linux-basic/)</text:p>
      <text:p text:style-name="Standard">2018-08-29 17:11:36 [scrapy.core.scraper] DEBUG: Scraped from &lt;200 https://morvanzhou.github.io/tutorials/others/linux-basic/2-04-basic-command/&gt;</text:p>
      <text:p text:style-name="Standard">{'title': 'Linux 基本指令 nano 和 cat', 'url': 'https://morvanzhou.github.io/tutorials/others/linux-basic/2-04-basic-command/'}</text:p>
      <text:p text:style-name="Standard"><text:soft-page-break/>2018-08-29 17:11:36 [scrapy.core.scraper] DEBUG: Scraped from &lt;200 https://morvanzhou.github.io/tutorials/others/linux-basic/2-02-basic-command/&gt;</text:p>
      <text:p text:style-name="Standard">{'title': 'Linux 基本指令 touch, cp 和 mv', 'url': 'https://morvanzhou.github.io/tutorials/others/linux-basic/2-02-basic-command/'}</text:p>
      <text:p text:style-name="Standard">2018-08-29 17:11:36 [scrapy.core.engine] DEBUG: Crawled (200) &lt;GET https://morvanzhou.github.io/tutorials/others/linux-basic/1-4-install-software/&gt; (referer: https://morvanzhou.github.io/tutorials/others/linux-basic/)</text:p>
      <text:p text:style-name="Standard">2018-08-29 17:11:36 [scrapy.core.scraper] DEBUG: Scraped from &lt;200 https://morvanzhou.github.io/tutorials/others/linux-basic/3-01-file-permissions/&gt;</text:p>
      <text:p text:style-name="Standard">{'title': 'Linux 文件权限', 'url': 'https://morvanzhou.github.io/tutorials/others/linux-basic/3-01-file-permissions/'}</text:p>
      <text:p text:style-name="Standard">2018-08-29 17:11:36 [scrapy.core.engine] DEBUG: Crawled (200) &lt;GET https://morvanzhou.github.io/tutorials/others/linux-basic/1-2-install/&gt; (referer: https://morvanzhou.github.io/tutorials/others/linux-basic/)</text:p>
      <text:p text:style-name="Standard">2018-08-29 17:11:36 [scrapy.core.scraper] DEBUG: Scraped from &lt;200 https://morvanzhou.github.io/tutorials/others/linux-basic/2-01-basic-command/&gt;</text:p>
      <text:p text:style-name="Standard">{'title': 'Linux 基本指令 ls 和 cd', 'url': 'https://morvanzhou.github.io/tutorials/others/linux-basic/2-01-basic-command/'}</text:p>
      <text:p text:style-name="Standard">2018-08-29 17:11:36 [scrapy.core.scraper] DEBUG: Scraped from &lt;200 https://morvanzhou.github.io/tutorials/others/linux-basic/1-4-install-software/&gt;</text:p>
      <text:p text:style-name="Standard">{'title': '给你的 Ubuntu 安装软件', 'url': 'https://morvanzhou.github.io/tutorials/others/linux-basic/1-4-install-software/'}</text:p>
      <text:p text:style-name="Standard">2018-08-29 17:11:36 [scrapy.core.engine] DEBUG: Crawled (200) &lt;GET https://morvanzhou.github.io/tutorials/python-basic/tkinter/2-08-menubar/&gt; (referer: https://morvanzhou.github.io/tutorials/python-basic/tkinter/)</text:p>
      <text:p text:style-name="Standard">2018-08-29 17:11:36 [scrapy.core.engine] DEBUG: Crawled (200) &lt;GET https://morvanzhou.github.io/tutorials/others/linux-basic/1-1-why/&gt; (referer: https://morvanzhou.github.io/tutorials/others/linux-basic/)</text:p>
      <text:p text:style-name="Standard">2018-08-29 17:11:36 [scrapy.core.scraper] DEBUG: Scraped from &lt;200 https://morvanzhou.github.io/tutorials/others/linux-basic/1-2-install/&gt;</text:p>
      <text:p text:style-name="Standard">{'title': '安装 Ubuntu 17.10', 'url': 'https://morvanzhou.github.io/tutorials/others/linux-basic/1-2-install/'}</text:p>
      <text:p text:style-name="Standard">2018-08-29 17:11:36 [scrapy.core.engine] DEBUG: Crawled (200) &lt;GET https://morvanzhou.github.io/tutorials/data-manipulation/plt/5-1-animation/&gt; (referer: https://morvanzhou.github.io/tutorials/data-manipulation/plt/)</text:p>
      <text:p text:style-name="Standard">2018-08-29 17:11:36 [scrapy.core.engine] DEBUG: Crawled (200) &lt;GET https://morvanzhou.github.io/tutorials/data-manipulation/plt/4-4-sencondary-axis/&gt; (referer: https://morvanzhou.github.io/tutorials/data-manipulation/plt/)</text:p>
      <text:p text:style-name="Standard">2018-08-29 17:11:36 [scrapy.core.engine] DEBUG: Crawled (200) &lt;GET https://morvanzhou.github.io/tutorials/others/linux-basic/2-03-basic-command/&gt; (referer: https://morvanzhou.github.io/tutorials/others/linux-basic/)</text:p>
      <text:p text:style-name="Standard">2018-08-29 17:11:36 [scrapy.core.engine] DEBUG: Crawled (200) &lt;GET https://morvanzhou.github.io/tutorials/data-manipulation/plt/4-3-plot-in-plot/&gt; (referer: https://morvanzhou.github.io/tutorials/data-manipulation/plt/)</text:p>
      <text:p text:style-name="Standard">2018-08-29 17:11:36 [scrapy.core.scraper] DEBUG: Scraped from &lt;200 https://morvanzhou.github.io/tutorials/python-basic/tkinter/2-08-menubar/&gt;</text:p>
      <text:p text:style-name="Standard">{'title': 'Menubar 菜单', 'url': 'https://morvanzhou.github.io/tutorials/python-basic/tkinter/2-08-menubar/'}</text:p>
      <text:p text:style-name="Standard">2018-08-29 17:11:36 [scrapy.core.scraper] DEBUG: Scraped from &lt;200 https://morvanzhou.github.io/tutorials/others/linux-basic/1-1-why/&gt;</text:p>
      <text:p text:style-name="Standard">{'title': 'Why Linux?', 'url': 'https://morvanzhou.github.io/tutorials/others/linux-basic/1-1-why/'}</text:p>
      <text:p text:style-name="Standard"><text:soft-page-break/>2018-08-29 17:11:36 [scrapy.core.scraper] DEBUG: Scraped from &lt;200 https://morvanzhou.github.io/tutorials/data-manipulation/plt/5-1-animation/&gt;</text:p>
      <text:p text:style-name="Standard">{'title': 'Animation 动画', 'url': 'https://morvanzhou.github.io/tutorials/data-manipulation/plt/5-1-animation/'}</text:p>
      <text:p text:style-name="Standard">2018-08-29 17:11:37 [scrapy.core.scraper] DEBUG: Scraped from &lt;200 https://morvanzhou.github.io/tutorials/data-manipulation/plt/4-4-sencondary-axis/&gt;</text:p>
      <text:p text:style-name="Standard">{'title': '次坐标轴', 'url': 'https://morvanzhou.github.io/tutorials/data-manipulation/plt/4-4-sencondary-axis/'}</text:p>
      <text:p text:style-name="Standard">2018-08-29 17:11:37 [scrapy.core.engine] DEBUG: Crawled (200) &lt;GET https://morvanzhou.github.io/tutorials/others/linux-basic/4-01-ssh-from-linux-or-mac/&gt; (referer: https://morvanzhou.github.io/tutorials/others/linux-basic/)</text:p>
      <text:p text:style-name="Standard">2018-08-29 17:11:37 [scrapy.core.engine] DEBUG: Crawled (200) &lt;GET https://morvanzhou.github.io/tutorials/data-manipulation/plt/4-2-subplot2/&gt; (referer: https://morvanzhou.github.io/tutorials/data-manipulation/plt/)</text:p>
      <text:p text:style-name="Standard">2018-08-29 17:11:37 [scrapy.core.engine] DEBUG: Crawled (200) &lt;GET https://morvanzhou.github.io/tutorials/data-manipulation/plt/4-1-subpot1/&gt; (referer: https://morvanzhou.github.io/tutorials/data-manipulation/plt/)</text:p>
      <text:p text:style-name="Standard">2018-08-29 17:11:37 [scrapy.core.scraper] DEBUG: Scraped from &lt;200 https://morvanzhou.github.io/tutorials/others/linux-basic/2-03-basic-command/&gt;</text:p>
      <text:p text:style-name="Standard">{'title': 'Linux 基本指令 mkdir, rmdir 和 rm', 'url': 'https://morvanzhou.github.io/tutorials/others/linux-basic/2-03-basic-command/'}</text:p>
      <text:p text:style-name="Standard">2018-08-29 17:11:37 [scrapy.core.scraper] DEBUG: Scraped from &lt;200 https://morvanzhou.github.io/tutorials/data-manipulation/plt/4-3-plot-in-plot/&gt;</text:p>
      <text:p text:style-name="Standard">{'title': '图中图', 'url': 'https://morvanzhou.github.io/tutorials/data-manipulation/plt/4-3-plot-in-plot/'}</text:p>
      <text:p text:style-name="Standard">2018-08-29 17:11:37 [scrapy.core.engine] DEBUG: Crawled (200) &lt;GET https://morvanzhou.github.io/tutorials/data-manipulation/plt/3-2-Bar/&gt; (referer: https://morvanzhou.github.io/tutorials/data-manipulation/plt/)</text:p>
      <text:p text:style-name="Standard">2018-08-29 17:11:37 [scrapy.core.engine] DEBUG: Crawled (200) &lt;GET https://morvanzhou.github.io/tutorials/data-manipulation/plt/3-5-3d/&gt; (referer: https://morvanzhou.github.io/tutorials/data-manipulation/plt/)</text:p>
      <text:p text:style-name="Standard">2018-08-29 17:11:37 [scrapy.core.engine] DEBUG: Crawled (200) &lt;GET https://morvanzhou.github.io/tutorials/others/linux-basic/1-3-system-overview/&gt; (referer: https://morvanzhou.github.io/tutorials/others/linux-basic/)</text:p>
      <text:p text:style-name="Standard">2018-08-29 17:11:37 [scrapy.core.engine] DEBUG: Crawled (200) &lt;GET https://morvanzhou.github.io/tutorials/data-manipulation/plt/3-3-contours/&gt; (referer: https://morvanzhou.github.io/tutorials/data-manipulation/plt/)</text:p>
      <text:p text:style-name="Standard">2018-08-29 17:11:37 [scrapy.core.scraper] DEBUG: Scraped from &lt;200 https://morvanzhou.github.io/tutorials/others/linux-basic/4-01-ssh-from-linux-or-mac/&gt;</text:p>
      <text:p text:style-name="Standard">{'title': '怎么样从 MacOS 或 Linux 通过 SSH 远程 Linux', 'url': 'https://morvanzhou.github.io/tutorials/others/linux-basic/4-01-ssh-from-linux-or-mac/'}</text:p>
      <text:p text:style-name="Standard">2018-08-29 17:11:37 [scrapy.core.engine] DEBUG: Crawled (200) &lt;GET https://morvanzhou.github.io/tutorials/data-manipulation/plt/3-4-image/&gt; (referer: https://morvanzhou.github.io/tutorials/data-manipulation/plt/)</text:p>
      <text:p text:style-name="Standard">2018-08-29 17:11:37 [scrapy.core.scraper] DEBUG: Scraped from &lt;200 https://morvanzhou.github.io/tutorials/data-manipulation/plt/4-2-subplot2/&gt;</text:p>
      <text:p text:style-name="Standard">{'title': 'Subplot 分格显示', 'url': 'https://morvanzhou.github.io/tutorials/data-manipulation/plt/4-2-subplot2/'}</text:p>
      <text:p text:style-name="Standard">2018-08-29 17:11:37 [scrapy.core.scraper] DEBUG: Scraped from &lt;200 https://morvanzhou.github.io/tutorials/data-manipulation/plt/4-1-subpot1/&gt;</text:p>
      <text:p text:style-name="Standard">{'title': 'Subplot 多合一显示', 'url': 'https://morvanzhou.github.io/tutorials/data-manipulation/plt/4-1-subpot1/'}</text:p>
      <text:p text:style-name="Standard"><text:soft-page-break/>2018-08-29 17:11:37 [scrapy.core.scraper] DEBUG: Scraped from &lt;200 https://morvanzhou.github.io/tutorials/data-manipulation/plt/3-2-Bar/&gt;</text:p>
      <text:p text:style-name="Standard">{'title': 'Bar 柱状图', 'url': 'https://morvanzhou.github.io/tutorials/data-manipulation/plt/3-2-Bar/'}</text:p>
      <text:p text:style-name="Standard">2018-08-29 17:11:37 [scrapy.core.scraper] DEBUG: Scraped from &lt;200 https://morvanzhou.github.io/tutorials/data-manipulation/plt/3-5-3d/&gt;</text:p>
      <text:p text:style-name="Standard">{'title': '3D 数据', 'url': 'https://morvanzhou.github.io/tutorials/data-manipulation/plt/3-5-3d/'}</text:p>
      <text:p text:style-name="Standard">2018-08-29 17:11:37 [scrapy.core.scraper] DEBUG: Scraped from &lt;200 https://morvanzhou.github.io/tutorials/others/linux-basic/1-3-system-overview/&gt;</text:p>
      <text:p text:style-name="Standard">{'title': '快速了解 Ubuntu 17.10 基本界面', 'url': 'https://morvanzhou.github.io/tutorials/others/linux-basic/1-3-system-overview/'}</text:p>
      <text:p text:style-name="Standard">2018-08-29 17:11:37 [scrapy.core.engine] DEBUG: Crawled (200) &lt;GET https://morvanzhou.github.io/tutorials/data-manipulation/plt/3-1-scatter/&gt; (referer: https://morvanzhou.github.io/tutorials/data-manipulation/plt/)</text:p>
      <text:p text:style-name="Standard">2018-08-29 17:11:37 [scrapy.core.scraper] DEBUG: Scraped from &lt;200 https://morvanzhou.github.io/tutorials/data-manipulation/plt/3-3-contours/&gt;</text:p>
      <text:p text:style-name="Standard">{'title': 'Contours 等高线图', 'url': 'https://morvanzhou.github.io/tutorials/data-manipulation/plt/3-3-contours/'}</text:p>
      <text:p text:style-name="Standard">2018-08-29 17:11:37 [scrapy.core.scraper] DEBUG: Scraped from &lt;200 https://morvanzhou.github.io/tutorials/data-manipulation/plt/3-4-image/&gt;</text:p>
      <text:p text:style-name="Standard">{'title': 'Image 图片', 'url': 'https://morvanzhou.github.io/tutorials/data-manipulation/plt/3-4-image/'}</text:p>
      <text:p text:style-name="Standard">2018-08-29 17:11:37 [scrapy.core.engine] DEBUG: Crawled (200) &lt;GET https://morvanzhou.github.io/tutorials/data-manipulation/plt/2-5-lagend/&gt; (referer: https://morvanzhou.github.io/tutorials/data-manipulation/plt/)</text:p>
      <text:p text:style-name="Standard">2018-08-29 17:11:37 [scrapy.core.engine] DEBUG: Crawled (200) &lt;GET https://morvanzhou.github.io/tutorials/data-manipulation/plt/2-3-axis1/&gt; (referer: https://morvanzhou.github.io/tutorials/data-manipulation/plt/)</text:p>
      <text:p text:style-name="Standard">2018-08-29 17:11:37 [scrapy.core.engine] DEBUG: Crawled (200) &lt;GET https://morvanzhou.github.io/tutorials/data-manipulation/plt/2-2-figure/&gt; (referer: https://morvanzhou.github.io/tutorials/data-manipulation/plt/)</text:p>
      <text:p text:style-name="Standard">2018-08-29 17:11:37 [scrapy.core.engine] DEBUG: Crawled (200) &lt;GET https://morvanzhou.github.io/tutorials/data-manipulation/plt/2-7-tick-visibility/&gt; (referer: https://morvanzhou.github.io/tutorials/data-manipulation/plt/)</text:p>
      <text:p text:style-name="Standard">2018-08-29 17:11:37 [scrapy.core.engine] DEBUG: Crawled (200) &lt;GET https://morvanzhou.github.io/tutorials/data-manipulation/plt/2-6-annotation/&gt; (referer: https://morvanzhou.github.io/tutorials/data-manipulation/plt/)</text:p>
      <text:p text:style-name="Standard">2018-08-29 17:11:37 [scrapy.core.engine] DEBUG: Crawled (200) &lt;GET https://morvanzhou.github.io/tutorials/data-manipulation/plt/2-4-axis2/&gt; (referer: https://morvanzhou.github.io/tutorials/data-manipulation/plt/)</text:p>
      <text:p text:style-name="Standard">2018-08-29 17:11:37 [scrapy.core.scraper] DEBUG: Scraped from &lt;200 https://morvanzhou.github.io/tutorials/data-manipulation/plt/3-1-scatter/&gt;</text:p>
      <text:p text:style-name="Standard">{'title': 'Scatter 散点图', 'url': 'https://morvanzhou.github.io/tutorials/data-manipulation/plt/3-1-scatter/'}</text:p>
      <text:p text:style-name="Standard">2018-08-29 17:11:37 [scrapy.core.engine] DEBUG: Crawled (200) &lt;GET https://morvanzhou.github.io/tutorials/data-manipulation/plt/2-1-basic-usage/&gt; (referer: https://morvanzhou.github.io/tutorials/data-manipulation/plt/)</text:p>
      <text:p text:style-name="Standard">2018-08-29 17:11:37 [scrapy.core.scraper] DEBUG: Scraped from &lt;200 https://morvanzhou.github.io/tutorials/data-manipulation/plt/2-5-lagend/&gt;</text:p>
      <text:p text:style-name="Standard">{'title': 'Legend 图例', 'url': 'https://morvanzhou.github.io/tutorials/data-manipulation/plt/2-5-lagend/'}</text:p>
      <text:p text:style-name="Standard">2018-08-29 17:11:37 [scrapy.core.scraper] DEBUG: Scraped from &lt;200 https://morvanzhou.github.io/tutorials/data-manipulation/plt/2-3-axis1/&gt;</text:p>
      <text:p text:style-name="Standard">{'title': '设置坐标轴1', 'url': 'https://morvanzhou.github.io/tutorials/data-manipulation/plt/2-3-axis1/'}</text:p>
      <text:p text:style-name="Standard"><text:soft-page-break/>2018-08-29 17:11:37 [scrapy.core.engine] DEBUG: Crawled (200) &lt;GET https://morvanzhou.github.io/tutorials/data-manipulation/scraping/5-02-scrapy/&gt; (referer: https://morvanzhou.github.io/)</text:p>
      <text:p text:style-name="Standard">2018-08-29 17:11:37 [scrapy.core.engine] DEBUG: Crawled (200) &lt;GET https://morvanzhou.github.io/tutorials/data-manipulation/plt/1-2-install/&gt; (referer: https://morvanzhou.github.io/tutorials/data-manipulation/plt/)</text:p>
      <text:p text:style-name="Standard">2018-08-29 17:11:37 [scrapy.core.scraper] DEBUG: Scraped from &lt;200 https://morvanzhou.github.io/tutorials/data-manipulation/plt/2-2-figure/&gt;</text:p>
      <text:p text:style-name="Standard">{'title': 'figure 图像', 'url': 'https://morvanzhou.github.io/tutorials/data-manipulation/plt/2-2-figure/'}</text:p>
      <text:p text:style-name="Standard">2018-08-29 17:11:37 [scrapy.core.scraper] DEBUG: Scraped from &lt;200 https://morvanzhou.github.io/tutorials/data-manipulation/plt/2-7-tick-visibility/&gt;</text:p>
      <text:p text:style-name="Standard">{'title': 'tick 能见度', 'url': 'https://morvanzhou.github.io/tutorials/data-manipulation/plt/2-7-tick-visibility/'}</text:p>
      <text:p text:style-name="Standard">2018-08-29 17:11:37 [scrapy.core.engine] DEBUG: Crawled (200) &lt;GET https://morvanzhou.github.io/tutorials/data-manipulation/plt/1-1-why/&gt; (referer: https://morvanzhou.github.io/tutorials/data-manipulation/plt/)</text:p>
      <text:p text:style-name="Standard">2018-08-29 17:11:37 [scrapy.core.scraper] DEBUG: Scraped from &lt;200 https://morvanzhou.github.io/tutorials/data-manipulation/plt/2-6-annotation/&gt;</text:p>
      <text:p text:style-name="Standard">{'title': 'Annotation 标注', 'url': 'https://morvanzhou.github.io/tutorials/data-manipulation/plt/2-6-annotation/'}</text:p>
      <text:p text:style-name="Standard">2018-08-29 17:11:37 [scrapy.core.scraper] DEBUG: Scraped from &lt;200 https://morvanzhou.github.io/tutorials/data-manipulation/plt/2-4-axis2/&gt;</text:p>
      <text:p text:style-name="Standard">{'title': '设置坐标轴2', 'url': 'https://morvanzhou.github.io/tutorials/data-manipulation/plt/2-4-axis2/'}</text:p>
      <text:p text:style-name="Standard">2018-08-29 17:11:37 [scrapy.core.engine] DEBUG: Crawled (200) &lt;GET https://morvanzhou.github.io/tutorials/machine-learning/ML-intro/&gt; (referer: https://morvanzhou.github.io/)</text:p>
      <text:p text:style-name="Standard">2018-08-29 17:11:37 [scrapy.core.engine] DEBUG: Crawled (200) &lt;GET https://morvanzhou.github.io/tutorials/machine-learning/&gt; (referer: https://morvanzhou.github.io/)</text:p>
      <text:p text:style-name="Standard">2018-08-29 17:11:37 [scrapy.core.scraper] DEBUG: Scraped from &lt;200 https://morvanzhou.github.io/tutorials/data-manipulation/plt/2-1-basic-usage/&gt;</text:p>
      <text:p text:style-name="Standard">{'title': '基本用法', 'url': 'https://morvanzhou.github.io/tutorials/data-manipulation/plt/2-1-basic-usage/'}</text:p>
      <text:p text:style-name="Standard">2018-08-29 17:11:37 [scrapy.core.scraper] DEBUG: Scraped from &lt;200 https://morvanzhou.github.io/tutorials/data-manipulation/scraping/5-02-scrapy/&gt;</text:p>
      <text:p text:style-name="Standard">{'title': '高级爬虫: 高效无忧的 Scrapy 爬虫库', 'url': 'https://morvanzhou.github.io/tutorials/data-manipulation/scraping/5-02-scrapy/'}</text:p>
      <text:p text:style-name="Standard">2018-08-29 17:11:37 [scrapy.core.scraper] DEBUG: Scraped from &lt;200 https://morvanzhou.github.io/tutorials/data-manipulation/plt/1-2-install/&gt;</text:p>
      <text:p text:style-name="Standard">{'title': 'Matplotlib 安装', 'url': 'https://morvanzhou.github.io/tutorials/data-manipulation/plt/1-2-install/'}</text:p>
      <text:p text:style-name="Standard">2018-08-29 17:11:37 [scrapy.core.engine] DEBUG: Crawled (200) &lt;GET https://morvanzhou.github.io/tutorials/data-manipulation/scraping/5-01-selenium/&gt; (referer: https://morvanzhou.github.io/)</text:p>
      <text:p text:style-name="Standard">2018-08-29 17:11:37 [scrapy.core.scraper] DEBUG: Scraped from &lt;200 https://morvanzhou.github.io/tutorials/data-manipulation/plt/1-1-why/&gt;</text:p>
      <text:p text:style-name="Standard">{'title': '为什么用 Matplotlib', 'url': 'https://morvanzhou.github.io/tutorials/data-manipulation/plt/1-1-why/'}</text:p>
      <text:p text:style-name="Standard">2018-08-29 17:11:37 [scrapy.core.scraper] DEBUG: Scraped from &lt;200 https://morvanzhou.github.io/tutorials/machine-learning/ML-intro/&gt;</text:p>
      <text:p text:style-name="Standard">{'title': '有趣的机器学习系列', 'url': 'https://morvanzhou.github.io/tutorials/machine-learning/ML-intro/'}</text:p>
      <text:p text:style-name="Standard"><text:soft-page-break/>2018-08-29 17:11:37 [scrapy.core.engine] DEBUG: Crawled (200) &lt;GET https://morvanzhou.github.io/tutorials/data-manipulation/scraping/1-00-why/&gt; (referer: https://morvanzhou.github.io/)</text:p>
      <text:p text:style-name="Standard">2018-08-29 17:11:37 [scrapy.core.scraper] DEBUG: Scraped from &lt;200 https://morvanzhou.github.io/tutorials/machine-learning/&gt;</text:p>
      <text:p text:style-name="Standard">{'title': '机器学习系列', 'url': 'https://morvanzhou.github.io/tutorials/machine-learning/'}</text:p>
      <text:p text:style-name="Standard">2018-08-29 17:11:37 [scrapy.core.engine] DEBUG: Crawled (200) &lt;GET https://morvanzhou.github.io/tutorials/machine-learning/ML-intro/2-9-transfer-learning/&gt; (referer: https://morvanzhou.github.io/)</text:p>
      <text:p text:style-name="Standard">2018-08-29 17:11:37 [scrapy.core.engine] DEBUG: Crawled (200) &lt;GET https://morvanzhou.github.io/learning-steps/&gt; (referer: https://morvanzhou.github.io/)</text:p>
      <text:p text:style-name="Standard">2018-08-29 17:11:37 [scrapy.core.engine] DEBUG: Crawled (200) &lt;GET https://morvanzhou.github.io/recent-posts/&gt; (referer: https://morvanzhou.github.io/)</text:p>
      <text:p text:style-name="Standard">2018-08-29 17:11:37 [scrapy.core.engine] DEBUG: Crawled (200) &lt;GET https://morvanzhou.github.io/support/&gt; (referer: https://morvanzhou.github.io/)</text:p>
      <text:p text:style-name="Standard">2018-08-29 17:11:37 [scrapy.core.scraper] DEBUG: Scraped from &lt;200 https://morvanzhou.github.io/tutorials/data-manipulation/scraping/5-01-selenium/&gt;</text:p>
      <text:p text:style-name="Standard">{'title': '高级爬虫: 让 Selenium 控制你的浏览器帮你爬', 'url': 'https://morvanzhou.github.io/tutorials/data-manipulation/scraping/5-01-selenium/'}</text:p>
      <text:p text:style-name="Standard">2018-08-29 17:11:37 [scrapy.core.engine] DEBUG: Crawled (200) &lt;GET https://morvanzhou.github.io/about/&gt; (referer: https://morvanzhou.github.io/)</text:p>
      <text:p text:style-name="Standard">2018-08-29 17:11:37 [scrapy.core.engine] DEBUG: Crawled (200) &lt;GET https://morvanzhou.github.io/tutorials/machine-learning/tensorflow/5-16-transfer-learning/&gt; (referer: https://morvanzhou.github.io/)</text:p>
      <text:p text:style-name="Standard">2018-08-29 17:11:37 [scrapy.core.scraper] DEBUG: Scraped from &lt;200 https://morvanzhou.github.io/tutorials/data-manipulation/scraping/1-00-why/&gt;</text:p>
      <text:p text:style-name="Standard">{'title': 'Why?', 'url': 'https://morvanzhou.github.io/tutorials/data-manipulation/scraping/1-00-why/'}</text:p>
      <text:p text:style-name="Standard">2018-08-29 17:11:37 [scrapy.core.scraper] DEBUG: Scraped from &lt;200 https://morvanzhou.github.io/tutorials/machine-learning/ML-intro/2-9-transfer-learning/&gt;</text:p>
      <text:p text:style-name="Standard">{'title': '迁移学习 Transfer Learning', 'url': 'https://morvanzhou.github.io/tutorials/machine-learning/ML-intro/2-9-transfer-learning/'}</text:p>
      <text:p text:style-name="Standard">2018-08-29 17:11:37 [scrapy.core.scraper] DEBUG: Scraped from &lt;200 https://morvanzhou.github.io/learning-steps/&gt;</text:p>
      <text:p text:style-name="Standard">{'title': '推荐学习顺序', 'url': 'https://morvanzhou.github.io/learning-steps/'}</text:p>
      <text:p text:style-name="Standard">2018-08-29 17:11:37 [scrapy.core.scraper] DEBUG: Scraped from &lt;200 https://morvanzhou.github.io/recent-posts/&gt;</text:p>
      <text:p text:style-name="Standard">{'title': '近期更新', 'url': 'https://morvanzhou.github.io/recent-posts/'}</text:p>
      <text:p text:style-name="Standard">2018-08-29 17:11:37 [scrapy.core.engine] DEBUG: Crawled (200) &lt;GET https://morvanzhou.github.io/discuss/&gt; (referer: https://morvanzhou.github.io/)</text:p>
      <text:p text:style-name="Standard">2018-08-29 17:11:37 [scrapy.core.scraper] DEBUG: Scraped from &lt;200 https://morvanzhou.github.io/support/&gt;</text:p>
      <text:p text:style-name="Standard">{'title': '为了更优秀', 'url': 'https://morvanzhou.github.io/support/'}</text:p>
      <text:p text:style-name="Standard">2018-08-29 17:11:37 [scrapy.core.scraper] DEBUG: Scraped from &lt;200 https://morvanzhou.github.io/about/&gt;</text:p>
      <text:p text:style-name="Standard">{'title': '关于莫烦', 'url': 'https://morvanzhou.github.io/about/'}</text:p>
      <text:p text:style-name="Standard">2018-08-29 17:11:37 [scrapy.core.scraper] DEBUG: Scraped from &lt;200 https://morvanzhou.github.io/tutorials/machine-learning/tensorflow/5-16-transfer-learning/&gt;</text:p>
      <text:p text:style-name="Standard">{'title': '迁移学习 Transfer Learning', 'url': 'https://morvanzhou.github.io/tutorials/machine-learning/tensorflow/5-16-transfer-learning/'}</text:p>
      <text:p text:style-name="Standard">2018-08-29 17:11:37 [scrapy.core.scraper] DEBUG: Scraped from &lt;200 https://morvanzhou.github.io/discuss/&gt;</text:p>
      <text:p text:style-name="Standard">{'title': '说吧~', 'url': 'https://morvanzhou.github.io/discuss/'}</text:p>
      <text:p text:style-name="Standard"><text:soft-page-break/>2018-08-29 17:11:37 [scrapy.core.engine] INFO: Closing spider (finished)</text:p>
      <text:p text:style-name="Standard">2018-08-29 17:11:37 [scrapy.extensions.feedexport] INFO: Stored json feed (388 items) in: res.json</text:p>
      <text:p text:style-name="Standard">2018-08-29 17:11:37 [scrapy.statscollectors] INFO: Dumping Scrapy stats:</text:p>
      <text:p text:style-name="Standard">{'downloader/request_bytes': 133331,</text:p>
      <text:p text:style-name="Standard"><text:s/>'downloader/request_count': 389,</text:p>
      <text:p text:style-name="Standard"><text:s/>'downloader/request_method_count/GET': 389,</text:p>
      <text:p text:style-name="Standard"><text:s/>'downloader/response_bytes': 4404265,</text:p>
      <text:p text:style-name="Standard"><text:s/>'downloader/response_count': 389,</text:p>
      <text:p text:style-name="Standard"><text:s/>'downloader/response_status_count/200': 388,</text:p>
      <text:p text:style-name="Standard"><text:s/>'downloader/response_status_count/404': 1,</text:p>
      <text:p text:style-name="Standard"><text:s/>'dupefilter/filtered': 14739,</text:p>
      <text:p text:style-name="Standard"><text:s/>'finish_reason': 'finished',</text:p>
      <text:p text:style-name="Standard"><text:s/>'finish_time': datetime.datetime(2018, 8, 29, 9, 11, 37, 863472),</text:p>
      <text:p text:style-name="Standard"><text:s/>'item_scraped_count': 388,</text:p>
      <text:p text:style-name="Standard"><text:s/>'log_count/DEBUG': 779,</text:p>
      <text:p text:style-name="Standard"><text:s/>'log_count/INFO': 8,</text:p>
      <text:p text:style-name="Standard"><text:s/>'request_depth_max': 5,</text:p>
      <text:p text:style-name="Standard"><text:s/>'response_received_count': 389,</text:p>
      <text:p text:style-name="Standard"><text:s/>'scheduler/dequeued': 388,</text:p>
      <text:p text:style-name="Standard"><text:s/>'scheduler/dequeued/memory': 388,</text:p>
      <text:p text:style-name="Standard"><text:s/>'scheduler/enqueued': 388,</text:p>
      <text:p text:style-name="Standard"><text:s/>'scheduler/enqueued/memory': 388,</text:p>
      <text:p text:style-name="Standard"><text:s/>'start_time': datetime.datetime(2018, 8, 29, 9, 11, 27, 271787)}</text:p>
      <text:p text:style-name="Standard">2018-08-29 17:11:37 [scrapy.core.engine] INFO: Spider closed (finishe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6:56:23.484000000</meta:creation-date>
    <dc:date>2018-08-29T17:17:59.838000000</dc:date>
    <meta:editing-duration>PT1M15S</meta:editing-duration>
    <meta:editing-cycles>1</meta:editing-cycles>
    <meta:document-statistic meta:table-count="0" meta:image-count="0" meta:object-count="0" meta:page-count="55" meta:paragraph-count="1230" meta:word-count="11403" meta:character-count="193394" meta:non-whitespace-character-count="185146"/>
    <meta:generator>LibreOffice/6.1.0.3$Windows_X86_64 LibreOffice_project/efb621ed25068d70781dc026f7e9c5187a4decd1</meta:generator>
  </office:meta>
</office:document-meta>
</file>